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o1" style:family="table-column">
      <style:table-column-properties fo:break-before="auto" style:column-width="1.65805555555556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4.72722222222222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2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Experimen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s/>T_start</text:p>
          </table:table-cell>
          <table:table-cell office:value-type="string" table:style-name="ce3">
            <text:p><text:s/>T_end</text:p>
          </table:table-cell>
          <table:table-cell office:value-type="string" table:style-name="ce2">
            <text:p>T_elapsed (ms)</text:p>
          </table:table-cell>
          <table:table-cell office:value-type="string" table:style-name="ce2">
            <text:p>P_CPU (%)</text:p>
          </table:table-cell>
          <table:table-cell office:value-type="string" table:style-name="ce2">
            <text:p>Pw_CPU (W)</text:p>
          </table:table-cell>
          <table:table-cell office:value-type="string" table:style-name="ce4">
            <text:p>Consumed energy (J=Ws)</text:p>
          </table:table-cell>
          <table:table-cell table:number-columns-repeated="16378" table:style-name="ce2"/>
        </table:table-row>
        <table:table-row table:style-name="ro2">
          <table:table-cell office:value-type="time" office:time-value="PT19H34M0S" table:style-name="ce5">
            <text:p>19:34:00</text:p>
          </table:table-cell>
          <table:table-cell office:value-type="time" office:time-value="PT19H34M1S" table:style-name="ce5">
            <text:p>19:34:01</text:p>
          </table:table-cell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0.11797199999999999" table:formula="of:=[.C3]/1000*[.E3]" table:style-name="ce1">
            <text:p>0,117972</text:p>
          </table:table-cell>
          <table:table-cell table:number-columns-repeated="16378"/>
        </table:table-row>
        <table:table-row table:style-name="ro2">
          <table:table-cell office:value-type="time" office:time-value="PT19H34M1S" table:style-name="ce5">
            <text:p>19:34:01</text:p>
          </table:table-cell>
          <table:table-cell office:value-type="time" office:time-value="PT19H34M2S" table:style-name="ce5">
            <text:p>19:34:02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424999999999997E-2" table:formula="of:=[.C4]/1000*[.E4]" table:style-name="ce1">
            <text:p>0,096425</text:p>
          </table:table-cell>
          <table:table-cell table:number-columns-repeated="16378"/>
        </table:table-row>
        <table:table-row table:style-name="ro2">
          <table:table-cell office:value-type="time" office:time-value="PT19H34M2S" table:style-name="ce5">
            <text:p>19:34:02</text:p>
          </table:table-cell>
          <table:table-cell office:value-type="time" office:time-value="PT19H34M3S" table:style-name="ce5">
            <text:p>19:34:03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0.13600000000000001" table:style-name="ce1">
            <text:p>0,136</text:p>
          </table:table-cell>
          <table:table-cell office:value-type="float" office:value="0.13804" table:formula="of:=[.C5]/1000*[.E5]" table:style-name="ce1">
            <text:p>0,13804</text:p>
          </table:table-cell>
          <table:table-cell table:number-columns-repeated="16378"/>
        </table:table-row>
        <table:table-row table:style-name="ro2">
          <table:table-cell office:value-type="time" office:time-value="PT19H34M3S" table:style-name="ce5">
            <text:p>19:34:03</text:p>
          </table:table-cell>
          <table:table-cell office:value-type="time" office:time-value="PT19H34M4S" table:style-name="ce5">
            <text:p>19:34:04</text:p>
          </table:table-cell>
          <table:table-cell office:value-type="float" office:value="1016" table:style-name="ce1">
            <text:p>1016</text:p>
          </table:table-cell>
          <table:table-cell office:value-type="float" office:value="0.49199999999999999" table:style-name="ce1">
            <text:p>0,492</text:p>
          </table:table-cell>
          <table:table-cell office:value-type="float" office:value="0.108" table:style-name="ce1">
            <text:p>0,108</text:p>
          </table:table-cell>
          <table:table-cell office:value-type="float" office:value="0.10972800000000001" table:formula="of:=[.C6]/1000*[.E6]" table:style-name="ce1">
            <text:p>0,109728</text:p>
          </table:table-cell>
          <table:table-cell table:number-columns-repeated="16378"/>
        </table:table-row>
        <table:table-row table:style-name="ro2">
          <table:table-cell office:value-type="time" office:time-value="PT19H34M4S" table:style-name="ce5">
            <text:p>19:34:04</text:p>
          </table:table-cell>
          <table:table-cell office:value-type="time" office:time-value="PT19H34M5S" table:style-name="ce5">
            <text:p>19:34:05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15" table:style-name="ce1">
            <text:p>0,115</text:p>
          </table:table-cell>
          <table:table-cell office:value-type="float" office:value="0.116725" table:formula="of:=[.C7]/1000*[.E7]" table:style-name="ce1">
            <text:p>0,116725</text:p>
          </table:table-cell>
          <table:table-cell table:number-columns-repeated="16378"/>
        </table:table-row>
        <table:table-row table:style-name="ro2">
          <table:table-cell office:value-type="time" office:time-value="PT19H34M5S" table:style-name="ce5">
            <text:p>19:34:05</text:p>
          </table:table-cell>
          <table:table-cell office:value-type="time" office:time-value="PT19H34M6S" table:style-name="ce5">
            <text:p>19:34:06</text:p>
          </table:table-cell>
          <table:table-cell office:value-type="float" office:value="1015" table:style-name="ce1">
            <text:p>1015</text:p>
          </table:table-cell>
          <table:table-cell office:value-type="float" office:value="0.98499999999999999" table:style-name="ce1">
            <text:p>0,985</text:p>
          </table:table-cell>
          <table:table-cell office:value-type="float" office:value="0.105" table:style-name="ce1">
            <text:p>0,105</text:p>
          </table:table-cell>
          <table:table-cell office:value-type="float" office:value="0.10657499999999999" table:formula="of:=[.C8]/1000*[.E8]" table:style-name="ce1">
            <text:p>0,106575</text:p>
          </table:table-cell>
          <table:table-cell table:number-columns-repeated="16378"/>
        </table:table-row>
        <table:table-row table:style-name="ro2">
          <table:table-cell office:value-type="time" office:time-value="PT19H34M6S" table:style-name="ce5">
            <text:p>19:34:06</text:p>
          </table:table-cell>
          <table:table-cell office:value-type="time" office:time-value="PT19H34M7S" table:style-name="ce5">
            <text:p>19:34:07</text:p>
          </table:table-cell>
          <table:table-cell office:value-type="float" office:value="1016" table:style-name="ce1">
            <text:p>1016</text:p>
          </table:table-cell>
          <table:table-cell office:value-type="float" office:value="0.49199999999999999" table:style-name="ce1">
            <text:p>0,492</text:p>
          </table:table-cell>
          <table:table-cell office:value-type="float" office:value="0.106" table:style-name="ce1">
            <text:p>0,106</text:p>
          </table:table-cell>
          <table:table-cell office:value-type="float" office:value="0.107696" table:formula="of:=[.C9]/1000*[.E9]" table:style-name="ce1">
            <text:p>0,107696</text:p>
          </table:table-cell>
          <table:table-cell table:number-columns-repeated="16378"/>
        </table:table-row>
        <table:table-row table:style-name="ro2">
          <table:table-cell office:value-type="time" office:time-value="PT19H34M7S" table:style-name="ce5">
            <text:p>19:34:07</text:p>
          </table:table-cell>
          <table:table-cell office:value-type="time" office:time-value="PT19H34M8S" table:style-name="ce5">
            <text:p>19:34:08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3600000000000001" table:style-name="ce1">
            <text:p>0,136</text:p>
          </table:table-cell>
          <table:table-cell office:value-type="float" office:value="0.13804" table:formula="of:=[.C10]/1000*[.E10]" table:style-name="ce1">
            <text:p>0,13804</text:p>
          </table:table-cell>
          <table:table-cell table:number-columns-repeated="16378"/>
        </table:table-row>
        <table:table-row table:style-name="ro2">
          <table:table-cell office:value-type="time" office:time-value="PT19H34M8S" table:style-name="ce5">
            <text:p>19:34:08</text:p>
          </table:table-cell>
          <table:table-cell office:value-type="time" office:time-value="PT19H34M9S" table:style-name="ce5">
            <text:p>19:34:09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13" table:style-name="ce1">
            <text:p>0,113</text:p>
          </table:table-cell>
          <table:table-cell office:value-type="float" office:value="0.11469499999999999" table:formula="of:=[.C11]/1000*[.E11]" table:style-name="ce1">
            <text:p>0,114695</text:p>
          </table:table-cell>
          <table:table-cell table:number-columns-repeated="16378"/>
        </table:table-row>
        <table:table-row table:style-name="ro2">
          <table:table-cell office:value-type="time" office:time-value="PT19H34M9S" table:style-name="ce5">
            <text:p>19:34:09</text:p>
          </table:table-cell>
          <table:table-cell office:value-type="time" office:time-value="PT19H34M10S" table:style-name="ce5">
            <text:p>19:34:10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515" table:formula="of:=[.C12]/1000*[.E12]" table:style-name="ce1">
            <text:p>0,102515</text:p>
          </table:table-cell>
          <table:table-cell table:number-columns-repeated="16378"/>
        </table:table-row>
        <table:table-row table:style-name="ro2">
          <table:table-cell office:value-type="time" office:time-value="PT19H34M10S" table:style-name="ce5">
            <text:p>19:34:10</text:p>
          </table:table-cell>
          <table:table-cell office:value-type="time" office:time-value="PT19H34M11S" table:style-name="ce5">
            <text:p>19:34:11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0.129" table:style-name="ce1">
            <text:p>0,129</text:p>
          </table:table-cell>
          <table:table-cell office:value-type="float" office:value="0.130935" table:formula="of:=[.C13]/1000*[.E13]" table:style-name="ce1">
            <text:p>0,130935</text:p>
          </table:table-cell>
          <table:table-cell table:number-columns-repeated="16378"/>
        </table:table-row>
        <table:table-row table:style-name="ro2">
          <table:table-cell office:value-type="time" office:time-value="PT19H34M11S" table:style-name="ce5">
            <text:p>19:34:11</text:p>
          </table:table-cell>
          <table:table-cell office:value-type="time" office:time-value="PT19H34M12S" table:style-name="ce5">
            <text:p>19:34:12</text:p>
          </table:table-cell>
          <table:table-cell office:value-type="float" office:value="1015" table:style-name="ce1">
            <text:p>1015</text:p>
          </table:table-cell>
          <table:table-cell office:value-type="float" office:value="0.98499999999999999" table:style-name="ce1">
            <text:p>0,985</text:p>
          </table:table-cell>
          <table:table-cell office:value-type="float" office:value="0.11" table:style-name="ce1">
            <text:p>0,11</text:p>
          </table:table-cell>
          <table:table-cell office:value-type="float" office:value="0.11164999999999999" table:formula="of:=[.C14]/1000*[.E14]" table:style-name="ce1">
            <text:p>0,11165</text:p>
          </table:table-cell>
          <table:table-cell table:number-columns-repeated="16378"/>
        </table:table-row>
        <table:table-row table:style-name="ro2">
          <table:table-cell office:value-type="time" office:time-value="PT19H34M12S" table:style-name="ce5">
            <text:p>19:34:12</text:p>
          </table:table-cell>
          <table:table-cell office:value-type="time" office:time-value="PT19H34M13S" table:style-name="ce5">
            <text:p>19:34:13</text:p>
          </table:table-cell>
          <table:table-cell office:value-type="float" office:value="1016" table:style-name="ce1">
            <text:p>1016</text:p>
          </table:table-cell>
          <table:table-cell office:value-type="float" office:value="0.73799999999999999" table:style-name="ce1">
            <text:p>0,738</text:p>
          </table:table-cell>
          <table:table-cell office:value-type="float" office:value="0.106" table:style-name="ce1">
            <text:p>0,106</text:p>
          </table:table-cell>
          <table:table-cell office:value-type="float" office:value="0.107696" table:formula="of:=[.C15]/1000*[.E15]" table:style-name="ce1">
            <text:p>0,107696</text:p>
          </table:table-cell>
          <table:table-cell table:number-columns-repeated="16378"/>
        </table:table-row>
        <table:table-row table:style-name="ro2">
          <table:table-cell office:value-type="time" office:time-value="PT19H34M13S" table:style-name="ce5">
            <text:p>19:34:13</text:p>
          </table:table-cell>
          <table:table-cell office:value-type="time" office:time-value="PT19H34M14S" table:style-name="ce5">
            <text:p>19:34:14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439999999999999E-2" table:formula="of:=[.C16]/1000*[.E16]" table:style-name="ce1">
            <text:p>0,09744</text:p>
          </table:table-cell>
          <table:table-cell table:number-columns-repeated="16378"/>
        </table:table-row>
        <table:table-row table:style-name="ro2">
          <table:table-cell office:value-type="time" office:time-value="PT19H34M14S" table:style-name="ce5">
            <text:p>19:34:14</text:p>
          </table:table-cell>
          <table:table-cell office:value-type="time" office:time-value="PT19H34M15S" table:style-name="ce5">
            <text:p>19:34:15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4" table:style-name="ce1">
            <text:p>0,104</text:p>
          </table:table-cell>
          <table:table-cell office:value-type="float" office:value="0.10555999999999999" table:formula="of:=[.C17]/1000*[.E17]" table:style-name="ce1">
            <text:p>0,10556</text:p>
          </table:table-cell>
          <table:table-cell table:number-columns-repeated="16378"/>
        </table:table-row>
        <table:table-row table:style-name="ro2">
          <table:table-cell office:value-type="time" office:time-value="PT19H34M15S" table:style-name="ce5">
            <text:p>19:34:15</text:p>
          </table:table-cell>
          <table:table-cell office:value-type="time" office:time-value="PT19H34M16S" table:style-name="ce5">
            <text:p>19:34:16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52999999999998" table:formula="of:=[.C18]/1000*[.E18]" table:style-name="ce1">
            <text:p>0,10353</text:p>
          </table:table-cell>
          <table:table-cell table:number-columns-repeated="16378"/>
        </table:table-row>
        <table:table-row table:style-name="ro2">
          <table:table-cell office:value-type="time" office:time-value="PT19H34M16S" table:style-name="ce5">
            <text:p>19:34:16</text:p>
          </table:table-cell>
          <table:table-cell office:value-type="time" office:time-value="PT19H34M17S" table:style-name="ce5">
            <text:p>19:34:17</text:p>
          </table:table-cell>
          <table:table-cell office:value-type="float" office:value="1016" table:style-name="ce1">
            <text:p>1016</text:p>
          </table:table-cell>
          <table:table-cell office:value-type="float" office:value="0.73799999999999999" table:style-name="ce1">
            <text:p>0,738</text:p>
          </table:table-cell>
          <table:table-cell office:value-type="float" office:value="0.113" table:style-name="ce1">
            <text:p>0,113</text:p>
          </table:table-cell>
          <table:table-cell office:value-type="float" office:value="0.11480800000000001" table:formula="of:=[.C19]/1000*[.E19]" table:style-name="ce1">
            <text:p>0,114808</text:p>
          </table:table-cell>
          <table:table-cell table:number-columns-repeated="16378"/>
        </table:table-row>
        <table:table-row table:style-name="ro2">
          <table:table-cell office:value-type="time" office:time-value="PT19H34M17S" table:style-name="ce5">
            <text:p>19:34:17</text:p>
          </table:table-cell>
          <table:table-cell office:value-type="time" office:time-value="PT19H34M18S" table:style-name="ce5">
            <text:p>19:34:18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454999999999987E-2" table:formula="of:=[.C20]/1000*[.E20]" table:style-name="ce1">
            <text:p>0,098455</text:p>
          </table:table-cell>
          <table:table-cell table:number-columns-repeated="16378"/>
        </table:table-row>
        <table:table-row table:style-name="ro2">
          <table:table-cell office:value-type="time" office:time-value="PT19H34M18S" table:style-name="ce5">
            <text:p>19:34:18</text:p>
          </table:table-cell>
          <table:table-cell office:value-type="time" office:time-value="PT19H34M19S" table:style-name="ce5">
            <text:p>19:34:19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13" table:style-name="ce1">
            <text:p>0,113</text:p>
          </table:table-cell>
          <table:table-cell office:value-type="float" office:value="0.11469499999999999" table:formula="of:=[.C21]/1000*[.E21]" table:style-name="ce1">
            <text:p>0,114695</text:p>
          </table:table-cell>
          <table:table-cell table:number-columns-repeated="16378"/>
        </table:table-row>
        <table:table-row table:style-name="ro2">
          <table:table-cell office:value-type="time" office:time-value="PT19H34M19S" table:style-name="ce5">
            <text:p>19:34:19</text:p>
          </table:table-cell>
          <table:table-cell office:value-type="time" office:time-value="PT19H34M20S" table:style-name="ce5">
            <text:p>19:34:20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5" table:style-name="ce1">
            <text:p>0,105</text:p>
          </table:table-cell>
          <table:table-cell office:value-type="float" office:value="0.10657499999999999" table:formula="of:=[.C22]/1000*[.E22]" table:style-name="ce1">
            <text:p>0,106575</text:p>
          </table:table-cell>
          <table:table-cell table:number-columns-repeated="16378"/>
        </table:table-row>
        <table:table-row table:style-name="ro2">
          <table:table-cell office:value-type="time" office:time-value="PT19H34M20S" table:style-name="ce5">
            <text:p>19:34:20</text:p>
          </table:table-cell>
          <table:table-cell office:value-type="time" office:time-value="PT19H34M21S" table:style-name="ce5">
            <text:p>19:34:21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358000000000001E-2" table:formula="of:=[.C23]/1000*[.E23]" table:style-name="ce1">
            <text:p>0,098358</text:p>
          </table:table-cell>
          <table:table-cell table:number-columns-repeated="16378"/>
        </table:table-row>
        <table:table-row table:style-name="ro2">
          <table:table-cell office:value-type="time" office:time-value="PT19H34M21S" table:style-name="ce5">
            <text:p>19:34:21</text:p>
          </table:table-cell>
          <table:table-cell office:value-type="time" office:time-value="PT19H34M22S" table:style-name="ce5">
            <text:p>19:34:22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92" table:style-name="ce1">
            <text:p>0,192</text:p>
          </table:table-cell>
          <table:table-cell office:value-type="float" office:value="0.19488" table:formula="of:=[.C24]/1000*[.E24]" table:style-name="ce1">
            <text:p>0,19488</text:p>
          </table:table-cell>
          <table:table-cell table:number-columns-repeated="16378"/>
        </table:table-row>
        <table:table-row table:style-name="ro2">
          <table:table-cell office:value-type="time" office:time-value="PT19H34M22S" table:style-name="ce5">
            <text:p>19:34:22</text:p>
          </table:table-cell>
          <table:table-cell office:value-type="time" office:time-value="PT19H34M23S" table:style-name="ce5">
            <text:p>19:34:23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0.104" table:style-name="ce1">
            <text:p>0,104</text:p>
          </table:table-cell>
          <table:table-cell office:value-type="float" office:value="0.10555999999999999" table:formula="of:=[.C25]/1000*[.E25]" table:style-name="ce1">
            <text:p>0,10556</text:p>
          </table:table-cell>
          <table:table-cell table:number-columns-repeated="16378"/>
        </table:table-row>
        <table:table-row table:style-name="ro2">
          <table:table-cell office:value-type="time" office:time-value="PT19H34M23S" table:style-name="ce5">
            <text:p>19:34:23</text:p>
          </table:table-cell>
          <table:table-cell office:value-type="time" office:time-value="PT19H34M24S" table:style-name="ce5">
            <text:p>19:34:24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469999999999989E-2" table:formula="of:=[.C26]/1000*[.E26]" table:style-name="ce1">
            <text:p>0,09947</text:p>
          </table:table-cell>
          <table:table-cell table:number-columns-repeated="16378"/>
        </table:table-row>
        <table:table-row table:style-name="ro2">
          <table:table-cell office:value-type="time" office:time-value="PT19H34M24S" table:style-name="ce5">
            <text:p>19:34:24</text:p>
          </table:table-cell>
          <table:table-cell office:value-type="time" office:time-value="PT19H34M25S" table:style-name="ce5">
            <text:p>19:34:25</text:p>
          </table:table-cell>
          <table:table-cell office:value-type="float" office:value="1015" table:style-name="ce1">
            <text:p>1015</text:p>
          </table:table-cell>
          <table:table-cell office:value-type="float" office:value="0.246" table:style-name="ce1">
            <text:p>0,246</text:p>
          </table:table-cell>
          <table:table-cell office:value-type="float" office:value="0.113" table:style-name="ce1">
            <text:p>0,113</text:p>
          </table:table-cell>
          <table:table-cell office:value-type="float" office:value="0.11469499999999999" table:formula="of:=[.C27]/1000*[.E27]" table:style-name="ce1">
            <text:p>0,114695</text:p>
          </table:table-cell>
          <table:table-cell table:number-columns-repeated="16378"/>
        </table:table-row>
        <table:table-row table:style-name="ro2">
          <table:table-cell office:value-type="time" office:time-value="PT19H34M25S" table:style-name="ce5">
            <text:p>19:34:25</text:p>
          </table:table-cell>
          <table:table-cell office:value-type="time" office:time-value="PT19H34M26S" table:style-name="ce5">
            <text:p>19:34:26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0.104" table:style-name="ce1">
            <text:p>0,104</text:p>
          </table:table-cell>
          <table:table-cell office:value-type="float" office:value="0.10555999999999999" table:formula="of:=[.C28]/1000*[.E28]" table:style-name="ce1">
            <text:p>0,10556</text:p>
          </table:table-cell>
          <table:table-cell table:number-columns-repeated="16378"/>
        </table:table-row>
        <table:table-row table:style-name="ro2">
          <table:table-cell office:value-type="time" office:time-value="PT19H34M26S" table:style-name="ce5">
            <text:p>19:34:26</text:p>
          </table:table-cell>
          <table:table-cell office:value-type="time" office:time-value="PT19H34M27S" table:style-name="ce5">
            <text:p>19:34:27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11" table:style-name="ce1">
            <text:p>0,111</text:p>
          </table:table-cell>
          <table:table-cell office:value-type="float" office:value="0.112554" table:formula="of:=[.C29]/1000*[.E29]" table:style-name="ce1">
            <text:p>0,112554</text:p>
          </table:table-cell>
          <table:table-cell table:number-columns-repeated="16378"/>
        </table:table-row>
        <table:table-row table:style-name="ro2">
          <table:table-cell office:value-type="time" office:time-value="PT19H34M27S" table:style-name="ce5">
            <text:p>19:34:27</text:p>
          </table:table-cell>
          <table:table-cell office:value-type="time" office:time-value="PT19H34M28S" table:style-name="ce5">
            <text:p>19:34:28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0.114" table:style-name="ce1">
            <text:p>0,114</text:p>
          </table:table-cell>
          <table:table-cell office:value-type="float" office:value="0.11570999999999999" table:formula="of:=[.C30]/1000*[.E30]" table:style-name="ce1">
            <text:p>0,11571</text:p>
          </table:table-cell>
          <table:table-cell table:number-columns-repeated="16378"/>
        </table:table-row>
        <table:table-row table:style-name="ro2">
          <table:table-cell office:value-type="time" office:time-value="PT19H34M28S" table:style-name="ce5">
            <text:p>19:34:28</text:p>
          </table:table-cell>
          <table:table-cell office:value-type="time" office:time-value="PT19H34M29S" table:style-name="ce5">
            <text:p>19:34:29</text:p>
          </table:table-cell>
          <table:table-cell office:value-type="float" office:value="1015" table:style-name="ce1">
            <text:p>1015</text:p>
          </table:table-cell>
          <table:table-cell office:value-type="float" office:value="0.246" table:style-name="ce1">
            <text:p>0,246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52999999999998" table:formula="of:=[.C31]/1000*[.E31]" table:style-name="ce1">
            <text:p>0,10353</text:p>
          </table:table-cell>
          <table:table-cell table:number-columns-repeated="16378"/>
        </table:table-row>
        <table:table-row table:style-name="ro2">
          <table:table-cell office:value-type="time" office:time-value="PT19H34M29S" table:style-name="ce5">
            <text:p>19:34:29</text:p>
          </table:table-cell>
          <table:table-cell office:value-type="time" office:time-value="PT19H34M30S" table:style-name="ce5">
            <text:p>19:34:30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0.105" table:style-name="ce1">
            <text:p>0,105</text:p>
          </table:table-cell>
          <table:table-cell office:value-type="float" office:value="0.10657499999999999" table:formula="of:=[.C32]/1000*[.E32]" table:style-name="ce1">
            <text:p>0,106575</text:p>
          </table:table-cell>
          <table:table-cell table:number-columns-repeated="16378"/>
        </table:table-row>
        <table:table-row table:style-name="ro2">
          <table:table-cell office:value-type="time" office:time-value="PT19H34M30S" table:style-name="ce5">
            <text:p>19:34:30</text:p>
          </table:table-cell>
          <table:table-cell office:value-type="time" office:time-value="PT19H34M31S" table:style-name="ce5">
            <text:p>19:34:31</text:p>
          </table:table-cell>
          <table:table-cell office:value-type="float" office:value="1014" table:style-name="ce1">
            <text:p>1014</text:p>
          </table:table-cell>
          <table:table-cell office:value-type="float" office:value="0.98599999999999999" table:style-name="ce1">
            <text:p>0,986</text:p>
          </table:table-cell>
          <table:table-cell office:value-type="float" office:value="0.104" table:style-name="ce1">
            <text:p>0,104</text:p>
          </table:table-cell>
          <table:table-cell office:value-type="float" office:value="0.10545599999999999" table:formula="of:=[.C33]/1000*[.E33]" table:style-name="ce1">
            <text:p>0,105456</text:p>
          </table:table-cell>
          <table:table-cell table:number-columns-repeated="16378"/>
        </table:table-row>
        <table:table-row table:style-name="ro2">
          <table:table-cell office:value-type="time" office:time-value="PT19H34M31S" table:style-name="ce5">
            <text:p>19:34:31</text:p>
          </table:table-cell>
          <table:table-cell office:value-type="time" office:time-value="PT19H34M32S" table:style-name="ce5">
            <text:p>19:34:32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344E-2" table:formula="of:=[.C34]/1000*[.E34]" table:style-name="ce1">
            <text:p>0,097344</text:p>
          </table:table-cell>
          <table:table-cell table:number-columns-repeated="16378"/>
        </table:table-row>
        <table:table-row table:style-name="ro2">
          <table:table-cell office:value-type="time" office:time-value="PT19H34M32S" table:style-name="ce5">
            <text:p>19:34:32</text:p>
          </table:table-cell>
          <table:table-cell office:value-type="time" office:time-value="PT19H34M33S" table:style-name="ce5">
            <text:p>19:34:33</text:p>
          </table:table-cell>
          <table:table-cell office:value-type="float" office:value="1014" table:style-name="ce1">
            <text:p>1014</text:p>
          </table:table-cell>
          <table:table-cell office:value-type="float" office:value="0.247" table:style-name="ce1">
            <text:p>0,2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358000000000001E-2" table:formula="of:=[.C35]/1000*[.E35]" table:style-name="ce1">
            <text:p>0,098358</text:p>
          </table:table-cell>
          <table:table-cell table:number-columns-repeated="16378"/>
        </table:table-row>
        <table:table-row table:style-name="ro2">
          <table:table-cell office:value-type="time" office:time-value="PT19H34M33S" table:style-name="ce5">
            <text:p>19:34:33</text:p>
          </table:table-cell>
          <table:table-cell office:value-type="time" office:time-value="PT19H34M34S" table:style-name="ce5">
            <text:p>19:34:34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42799999999999" table:formula="of:=[.C36]/1000*[.E36]" table:style-name="ce1">
            <text:p>0,103428</text:p>
          </table:table-cell>
          <table:table-cell table:number-columns-repeated="16378"/>
        </table:table-row>
        <table:table-row table:style-name="ro2">
          <table:table-cell office:value-type="time" office:time-value="PT19H34M34S" table:style-name="ce5">
            <text:p>19:34:34</text:p>
          </table:table-cell>
          <table:table-cell office:value-type="time" office:time-value="PT19H34M35S" table:style-name="ce5">
            <text:p>19:34:35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0.11762400000000001" table:formula="of:=[.C37]/1000*[.E37]" table:style-name="ce1">
            <text:p>0,117624</text:p>
          </table:table-cell>
          <table:table-cell table:number-columns-repeated="16378"/>
        </table:table-row>
        <table:table-row table:style-name="ro2">
          <table:table-cell office:value-type="time" office:time-value="PT19H34M35S" table:style-name="ce5">
            <text:p>19:34:35</text:p>
          </table:table-cell>
          <table:table-cell office:value-type="time" office:time-value="PT19H34M36S" table:style-name="ce5">
            <text:p>19:34:36</text:p>
          </table:table-cell>
          <table:table-cell office:value-type="float" office:value="1014" table:style-name="ce1">
            <text:p>1014</text:p>
          </table:table-cell>
          <table:table-cell office:value-type="float" office:value="1.2330000000000001" table:style-name="ce1">
            <text:p>1,233</text:p>
          </table:table-cell>
          <table:table-cell office:value-type="float" office:value="0.114" table:style-name="ce1">
            <text:p>0,114</text:p>
          </table:table-cell>
          <table:table-cell office:value-type="float" office:value="0.115596" table:formula="of:=[.C38]/1000*[.E38]" table:style-name="ce1">
            <text:p>0,115596</text:p>
          </table:table-cell>
          <table:table-cell table:number-columns-repeated="16378"/>
        </table:table-row>
        <table:table-row table:style-name="ro2">
          <table:table-cell office:value-type="time" office:time-value="PT19H34M36S" table:style-name="ce5">
            <text:p>19:34:36</text:p>
          </table:table-cell>
          <table:table-cell office:value-type="time" office:time-value="PT19H34M37S" table:style-name="ce5">
            <text:p>19:34:37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9" table:style-name="ce1">
            <text:p>0,109</text:p>
          </table:table-cell>
          <table:table-cell office:value-type="float" office:value="0.110526" table:formula="of:=[.C39]/1000*[.E39]" table:style-name="ce1">
            <text:p>0,110526</text:p>
          </table:table-cell>
          <table:table-cell table:number-columns-repeated="16378"/>
        </table:table-row>
        <table:table-row table:style-name="ro2">
          <table:table-cell office:value-type="time" office:time-value="PT19H34M37S" table:style-name="ce5">
            <text:p>19:34:37</text:p>
          </table:table-cell>
          <table:table-cell office:value-type="time" office:time-value="PT19H34M38S" table:style-name="ce5">
            <text:p>19:34:38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4899999999999999" table:style-name="ce1">
            <text:p>0,149</text:p>
          </table:table-cell>
          <table:table-cell office:value-type="float" office:value="0.151086" table:formula="of:=[.C40]/1000*[.E40]" table:style-name="ce1">
            <text:p>0,151086</text:p>
          </table:table-cell>
          <table:table-cell table:number-columns-repeated="16378"/>
        </table:table-row>
        <table:table-row table:style-name="ro2">
          <table:table-cell office:value-type="time" office:time-value="PT19H34M38S" table:style-name="ce5">
            <text:p>19:34:38</text:p>
          </table:table-cell>
          <table:table-cell office:value-type="time" office:time-value="PT19H34M39S" table:style-name="ce5">
            <text:p>19:34:39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2" table:style-name="ce1">
            <text:p>0,12</text:p>
          </table:table-cell>
          <table:table-cell office:value-type="float" office:value="0.12168" table:formula="of:=[.C41]/1000*[.E41]" table:style-name="ce1">
            <text:p>0,12168</text:p>
          </table:table-cell>
          <table:table-cell table:number-columns-repeated="16378"/>
        </table:table-row>
        <table:table-row table:style-name="ro2">
          <table:table-cell office:value-type="time" office:time-value="PT19H34M39S" table:style-name="ce5">
            <text:p>19:34:39</text:p>
          </table:table-cell>
          <table:table-cell office:value-type="time" office:time-value="PT19H34M41S" table:style-name="ce5">
            <text:p>19:34:41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287999999999996E-2" table:formula="of:=[.C42]/1000*[.E42]" table:style-name="ce1">
            <text:p>0,093288</text:p>
          </table:table-cell>
          <table:table-cell table:number-columns-repeated="16378"/>
        </table:table-row>
        <table:table-row table:style-name="ro2">
          <table:table-cell office:value-type="time" office:time-value="PT19H34M41S" table:style-name="ce5">
            <text:p>19:34:41</text:p>
          </table:table-cell>
          <table:table-cell office:value-type="time" office:time-value="PT19H34M42S" table:style-name="ce5">
            <text:p>19:34:42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329999999999999E-2" table:formula="of:=[.C43]/1000*[.E43]" table:style-name="ce1">
            <text:p>0,09633</text:p>
          </table:table-cell>
          <table:table-cell table:number-columns-repeated="16378"/>
        </table:table-row>
        <table:table-row table:style-name="ro2">
          <table:table-cell office:value-type="time" office:time-value="PT19H34M42S" table:style-name="ce5">
            <text:p>19:34:42</text:p>
          </table:table-cell>
          <table:table-cell office:value-type="time" office:time-value="PT19H34M43S" table:style-name="ce5">
            <text:p>19:34:43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48499999999999" table:formula="of:=[.C44]/1000*[.E44]" table:style-name="ce1">
            <text:p>0,100485</text:p>
          </table:table-cell>
          <table:table-cell table:number-columns-repeated="16378"/>
        </table:table-row>
        <table:table-row table:style-name="ro2">
          <table:table-cell office:value-type="time" office:time-value="PT19H34M43S" table:style-name="ce5">
            <text:p>19:34:43</text:p>
          </table:table-cell>
          <table:table-cell office:value-type="time" office:time-value="PT19H34M44S" table:style-name="ce5">
            <text:p>19:34:44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32300000000000001" table:style-name="ce1">
            <text:p>0,323</text:p>
          </table:table-cell>
          <table:table-cell office:value-type="float" office:value="0.32752200000000004" table:formula="of:=[.C45]/1000*[.E45]" table:style-name="ce1">
            <text:p>0,327522</text:p>
          </table:table-cell>
          <table:table-cell table:number-columns-repeated="16378"/>
        </table:table-row>
        <table:table-row table:style-name="ro2">
          <table:table-cell office:value-type="time" office:time-value="PT19H34M44S" table:style-name="ce5">
            <text:p>19:34:44</text:p>
          </table:table-cell>
          <table:table-cell office:value-type="time" office:time-value="PT19H34M45S" table:style-name="ce5">
            <text:p>19:34:45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5" table:style-name="ce1">
            <text:p>0,105</text:p>
          </table:table-cell>
          <table:table-cell office:value-type="float" office:value="0.10647" table:formula="of:=[.C46]/1000*[.E46]" table:style-name="ce1">
            <text:p>0,10647</text:p>
          </table:table-cell>
          <table:table-cell table:number-columns-repeated="16378"/>
        </table:table-row>
        <table:table-row table:style-name="ro2">
          <table:table-cell office:value-type="time" office:time-value="PT19H34M45S" table:style-name="ce5">
            <text:p>19:34:45</text:p>
          </table:table-cell>
          <table:table-cell office:value-type="time" office:time-value="PT19H34M46S" table:style-name="ce5">
            <text:p>19:34:46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0.12" table:style-name="ce1">
            <text:p>0,12</text:p>
          </table:table-cell>
          <table:table-cell office:value-type="float" office:value="0.12179999999999998" table:formula="of:=[.C47]/1000*[.E47]" table:style-name="ce1">
            <text:p>0,1218</text:p>
          </table:table-cell>
          <table:table-cell table:number-columns-repeated="16378"/>
        </table:table-row>
        <table:table-row table:style-name="ro2">
          <table:table-cell office:value-type="time" office:time-value="PT19H34M46S" table:style-name="ce5">
            <text:p>19:34:46</text:p>
          </table:table-cell>
          <table:table-cell office:value-type="time" office:time-value="PT19H34M47S" table:style-name="ce5">
            <text:p>19:34:47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4E-2" table:style-name="ce1">
            <text:p>0,094</text:p>
          </table:table-cell>
          <table:table-cell office:value-type="float" office:value="9.5315999999999998E-2" table:formula="of:=[.C48]/1000*[.E48]" table:style-name="ce1">
            <text:p>0,095316</text:p>
          </table:table-cell>
          <table:table-cell table:number-columns-repeated="16378"/>
        </table:table-row>
        <table:table-row table:style-name="ro2">
          <table:table-cell office:value-type="time" office:time-value="PT19H34M47S" table:style-name="ce5">
            <text:p>19:34:47</text:p>
          </table:table-cell>
          <table:table-cell office:value-type="time" office:time-value="PT19H34M48S" table:style-name="ce5">
            <text:p>19:34:48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4E-2" table:style-name="ce1">
            <text:p>0,094</text:p>
          </table:table-cell>
          <table:table-cell office:value-type="float" office:value="9.5315999999999998E-2" table:formula="of:=[.C49]/1000*[.E49]" table:style-name="ce1">
            <text:p>0,095316</text:p>
          </table:table-cell>
          <table:table-cell table:number-columns-repeated="16378"/>
        </table:table-row>
        <table:table-row table:style-name="ro2">
          <table:table-cell office:value-type="time" office:time-value="PT19H34M48S" table:style-name="ce5">
            <text:p>19:34:48</text:p>
          </table:table-cell>
          <table:table-cell office:value-type="time" office:time-value="PT19H34M49S" table:style-name="ce5">
            <text:p>19:34:49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27200000000000002" table:style-name="ce1">
            <text:p>0,272</text:p>
          </table:table-cell>
          <table:table-cell office:value-type="float" office:value="0.275808" table:formula="of:=[.C50]/1000*[.E50]" table:style-name="ce1">
            <text:p>0,275808</text:p>
          </table:table-cell>
          <table:table-cell table:number-columns-repeated="16378"/>
        </table:table-row>
        <table:table-row table:style-name="ro2">
          <table:table-cell office:value-type="time" office:time-value="PT19H34M49S" table:style-name="ce5">
            <text:p>19:34:49</text:p>
          </table:table-cell>
          <table:table-cell office:value-type="time" office:time-value="PT19H34M50S" table:style-name="ce5">
            <text:p>19:34:50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344E-2" table:formula="of:=[.C51]/1000*[.E51]" table:style-name="ce1">
            <text:p>0,097344</text:p>
          </table:table-cell>
          <table:table-cell table:number-columns-repeated="16378"/>
        </table:table-row>
        <table:table-row table:style-name="ro2">
          <table:table-cell office:value-type="time" office:time-value="PT19H34M50S" table:style-name="ce5">
            <text:p>19:34:50</text:p>
          </table:table-cell>
          <table:table-cell office:value-type="time" office:time-value="PT19H34M51S" table:style-name="ce5">
            <text:p>19:34:51</text:p>
          </table:table-cell>
          <table:table-cell office:value-type="float" office:value="1015" table:style-name="ce1">
            <text:p>1015</text:p>
          </table:table-cell>
          <table:table-cell office:value-type="float" office:value="0.246" table:style-name="ce1">
            <text:p>0,246</text:p>
          </table:table-cell>
          <table:table-cell office:value-type="float" office:value="0.13" table:style-name="ce1">
            <text:p>0,13</text:p>
          </table:table-cell>
          <table:table-cell office:value-type="float" office:value="0.13194999999999998" table:formula="of:=[.C52]/1000*[.E52]" table:style-name="ce1">
            <text:p>0,13195</text:p>
          </table:table-cell>
          <table:table-cell table:number-columns-repeated="16378"/>
        </table:table-row>
        <table:table-row table:style-name="ro2">
          <table:table-cell office:value-type="time" office:time-value="PT19H34M51S" table:style-name="ce5">
            <text:p>19:34:51</text:p>
          </table:table-cell>
          <table:table-cell office:value-type="time" office:time-value="PT19H34M52S" table:style-name="ce5">
            <text:p>19:34:52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24" table:style-name="ce1">
            <text:p>0,124</text:p>
          </table:table-cell>
          <table:table-cell office:value-type="float" office:value="0.12573600000000001" table:formula="of:=[.C53]/1000*[.E53]" table:style-name="ce1">
            <text:p>0,125736</text:p>
          </table:table-cell>
          <table:table-cell table:number-columns-repeated="16378"/>
        </table:table-row>
        <table:table-row table:style-name="ro2">
          <table:table-cell office:value-type="time" office:time-value="PT19H34M52S" table:style-name="ce5">
            <text:p>19:34:52</text:p>
          </table:table-cell>
          <table:table-cell office:value-type="time" office:time-value="PT19H34M53S" table:style-name="ce5">
            <text:p>19:34:53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4" table:style-name="ce1">
            <text:p>0,104</text:p>
          </table:table-cell>
          <table:table-cell office:value-type="float" office:value="0.10535199999999999" table:formula="of:=[.C54]/1000*[.E54]" table:style-name="ce1">
            <text:p>0,105352</text:p>
          </table:table-cell>
          <table:table-cell table:number-columns-repeated="16378"/>
        </table:table-row>
        <table:table-row table:style-name="ro2">
          <table:table-cell office:value-type="time" office:time-value="PT19H34M53S" table:style-name="ce5">
            <text:p>19:34:53</text:p>
          </table:table-cell>
          <table:table-cell office:value-type="time" office:time-value="PT19H34M54S" table:style-name="ce5">
            <text:p>19:34:54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13" table:style-name="ce1">
            <text:p>0,113</text:p>
          </table:table-cell>
          <table:table-cell office:value-type="float" office:value="0.114582" table:formula="of:=[.C55]/1000*[.E55]" table:style-name="ce1">
            <text:p>0,114582</text:p>
          </table:table-cell>
          <table:table-cell table:number-columns-repeated="16378"/>
        </table:table-row>
        <table:table-row table:style-name="ro2">
          <table:table-cell office:value-type="time" office:time-value="PT19H34M54S" table:style-name="ce5">
            <text:p>19:34:54</text:p>
          </table:table-cell>
          <table:table-cell office:value-type="time" office:time-value="PT19H34M55S" table:style-name="ce5">
            <text:p>19:34:55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22" table:style-name="ce1">
            <text:p>0,122</text:p>
          </table:table-cell>
          <table:table-cell office:value-type="float" office:value="0.123708" table:formula="of:=[.C56]/1000*[.E56]" table:style-name="ce1">
            <text:p>0,123708</text:p>
          </table:table-cell>
          <table:table-cell table:number-columns-repeated="16378"/>
        </table:table-row>
        <table:table-row table:style-name="ro2">
          <table:table-cell office:value-type="time" office:time-value="PT19H34M55S" table:style-name="ce5">
            <text:p>19:34:55</text:p>
          </table:table-cell>
          <table:table-cell office:value-type="time" office:time-value="PT19H34M56S" table:style-name="ce5">
            <text:p>19:34:56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9" table:style-name="ce1">
            <text:p>0,109</text:p>
          </table:table-cell>
          <table:table-cell office:value-type="float" office:value="0.110526" table:formula="of:=[.C57]/1000*[.E57]" table:style-name="ce1">
            <text:p>0,110526</text:p>
          </table:table-cell>
          <table:table-cell table:number-columns-repeated="16378"/>
        </table:table-row>
        <table:table-row table:style-name="ro2">
          <table:table-cell office:value-type="time" office:time-value="PT19H34M56S" table:style-name="ce5">
            <text:p>19:34:56</text:p>
          </table:table-cell>
          <table:table-cell office:value-type="time" office:time-value="PT19H34M57S" table:style-name="ce5">
            <text:p>19:34:57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273999999999995E-2" table:formula="of:=[.C58]/1000*[.E58]" table:style-name="ce1">
            <text:p>0,092274</text:p>
          </table:table-cell>
          <table:table-cell table:number-columns-repeated="16378"/>
        </table:table-row>
        <table:table-row table:style-name="ro2">
          <table:table-cell office:value-type="time" office:time-value="PT19H34M57S" table:style-name="ce5">
            <text:p>19:34:57</text:p>
          </table:table-cell>
          <table:table-cell office:value-type="time" office:time-value="PT19H34M58S" table:style-name="ce5">
            <text:p>19:34:58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344E-2" table:formula="of:=[.C59]/1000*[.E59]" table:style-name="ce1">
            <text:p>0,097344</text:p>
          </table:table-cell>
          <table:table-cell table:number-columns-repeated="16378"/>
        </table:table-row>
        <table:table-row table:style-name="ro2">
          <table:table-cell office:value-type="time" office:time-value="PT19H34M58S" table:style-name="ce5">
            <text:p>19:34:58</text:p>
          </table:table-cell>
          <table:table-cell office:value-type="time" office:time-value="PT19H34M59S" table:style-name="ce5">
            <text:p>19:34:59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208999999999987E-2" table:formula="of:=[.C60]/1000*[.E60]" table:style-name="ce1">
            <text:p>0,094209</text:p>
          </table:table-cell>
          <table:table-cell table:number-columns-repeated="16378"/>
        </table:table-row>
        <table:table-row table:style-name="ro2">
          <table:table-cell office:value-type="time" office:time-value="PT19H34M59S" table:style-name="ce5">
            <text:p>19:34:59</text:p>
          </table:table-cell>
          <table:table-cell office:value-type="time" office:time-value="PT19H35M0S" table:style-name="ce5">
            <text:p>19:35:0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287" table:formula="of:=[.C61]/1000*[.E61]" table:style-name="ce1">
            <text:p>0,100287</text:p>
          </table:table-cell>
          <table:table-cell table:number-columns-repeated="16378"/>
        </table:table-row>
        <table:table-row table:style-name="ro2">
          <table:table-cell office:value-type="time" office:time-value="PT19H35M0S" table:style-name="ce5">
            <text:p>19:35:00</text:p>
          </table:table-cell>
          <table:table-cell office:value-type="time" office:time-value="PT19H35M1S" table:style-name="ce5">
            <text:p>19:35:01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4699999999999999" table:style-name="ce1">
            <text:p>0,147</text:p>
          </table:table-cell>
          <table:table-cell office:value-type="float" office:value="0.149058" table:formula="of:=[.C62]/1000*[.E62]" table:style-name="ce1">
            <text:p>0,149058</text:p>
          </table:table-cell>
          <table:table-cell table:number-columns-repeated="16378"/>
        </table:table-row>
        <table:table-row table:style-name="ro2">
          <table:table-cell office:value-type="time" office:time-value="PT19H35M1S" table:style-name="ce5">
            <text:p>19:35:01</text:p>
          </table:table-cell>
          <table:table-cell office:value-type="time" office:time-value="PT19H35M2S" table:style-name="ce5">
            <text:p>19:35:02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15" table:style-name="ce1">
            <text:p>0,115</text:p>
          </table:table-cell>
          <table:table-cell office:value-type="float" office:value="0.11661000000000001" table:formula="of:=[.C63]/1000*[.E63]" table:style-name="ce1">
            <text:p>0,11661</text:p>
          </table:table-cell>
          <table:table-cell table:number-columns-repeated="16378"/>
        </table:table-row>
        <table:table-row table:style-name="ro2">
          <table:table-cell office:value-type="time" office:time-value="PT19H35M2S" table:style-name="ce5">
            <text:p>19:35:02</text:p>
          </table:table-cell>
          <table:table-cell office:value-type="time" office:time-value="PT19H35M3S" table:style-name="ce5">
            <text:p>19:35:03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.10433899999999999" table:formula="of:=[.C64]/1000*[.E64]" table:style-name="ce1">
            <text:p>0,104339</text:p>
          </table:table-cell>
          <table:table-cell table:number-columns-repeated="16378"/>
        </table:table-row>
        <table:table-row table:style-name="ro2">
          <table:table-cell office:value-type="time" office:time-value="PT19H35M3S" table:style-name="ce5">
            <text:p>19:35:03</text:p>
          </table:table-cell>
          <table:table-cell office:value-type="time" office:time-value="PT19H35M4S" table:style-name="ce5">
            <text:p>19:35:04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9" table:style-name="ce1">
            <text:p>0,109</text:p>
          </table:table-cell>
          <table:table-cell office:value-type="float" office:value="0.110526" table:formula="of:=[.C65]/1000*[.E65]" table:style-name="ce1">
            <text:p>0,110526</text:p>
          </table:table-cell>
          <table:table-cell table:number-columns-repeated="16378"/>
        </table:table-row>
        <table:table-row table:style-name="ro2">
          <table:table-cell office:value-type="time" office:time-value="PT19H35M4S" table:style-name="ce5">
            <text:p>19:35:04</text:p>
          </table:table-cell>
          <table:table-cell office:value-type="time" office:time-value="PT19H35M5S" table:style-name="ce5">
            <text:p>19:35:05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4" table:style-name="ce1">
            <text:p>0,104</text:p>
          </table:table-cell>
          <table:table-cell office:value-type="float" office:value="0.10545599999999999" table:formula="of:=[.C66]/1000*[.E66]" table:style-name="ce1">
            <text:p>0,105456</text:p>
          </table:table-cell>
          <table:table-cell table:number-columns-repeated="16378"/>
        </table:table-row>
        <table:table-row table:style-name="ro2">
          <table:table-cell office:value-type="time" office:time-value="PT19H35M5S" table:style-name="ce5">
            <text:p>19:35:05</text:p>
          </table:table-cell>
          <table:table-cell office:value-type="time" office:time-value="PT19H35M6S" table:style-name="ce5">
            <text:p>19:35:06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234999999999987E-2" table:formula="of:=[.C67]/1000*[.E67]" table:style-name="ce1">
            <text:p>0,096235</text:p>
          </table:table-cell>
          <table:table-cell table:number-columns-repeated="16378"/>
        </table:table-row>
        <table:table-row table:style-name="ro2">
          <table:table-cell office:value-type="time" office:time-value="PT19H35M6S" table:style-name="ce5">
            <text:p>19:35:06</text:p>
          </table:table-cell>
          <table:table-cell office:value-type="time" office:time-value="PT19H35M7S" table:style-name="ce5">
            <text:p>19:35:0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68]/1000*[.E68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9H35M7S" table:style-name="ce5">
            <text:p>19:35:07</text:p>
          </table:table-cell>
          <table:table-cell office:value-type="time" office:time-value="PT19H35M8S" table:style-name="ce5">
            <text:p>19:35:08</text:p>
          </table:table-cell>
          <table:table-cell office:value-type="float" office:value="1014" table:style-name="ce1">
            <text:p>1014</text:p>
          </table:table-cell>
          <table:table-cell office:value-type="float" office:value="0.247" table:style-name="ce1">
            <text:p>0,247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386" table:formula="of:=[.C69]/1000*[.E69]" table:style-name="ce1">
            <text:p>0,100386</text:p>
          </table:table-cell>
          <table:table-cell table:number-columns-repeated="16378"/>
        </table:table-row>
        <table:table-row table:style-name="ro2">
          <table:table-cell office:value-type="time" office:time-value="PT19H35M8S" table:style-name="ce5">
            <text:p>19:35:08</text:p>
          </table:table-cell>
          <table:table-cell office:value-type="time" office:time-value="PT19H35M9S" table:style-name="ce5">
            <text:p>19:35:09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329999999999999E-2" table:formula="of:=[.C70]/1000*[.E70]" table:style-name="ce1">
            <text:p>0,09633</text:p>
          </table:table-cell>
          <table:table-cell table:number-columns-repeated="16378"/>
        </table:table-row>
        <table:table-row table:style-name="ro2">
          <table:table-cell office:value-type="time" office:time-value="PT19H35M9S" table:style-name="ce5">
            <text:p>19:35:09</text:p>
          </table:table-cell>
          <table:table-cell office:value-type="time" office:time-value="PT19H35M10S" table:style-name="ce5">
            <text:p>19:35:10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7" table:style-name="ce1">
            <text:p>0,107</text:p>
          </table:table-cell>
          <table:table-cell office:value-type="float" office:value="0.108498" table:formula="of:=[.C71]/1000*[.E71]" table:style-name="ce1">
            <text:p>0,108498</text:p>
          </table:table-cell>
          <table:table-cell table:number-columns-repeated="16378"/>
        </table:table-row>
        <table:table-row table:style-name="ro2">
          <table:table-cell office:value-type="time" office:time-value="PT19H35M10S" table:style-name="ce5">
            <text:p>19:35:10</text:p>
          </table:table-cell>
          <table:table-cell office:value-type="time" office:time-value="PT19H35M11S" table:style-name="ce5">
            <text:p>19:35:11</text:p>
          </table:table-cell>
          <table:table-cell office:value-type="float" office:value="1014" table:style-name="ce1">
            <text:p>1014</text:p>
          </table:table-cell>
          <table:table-cell office:value-type="float" office:value="1.2330000000000001" table:style-name="ce1">
            <text:p>1,233</text:p>
          </table:table-cell>
          <table:table-cell office:value-type="float" office:value="0.126" table:style-name="ce1">
            <text:p>0,126</text:p>
          </table:table-cell>
          <table:table-cell office:value-type="float" office:value="0.12776399999999999" table:formula="of:=[.C72]/1000*[.E72]" table:style-name="ce1">
            <text:p>0,127764</text:p>
          </table:table-cell>
          <table:table-cell table:number-columns-repeated="16378"/>
        </table:table-row>
        <table:table-row table:style-name="ro2">
          <table:table-cell office:value-type="time" office:time-value="PT19H35M11S" table:style-name="ce5">
            <text:p>19:35:11</text:p>
          </table:table-cell>
          <table:table-cell office:value-type="time" office:time-value="PT19H35M12S" table:style-name="ce5">
            <text:p>19:35:12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.10444199999999999" table:formula="of:=[.C73]/1000*[.E73]" table:style-name="ce1">
            <text:p>0,104442</text:p>
          </table:table-cell>
          <table:table-cell table:number-columns-repeated="16378"/>
        </table:table-row>
        <table:table-row table:style-name="ro2">
          <table:table-cell office:value-type="time" office:time-value="PT19H35M12S" table:style-name="ce5">
            <text:p>19:35:12</text:p>
          </table:table-cell>
          <table:table-cell office:value-type="time" office:time-value="PT19H35M13S" table:style-name="ce5">
            <text:p>19:35:13</text:p>
          </table:table-cell>
          <table:table-cell office:value-type="float" office:value="1014" table:style-name="ce1">
            <text:p>1014</text:p>
          </table:table-cell>
          <table:table-cell office:value-type="float" office:value="0.247" table:style-name="ce1">
            <text:p>0,247</text:p>
          </table:table-cell>
          <table:table-cell office:value-type="float" office:value="0.107" table:style-name="ce1">
            <text:p>0,107</text:p>
          </table:table-cell>
          <table:table-cell office:value-type="float" office:value="0.108498" table:formula="of:=[.C74]/1000*[.E74]" table:style-name="ce1">
            <text:p>0,108498</text:p>
          </table:table-cell>
          <table:table-cell table:number-columns-repeated="16378"/>
        </table:table-row>
        <table:table-row table:style-name="ro2">
          <table:table-cell office:value-type="time" office:time-value="PT19H35M13S" table:style-name="ce5">
            <text:p>19:35:13</text:p>
          </table:table-cell>
          <table:table-cell office:value-type="time" office:time-value="PT19H35M14S" table:style-name="ce5">
            <text:p>19:35:14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14" table:style-name="ce1">
            <text:p>0,114</text:p>
          </table:table-cell>
          <table:table-cell office:value-type="float" office:value="0.11548199999999999" table:formula="of:=[.C75]/1000*[.E75]" table:style-name="ce1">
            <text:p>0,115482</text:p>
          </table:table-cell>
          <table:table-cell table:number-columns-repeated="16378"/>
        </table:table-row>
        <table:table-row table:style-name="ro2">
          <table:table-cell office:value-type="time" office:time-value="PT19H35M14S" table:style-name="ce5">
            <text:p>19:35:14</text:p>
          </table:table-cell>
          <table:table-cell office:value-type="time" office:time-value="PT19H35M15S" table:style-name="ce5">
            <text:p>19:35:1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3600000000000001" table:style-name="ce1">
            <text:p>0,136</text:p>
          </table:table-cell>
          <table:table-cell office:value-type="float" office:value="0.137768" table:formula="of:=[.C76]/1000*[.E76]" table:style-name="ce1">
            <text:p>0,137768</text:p>
          </table:table-cell>
          <table:table-cell table:number-columns-repeated="16378"/>
        </table:table-row>
        <table:table-row table:style-name="ro2">
          <table:table-cell office:value-type="time" office:time-value="PT19H35M15S" table:style-name="ce5">
            <text:p>19:35:15</text:p>
          </table:table-cell>
          <table:table-cell office:value-type="time" office:time-value="PT19H35M16S" table:style-name="ce5">
            <text:p>19:35:16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77]/1000*[.E77]" table:style-name="ce1">
            <text:p>0,09117</text:p>
          </table:table-cell>
          <table:table-cell table:number-columns-repeated="16378"/>
        </table:table-row>
        <table:table-row table:style-name="ro2">
          <table:table-cell office:value-type="time" office:time-value="PT19H35M16S" table:style-name="ce5">
            <text:p>19:35:16</text:p>
          </table:table-cell>
          <table:table-cell office:value-type="time" office:time-value="PT19H35M17S" table:style-name="ce5">
            <text:p>19:35:17</text:p>
          </table:table-cell>
          <table:table-cell office:value-type="float" office:value="1014" table:style-name="ce1">
            <text:p>1014</text:p>
          </table:table-cell>
          <table:table-cell office:value-type="float" office:value="0.247" table:style-name="ce1">
            <text:p>0,247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301999999999997E-2" table:formula="of:=[.C78]/1000*[.E78]" table:style-name="ce1">
            <text:p>0,094302</text:p>
          </table:table-cell>
          <table:table-cell table:number-columns-repeated="16378"/>
        </table:table-row>
        <table:table-row table:style-name="ro2">
          <table:table-cell office:value-type="time" office:time-value="PT19H35M17S" table:style-name="ce5">
            <text:p>19:35:17</text:p>
          </table:table-cell>
          <table:table-cell office:value-type="time" office:time-value="PT19H35M18S" table:style-name="ce5">
            <text:p>19:35:18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245999999999993E-2" table:formula="of:=[.C79]/1000*[.E79]" table:style-name="ce1">
            <text:p>0,090246</text:p>
          </table:table-cell>
          <table:table-cell table:number-columns-repeated="16378"/>
        </table:table-row>
        <table:table-row table:style-name="ro2">
          <table:table-cell office:value-type="time" office:time-value="PT19H35M18S" table:style-name="ce5">
            <text:p>19:35:18</text:p>
          </table:table-cell>
          <table:table-cell office:value-type="time" office:time-value="PT19H35M19S" table:style-name="ce5">
            <text:p>19:35:19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11" table:style-name="ce1">
            <text:p>0,111</text:p>
          </table:table-cell>
          <table:table-cell office:value-type="float" office:value="0.112554" table:formula="of:=[.C80]/1000*[.E80]" table:style-name="ce1">
            <text:p>0,112554</text:p>
          </table:table-cell>
          <table:table-cell table:number-columns-repeated="16378"/>
        </table:table-row>
        <table:table-row table:style-name="ro2">
          <table:table-cell office:value-type="time" office:time-value="PT19H35M19S" table:style-name="ce5">
            <text:p>19:35:19</text:p>
          </table:table-cell>
          <table:table-cell office:value-type="time" office:time-value="PT19H35M20S" table:style-name="ce5">
            <text:p>19:35:2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8" table:style-name="ce1">
            <text:p>0,108</text:p>
          </table:table-cell>
          <table:table-cell office:value-type="float" office:value="0.10940399999999999" table:formula="of:=[.C81]/1000*[.E81]" table:style-name="ce1">
            <text:p>0,109404</text:p>
          </table:table-cell>
          <table:table-cell table:number-columns-repeated="16378"/>
        </table:table-row>
        <table:table-row table:style-name="ro2">
          <table:table-cell office:value-type="time" office:time-value="PT19H35M20S" table:style-name="ce5">
            <text:p>19:35:20</text:p>
          </table:table-cell>
          <table:table-cell office:value-type="time" office:time-value="PT19H35M21S" table:style-name="ce5">
            <text:p>19:35:21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1" table:style-name="ce1">
            <text:p>0,11</text:p>
          </table:table-cell>
          <table:table-cell office:value-type="float" office:value="0.11154" table:formula="of:=[.C82]/1000*[.E82]" table:style-name="ce1">
            <text:p>0,11154</text:p>
          </table:table-cell>
          <table:table-cell table:number-columns-repeated="16378"/>
        </table:table-row>
        <table:table-row table:style-name="ro2">
          <table:table-cell office:value-type="time" office:time-value="PT19H35M21S" table:style-name="ce5">
            <text:p>19:35:21</text:p>
          </table:table-cell>
          <table:table-cell office:value-type="time" office:time-value="PT19H35M22S" table:style-name="ce5">
            <text:p>19:35:22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7" table:style-name="ce1">
            <text:p>0,107</text:p>
          </table:table-cell>
          <table:table-cell office:value-type="float" office:value="0.108498" table:formula="of:=[.C83]/1000*[.E83]" table:style-name="ce1">
            <text:p>0,108498</text:p>
          </table:table-cell>
          <table:table-cell table:number-columns-repeated="16378"/>
        </table:table-row>
        <table:table-row table:style-name="ro2">
          <table:table-cell office:value-type="time" office:time-value="PT19H35M22S" table:style-name="ce5">
            <text:p>19:35:22</text:p>
          </table:table-cell>
          <table:table-cell office:value-type="time" office:time-value="PT19H35M23S" table:style-name="ce5">
            <text:p>19:35:23</text:p>
          </table:table-cell>
          <table:table-cell office:value-type="float" office:value="1023" table:style-name="ce1">
            <text:p>1023</text:p>
          </table:table-cell>
          <table:table-cell office:value-type="float" office:value="0.48899999999999999" table:style-name="ce1">
            <text:p>0,489</text:p>
          </table:table-cell>
          <table:table-cell office:value-type="float" office:value="0.12" table:style-name="ce1">
            <text:p>0,12</text:p>
          </table:table-cell>
          <table:table-cell office:value-type="float" office:value="0.12275999999999998" table:formula="of:=[.C84]/1000*[.E84]" table:style-name="ce1">
            <text:p>0,12276</text:p>
          </table:table-cell>
          <table:table-cell table:number-columns-repeated="16378"/>
        </table:table-row>
        <table:table-row table:style-name="ro2">
          <table:table-cell office:value-type="time" office:time-value="PT19H35M23S" table:style-name="ce5">
            <text:p>19:35:23</text:p>
          </table:table-cell>
          <table:table-cell office:value-type="time" office:time-value="PT19H35M24S" table:style-name="ce5">
            <text:p>19:35:24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2" table:style-name="ce1">
            <text:p>0,112</text:p>
          </table:table-cell>
          <table:table-cell office:value-type="float" office:value="0.11345599999999999" table:formula="of:=[.C85]/1000*[.E85]" table:style-name="ce1">
            <text:p>0,113456</text:p>
          </table:table-cell>
          <table:table-cell table:number-columns-repeated="16378"/>
        </table:table-row>
        <table:table-row table:style-name="ro2">
          <table:table-cell office:value-type="time" office:time-value="PT19H35M24S" table:style-name="ce5">
            <text:p>19:35:24</text:p>
          </table:table-cell>
          <table:table-cell office:value-type="time" office:time-value="PT19H35M25S" table:style-name="ce5">
            <text:p>19:35:25</text:p>
          </table:table-cell>
          <table:table-cell office:value-type="float" office:value="1013" table:style-name="ce1">
            <text:p>1013</text:p>
          </table:table-cell>
          <table:table-cell office:value-type="float" office:value="0.98699999999999999" table:style-name="ce1">
            <text:p>0,987</text:p>
          </table:table-cell>
          <table:table-cell office:value-type="float" office:value="0.123" table:style-name="ce1">
            <text:p>0,123</text:p>
          </table:table-cell>
          <table:table-cell office:value-type="float" office:value="0.12459899999999999" table:formula="of:=[.C86]/1000*[.E86]" table:style-name="ce1">
            <text:p>0,124599</text:p>
          </table:table-cell>
          <table:table-cell table:number-columns-repeated="16378"/>
        </table:table-row>
        <table:table-row table:style-name="ro2">
          <table:table-cell office:value-type="time" office:time-value="PT19H35M25S" table:style-name="ce5">
            <text:p>19:35:25</text:p>
          </table:table-cell>
          <table:table-cell office:value-type="time" office:time-value="PT19H35M26S" table:style-name="ce5">
            <text:p>19:35:2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130999999999987E-2" table:formula="of:=[.C87]/1000*[.E87]" table:style-name="ce1">
            <text:p>0,088131</text:p>
          </table:table-cell>
          <table:table-cell table:number-columns-repeated="16378"/>
        </table:table-row>
        <table:table-row table:style-name="ro2">
          <table:table-cell office:value-type="time" office:time-value="PT19H35M26S" table:style-name="ce5">
            <text:p>19:35:26</text:p>
          </table:table-cell>
          <table:table-cell office:value-type="time" office:time-value="PT19H35M27S" table:style-name="ce5">
            <text:p>19:35:27</text:p>
          </table:table-cell>
          <table:table-cell office:value-type="float" office:value="1013" table:style-name="ce1">
            <text:p>1013</text:p>
          </table:table-cell>
          <table:table-cell office:value-type="float" office:value="0.98699999999999999" table:style-name="ce1">
            <text:p>0,98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313" table:formula="of:=[.C88]/1000*[.E88]" table:style-name="ce1">
            <text:p>0,102313</text:p>
          </table:table-cell>
          <table:table-cell table:number-columns-repeated="16378"/>
        </table:table-row>
        <table:table-row table:style-name="ro2">
          <table:table-cell office:value-type="time" office:time-value="PT19H35M27S" table:style-name="ce5">
            <text:p>19:35:27</text:p>
          </table:table-cell>
          <table:table-cell office:value-type="time" office:time-value="PT19H35M28S" table:style-name="ce5">
            <text:p>19:35:2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89]/1000*[.E89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9H35M28S" table:style-name="ce5">
            <text:p>19:35:28</text:p>
          </table:table-cell>
          <table:table-cell office:value-type="time" office:time-value="PT19H35M29S" table:style-name="ce5">
            <text:p>19:35:2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260999999999987E-2" table:formula="of:=[.C90]/1000*[.E90]" table:style-name="ce1">
            <text:p>0,098261</text:p>
          </table:table-cell>
          <table:table-cell table:number-columns-repeated="16378"/>
        </table:table-row>
        <table:table-row table:style-name="ro2">
          <table:table-cell office:value-type="time" office:time-value="PT19H35M29S" table:style-name="ce5">
            <text:p>19:35:29</text:p>
          </table:table-cell>
          <table:table-cell office:value-type="time" office:time-value="PT19H35M30S" table:style-name="ce5">
            <text:p>19:35:30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07" table:style-name="ce1">
            <text:p>0,107</text:p>
          </table:table-cell>
          <table:table-cell office:value-type="float" office:value="0.10839099999999999" table:formula="of:=[.C91]/1000*[.E91]" table:style-name="ce1">
            <text:p>0,108391</text:p>
          </table:table-cell>
          <table:table-cell table:number-columns-repeated="16378"/>
        </table:table-row>
        <table:table-row table:style-name="ro2">
          <table:table-cell office:value-type="time" office:time-value="PT19H35M30S" table:style-name="ce5">
            <text:p>19:35:30</text:p>
          </table:table-cell>
          <table:table-cell office:value-type="time" office:time-value="PT19H35M31S" table:style-name="ce5">
            <text:p>19:35:3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92]/1000*[.E92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9H35M31S" table:style-name="ce5">
            <text:p>19:35:31</text:p>
          </table:table-cell>
          <table:table-cell office:value-type="time" office:time-value="PT19H35M32S" table:style-name="ce5">
            <text:p>19:35:3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93]/1000*[.E93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9H35M32S" table:style-name="ce5">
            <text:p>19:35:32</text:p>
          </table:table-cell>
          <table:table-cell office:value-type="time" office:time-value="PT19H35M33S" table:style-name="ce5">
            <text:p>19:35:33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24" table:style-name="ce1">
            <text:p>0,124</text:p>
          </table:table-cell>
          <table:table-cell office:value-type="float" office:value="0.12561199999999997" table:formula="of:=[.C94]/1000*[.E94]" table:style-name="ce1">
            <text:p>0,125612</text:p>
          </table:table-cell>
          <table:table-cell table:number-columns-repeated="16378"/>
        </table:table-row>
        <table:table-row table:style-name="ro2">
          <table:table-cell office:value-type="time" office:time-value="PT19H35M33S" table:style-name="ce5">
            <text:p>19:35:33</text:p>
          </table:table-cell>
          <table:table-cell office:value-type="time" office:time-value="PT19H35M35S" table:style-name="ce5">
            <text:p>19:35:35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9.4E-2" table:style-name="ce1">
            <text:p>0,094</text:p>
          </table:table-cell>
          <table:table-cell office:value-type="float" office:value="9.5315999999999998E-2" table:formula="of:=[.C95]/1000*[.E95]" table:style-name="ce1">
            <text:p>0,095316</text:p>
          </table:table-cell>
          <table:table-cell table:number-columns-repeated="16378"/>
        </table:table-row>
        <table:table-row table:style-name="ro2">
          <table:table-cell office:value-type="time" office:time-value="PT19H35M35S" table:style-name="ce5">
            <text:p>19:35:35</text:p>
          </table:table-cell>
          <table:table-cell office:value-type="time" office:time-value="PT19H35M36S" table:style-name="ce5">
            <text:p>19:35:3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273999999999987E-2" table:formula="of:=[.C96]/1000*[.E96]" table:style-name="ce1">
            <text:p>0,099274</text:p>
          </table:table-cell>
          <table:table-cell table:number-columns-repeated="16378"/>
        </table:table-row>
        <table:table-row table:style-name="ro2">
          <table:table-cell office:value-type="time" office:time-value="PT19H35M36S" table:style-name="ce5">
            <text:p>19:35:36</text:p>
          </table:table-cell>
          <table:table-cell office:value-type="time" office:time-value="PT19H35M37S" table:style-name="ce5">
            <text:p>19:35:37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247999999999987E-2" table:formula="of:=[.C97]/1000*[.E97]" table:style-name="ce1">
            <text:p>0,097248</text:p>
          </table:table-cell>
          <table:table-cell table:number-columns-repeated="16378"/>
        </table:table-row>
        <table:table-row table:style-name="ro2">
          <table:table-cell office:value-type="time" office:time-value="PT19H35M37S" table:style-name="ce5">
            <text:p>19:35:37</text:p>
          </table:table-cell>
          <table:table-cell office:value-type="time" office:time-value="PT19H35M38S" table:style-name="ce5">
            <text:p>19:35:3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156999999999987E-2" table:formula="of:=[.C98]/1000*[.E98]" table:style-name="ce1">
            <text:p>0,090157</text:p>
          </table:table-cell>
          <table:table-cell table:number-columns-repeated="16378"/>
        </table:table-row>
        <table:table-row table:style-name="ro2">
          <table:table-cell office:value-type="time" office:time-value="PT19H35M38S" table:style-name="ce5">
            <text:p>19:35:38</text:p>
          </table:table-cell>
          <table:table-cell office:value-type="time" office:time-value="PT19H35M39S" table:style-name="ce5">
            <text:p>19:35:39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156999999999987E-2" table:formula="of:=[.C99]/1000*[.E99]" table:style-name="ce1">
            <text:p>0,090157</text:p>
          </table:table-cell>
          <table:table-cell table:number-columns-repeated="16378"/>
        </table:table-row>
        <table:table-row table:style-name="ro2">
          <table:table-cell office:value-type="time" office:time-value="PT19H35M39S" table:style-name="ce5">
            <text:p>19:35:39</text:p>
          </table:table-cell>
          <table:table-cell office:value-type="time" office:time-value="PT19H35M40S" table:style-name="ce5">
            <text:p>19:35:4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5" table:style-name="ce1">
            <text:p>0,105</text:p>
          </table:table-cell>
          <table:table-cell office:value-type="float" office:value="0.10636499999999999" table:formula="of:=[.C100]/1000*[.E100]" table:style-name="ce1">
            <text:p>0,106365</text:p>
          </table:table-cell>
          <table:table-cell table:number-columns-repeated="16378"/>
        </table:table-row>
        <table:table-row table:style-name="ro2">
          <table:table-cell office:value-type="time" office:time-value="PT19H35M40S" table:style-name="ce5">
            <text:p>19:35:40</text:p>
          </table:table-cell>
          <table:table-cell office:value-type="time" office:time-value="PT19H35M41S" table:style-name="ce5">
            <text:p>19:35:4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" table:style-name="ce1">
            <text:p>0,1</text:p>
          </table:table-cell>
          <table:table-cell office:value-type="float" office:value="0.10120000000000001" table:formula="of:=[.C101]/1000*[.E101]" table:style-name="ce1">
            <text:p>0,1012</text:p>
          </table:table-cell>
          <table:table-cell table:number-columns-repeated="16378"/>
        </table:table-row>
        <table:table-row table:style-name="ro2">
          <table:table-cell office:value-type="time" office:time-value="PT19H35M41S" table:style-name="ce5">
            <text:p>19:35:41</text:p>
          </table:table-cell>
          <table:table-cell office:value-type="time" office:time-value="PT19H35M42S" table:style-name="ce5">
            <text:p>19:35:42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88" table:style-name="ce1">
            <text:p>0,188</text:p>
          </table:table-cell>
          <table:table-cell office:value-type="float" office:value="0.19044399999999997" table:formula="of:=[.C102]/1000*[.E102]" table:style-name="ce1">
            <text:p>0,190444</text:p>
          </table:table-cell>
          <table:table-cell table:number-columns-repeated="16378"/>
        </table:table-row>
        <table:table-row table:style-name="ro2">
          <table:table-cell office:value-type="time" office:time-value="PT19H35M42S" table:style-name="ce5">
            <text:p>19:35:42</text:p>
          </table:table-cell>
          <table:table-cell office:value-type="time" office:time-value="PT19H35M43S" table:style-name="ce5">
            <text:p>19:35:43</text:p>
          </table:table-cell>
          <table:table-cell office:value-type="float" office:value="1013" table:style-name="ce1">
            <text:p>1013</text:p>
          </table:table-cell>
          <table:table-cell office:value-type="float" office:value="1.234" table:style-name="ce1">
            <text:p>1,234</text:p>
          </table:table-cell>
          <table:table-cell office:value-type="float" office:value="0.13" table:style-name="ce1">
            <text:p>0,13</text:p>
          </table:table-cell>
          <table:table-cell office:value-type="float" office:value="0.13169" table:formula="of:=[.C103]/1000*[.E103]" table:style-name="ce1">
            <text:p>0,13169</text:p>
          </table:table-cell>
          <table:table-cell table:number-columns-repeated="16378"/>
        </table:table-row>
        <table:table-row table:style-name="ro2">
          <table:table-cell office:value-type="time" office:time-value="PT19H35M43S" table:style-name="ce5">
            <text:p>19:35:43</text:p>
          </table:table-cell>
          <table:table-cell office:value-type="time" office:time-value="PT19H35M44S" table:style-name="ce5">
            <text:p>19:35:4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23" table:style-name="ce1">
            <text:p>0,123</text:p>
          </table:table-cell>
          <table:table-cell office:value-type="float" office:value="0.12459899999999999" table:formula="of:=[.C104]/1000*[.E104]" table:style-name="ce1">
            <text:p>0,124599</text:p>
          </table:table-cell>
          <table:table-cell table:number-columns-repeated="16378"/>
        </table:table-row>
        <table:table-row table:style-name="ro2">
          <table:table-cell office:value-type="time" office:time-value="PT19H35M44S" table:style-name="ce5">
            <text:p>19:35:44</text:p>
          </table:table-cell>
          <table:table-cell office:value-type="time" office:time-value="PT19H35M45S" table:style-name="ce5">
            <text:p>19:35:4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234999999999987E-2" table:formula="of:=[.C105]/1000*[.E105]" table:style-name="ce1">
            <text:p>0,096235</text:p>
          </table:table-cell>
          <table:table-cell table:number-columns-repeated="16378"/>
        </table:table-row>
        <table:table-row table:style-name="ro2">
          <table:table-cell office:value-type="time" office:time-value="PT19H35M45S" table:style-name="ce5">
            <text:p>19:35:45</text:p>
          </table:table-cell>
          <table:table-cell office:value-type="time" office:time-value="PT19H35M46S" table:style-name="ce5">
            <text:p>19:35:4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313" table:formula="of:=[.C106]/1000*[.E106]" table:style-name="ce1">
            <text:p>0,102313</text:p>
          </table:table-cell>
          <table:table-cell table:number-columns-repeated="16378"/>
        </table:table-row>
        <table:table-row table:style-name="ro2">
          <table:table-cell office:value-type="time" office:time-value="PT19H35M46S" table:style-name="ce5">
            <text:p>19:35:46</text:p>
          </table:table-cell>
          <table:table-cell office:value-type="time" office:time-value="PT19H35M47S" table:style-name="ce5">
            <text:p>19:35:4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107]/1000*[.E107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9H35M47S" table:style-name="ce5">
            <text:p>19:35:47</text:p>
          </table:table-cell>
          <table:table-cell office:value-type="time" office:time-value="PT19H35M48S" table:style-name="ce5">
            <text:p>19:35:4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108]/1000*[.E108]" table:style-name="ce1">
            <text:p>0,09117</text:p>
          </table:table-cell>
          <table:table-cell table:number-columns-repeated="16378"/>
        </table:table-row>
        <table:table-row table:style-name="ro2">
          <table:table-cell office:value-type="time" office:time-value="PT19H35M48S" table:style-name="ce5">
            <text:p>19:35:48</text:p>
          </table:table-cell>
          <table:table-cell office:value-type="time" office:time-value="PT19H35M49S" table:style-name="ce5">
            <text:p>19:35:49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156999999999987E-2" table:formula="of:=[.C109]/1000*[.E109]" table:style-name="ce1">
            <text:p>0,090157</text:p>
          </table:table-cell>
          <table:table-cell table:number-columns-repeated="16378"/>
        </table:table-row>
        <table:table-row table:style-name="ro2">
          <table:table-cell office:value-type="time" office:time-value="PT19H35M49S" table:style-name="ce5">
            <text:p>19:35:49</text:p>
          </table:table-cell>
          <table:table-cell office:value-type="time" office:time-value="PT19H35M50S" table:style-name="ce5">
            <text:p>19:35:50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260999999999987E-2" table:formula="of:=[.C110]/1000*[.E110]" table:style-name="ce1">
            <text:p>0,098261</text:p>
          </table:table-cell>
          <table:table-cell table:number-columns-repeated="16378"/>
        </table:table-row>
        <table:table-row table:style-name="ro2">
          <table:table-cell office:value-type="time" office:time-value="PT19H35M50S" table:style-name="ce5">
            <text:p>19:35:50</text:p>
          </table:table-cell>
          <table:table-cell office:value-type="time" office:time-value="PT19H35M51S" table:style-name="ce5">
            <text:p>19:35:51</text:p>
          </table:table-cell>
          <table:table-cell office:value-type="float" office:value="1014" table:style-name="ce1">
            <text:p>1014</text:p>
          </table:table-cell>
          <table:table-cell office:value-type="float" office:value="0.98599999999999999" table:style-name="ce1">
            <text:p>0,986</text:p>
          </table:table-cell>
          <table:table-cell office:value-type="float" office:value="0.104" table:style-name="ce1">
            <text:p>0,104</text:p>
          </table:table-cell>
          <table:table-cell office:value-type="float" office:value="0.10545599999999999" table:formula="of:=[.C111]/1000*[.E111]" table:style-name="ce1">
            <text:p>0,105456</text:p>
          </table:table-cell>
          <table:table-cell table:number-columns-repeated="16378"/>
        </table:table-row>
        <table:table-row table:style-name="ro2">
          <table:table-cell office:value-type="time" office:time-value="PT19H35M51S" table:style-name="ce5">
            <text:p>19:35:51</text:p>
          </table:table-cell>
          <table:table-cell office:value-type="time" office:time-value="PT19H35M52S" table:style-name="ce5">
            <text:p>19:35:5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067999999999995E-2" table:formula="of:=[.C112]/1000*[.E112]" table:style-name="ce1">
            <text:p>0,090068</text:p>
          </table:table-cell>
          <table:table-cell table:number-columns-repeated="16378"/>
        </table:table-row>
        <table:table-row table:style-name="ro2">
          <table:table-cell office:value-type="time" office:time-value="PT19H35M52S" table:style-name="ce5">
            <text:p>19:35:52</text:p>
          </table:table-cell>
          <table:table-cell office:value-type="time" office:time-value="PT19H35M53S" table:style-name="ce5">
            <text:p>19:35:53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113]/1000*[.E113]" table:style-name="ce1">
            <text:p>0,09117</text:p>
          </table:table-cell>
          <table:table-cell table:number-columns-repeated="16378"/>
        </table:table-row>
        <table:table-row table:style-name="ro1">
          <table:table-cell table:number-columns-repeated="2" table:style-name="ce3"/>
          <table:table-cell table:number-columns-repeated="2" table:style-name="ce2"/>
          <table:table-cell office:value-type="string" table:style-name="ce2">
            <text:p>Total energy</text:p>
          </table:table-cell>
          <table:table-cell office:value-type="float" office:value="12.461255000000003" table:formula="of:=SUM([.F3:.F113])" table:style-name="ce2">
            <text:p>12,461255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3">
            <text:p>Experiment 2</text:p>
          </table:table-cell>
          <table:table-cell table:style-name="ce3"/>
          <table:table-cell table:number-columns-repeated="3" table:style-name="ce2"/>
          <table:table-cell table:style-name="ce1"/>
          <table:table-cell table:number-columns-repeated="16378" table:style-name="ce2"/>
        </table:table-row>
        <table:table-row table:style-name="ro2">
          <table:table-cell office:value-type="time" office:time-value="PT19H37M0S" table:style-name="ce5">
            <text:p>19:37:00</text:p>
          </table:table-cell>
          <table:table-cell office:value-type="time" office:time-value="PT19H37M1S" table:style-name="ce5">
            <text:p>19:37:0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116]/1000*[.E116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9H37M1S" table:style-name="ce5">
            <text:p>19:37:01</text:p>
          </table:table-cell>
          <table:table-cell office:value-type="time" office:time-value="PT19H37M2S" table:style-name="ce5">
            <text:p>19:37:0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.10433899999999999" table:formula="of:=[.C117]/1000*[.E117]" table:style-name="ce1">
            <text:p>0,104339</text:p>
          </table:table-cell>
          <table:table-cell table:number-columns-repeated="16378"/>
        </table:table-row>
        <table:table-row table:style-name="ro2">
          <table:table-cell office:value-type="time" office:time-value="PT19H37M2S" table:style-name="ce5">
            <text:p>19:37:02</text:p>
          </table:table-cell>
          <table:table-cell office:value-type="time" office:time-value="PT19H37M3S" table:style-name="ce5">
            <text:p>19:37:03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118]/1000*[.E118]" table:style-name="ce1">
            <text:p>0,09117</text:p>
          </table:table-cell>
          <table:table-cell table:number-columns-repeated="16378"/>
        </table:table-row>
        <table:table-row table:style-name="ro2">
          <table:table-cell office:value-type="time" office:time-value="PT19H37M3S" table:style-name="ce5">
            <text:p>19:37:03</text:p>
          </table:table-cell>
          <table:table-cell office:value-type="time" office:time-value="PT19H37M4S" table:style-name="ce5">
            <text:p>19:37:0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119]/1000*[.E119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9H37M4S" table:style-name="ce5">
            <text:p>19:37:04</text:p>
          </table:table-cell>
          <table:table-cell office:value-type="time" office:time-value="PT19H37M5S" table:style-name="ce5">
            <text:p>19:37:0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22" table:style-name="ce1">
            <text:p>0,122</text:p>
          </table:table-cell>
          <table:table-cell office:value-type="float" office:value="0.12358599999999999" table:formula="of:=[.C120]/1000*[.E120]" table:style-name="ce1">
            <text:p>0,123586</text:p>
          </table:table-cell>
          <table:table-cell table:number-columns-repeated="16378"/>
        </table:table-row>
        <table:table-row table:style-name="ro2">
          <table:table-cell office:value-type="time" office:time-value="PT19H37M5S" table:style-name="ce5">
            <text:p>19:37:05</text:p>
          </table:table-cell>
          <table:table-cell office:value-type="time" office:time-value="PT19H37M6S" table:style-name="ce5">
            <text:p>19:37:0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121]/1000*[.E121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9H37M6S" table:style-name="ce5">
            <text:p>19:37:06</text:p>
          </table:table-cell>
          <table:table-cell office:value-type="time" office:time-value="PT19H37M7S" table:style-name="ce5">
            <text:p>19:37:0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122]/1000*[.E122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9H37M7S" table:style-name="ce5">
            <text:p>19:37:07</text:p>
          </table:table-cell>
          <table:table-cell office:value-type="time" office:time-value="PT19H37M8S" table:style-name="ce5">
            <text:p>19:37:08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23" table:style-name="ce1">
            <text:p>0,123</text:p>
          </table:table-cell>
          <table:table-cell office:value-type="float" office:value="0.12459899999999999" table:formula="of:=[.C123]/1000*[.E123]" table:style-name="ce1">
            <text:p>0,124599</text:p>
          </table:table-cell>
          <table:table-cell table:number-columns-repeated="16378"/>
        </table:table-row>
        <table:table-row table:style-name="ro2">
          <table:table-cell office:value-type="time" office:time-value="PT19H37M8S" table:style-name="ce5">
            <text:p>19:37:08</text:p>
          </table:table-cell>
          <table:table-cell office:value-type="time" office:time-value="PT19H37M9S" table:style-name="ce5">
            <text:p>19:37:0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7.9948000000000005E-2" table:formula="of:=[.C124]/1000*[.E124]" table:style-name="ce1">
            <text:p>0,079948</text:p>
          </table:table-cell>
          <table:table-cell table:number-columns-repeated="16378"/>
        </table:table-row>
        <table:table-row table:style-name="ro2">
          <table:table-cell office:value-type="time" office:time-value="PT19H37M9S" table:style-name="ce5">
            <text:p>19:37:09</text:p>
          </table:table-cell>
          <table:table-cell office:value-type="time" office:time-value="PT19H37M10S" table:style-name="ce5">
            <text:p>19:37:1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7" table:style-name="ce1">
            <text:p>0,107</text:p>
          </table:table-cell>
          <table:table-cell office:value-type="float" office:value="0.10839099999999999" table:formula="of:=[.C125]/1000*[.E125]" table:style-name="ce1">
            <text:p>0,108391</text:p>
          </table:table-cell>
          <table:table-cell table:number-columns-repeated="16378"/>
        </table:table-row>
        <table:table-row table:style-name="ro2">
          <table:table-cell office:value-type="time" office:time-value="PT19H37M10S" table:style-name="ce5">
            <text:p>19:37:10</text:p>
          </table:table-cell>
          <table:table-cell office:value-type="time" office:time-value="PT19H37M11S" table:style-name="ce5">
            <text:p>19:37:1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126]/1000*[.E126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9H37M11S" table:style-name="ce5">
            <text:p>19:37:11</text:p>
          </table:table-cell>
          <table:table-cell office:value-type="time" office:time-value="PT19H37M12S" table:style-name="ce5">
            <text:p>19:37:1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127]/1000*[.E127]" table:style-name="ce1">
            <text:p>0,09117</text:p>
          </table:table-cell>
          <table:table-cell table:number-columns-repeated="16378"/>
        </table:table-row>
        <table:table-row table:style-name="ro2">
          <table:table-cell office:value-type="time" office:time-value="PT19H37M12S" table:style-name="ce5">
            <text:p>19:37:12</text:p>
          </table:table-cell>
          <table:table-cell office:value-type="time" office:time-value="PT19H37M13S" table:style-name="ce5">
            <text:p>19:37:1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140000000000003E-2" table:formula="of:=[.C128]/1000*[.E128]" table:style-name="ce1">
            <text:p>0,09614</text:p>
          </table:table-cell>
          <table:table-cell table:number-columns-repeated="16378"/>
        </table:table-row>
        <table:table-row table:style-name="ro2">
          <table:table-cell office:value-type="time" office:time-value="PT19H37M13S" table:style-name="ce5">
            <text:p>19:37:13</text:p>
          </table:table-cell>
          <table:table-cell office:value-type="time" office:time-value="PT19H37M14S" table:style-name="ce5">
            <text:p>19:37:14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32599999999999" table:formula="of:=[.C129]/1000*[.E129]" table:style-name="ce1">
            <text:p>0,103326</text:p>
          </table:table-cell>
          <table:table-cell table:number-columns-repeated="16378"/>
        </table:table-row>
        <table:table-row table:style-name="ro2">
          <table:table-cell office:value-type="time" office:time-value="PT19H37M14S" table:style-name="ce5">
            <text:p>19:37:14</text:p>
          </table:table-cell>
          <table:table-cell office:value-type="time" office:time-value="PT19H37M15S" table:style-name="ce5">
            <text:p>19:37:1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23" table:style-name="ce1">
            <text:p>0,123</text:p>
          </table:table-cell>
          <table:table-cell office:value-type="float" office:value="0.12459899999999999" table:formula="of:=[.C130]/1000*[.E130]" table:style-name="ce1">
            <text:p>0,124599</text:p>
          </table:table-cell>
          <table:table-cell table:number-columns-repeated="16378"/>
        </table:table-row>
        <table:table-row table:style-name="ro2">
          <table:table-cell office:value-type="time" office:time-value="PT19H37M15S" table:style-name="ce5">
            <text:p>19:37:15</text:p>
          </table:table-cell>
          <table:table-cell office:value-type="time" office:time-value="PT19H37M16S" table:style-name="ce5">
            <text:p>19:37:1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131]/1000*[.E131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9H37M16S" table:style-name="ce5">
            <text:p>19:37:16</text:p>
          </table:table-cell>
          <table:table-cell office:value-type="time" office:time-value="PT19H37M17S" table:style-name="ce5">
            <text:p>19:37:17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132]/1000*[.E132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9H37M17S" table:style-name="ce5">
            <text:p>19:37:17</text:p>
          </table:table-cell>
          <table:table-cell office:value-type="time" office:time-value="PT19H37M18S" table:style-name="ce5">
            <text:p>19:37:18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208999999999987E-2" table:formula="of:=[.C133]/1000*[.E133]" table:style-name="ce1">
            <text:p>0,094209</text:p>
          </table:table-cell>
          <table:table-cell table:number-columns-repeated="16378"/>
        </table:table-row>
        <table:table-row table:style-name="ro2">
          <table:table-cell office:value-type="time" office:time-value="PT19H37M18S" table:style-name="ce5">
            <text:p>19:37:18</text:p>
          </table:table-cell>
          <table:table-cell office:value-type="time" office:time-value="PT19H37M19S" table:style-name="ce5">
            <text:p>19:37:19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59" table:style-name="ce1">
            <text:p>0,159</text:p>
          </table:table-cell>
          <table:table-cell office:value-type="float" office:value="0.16122600000000001" table:formula="of:=[.C134]/1000*[.E134]" table:style-name="ce1">
            <text:p>0,161226</text:p>
          </table:table-cell>
          <table:table-cell table:number-columns-repeated="16378"/>
        </table:table-row>
        <table:table-row table:style-name="ro2">
          <table:table-cell office:value-type="time" office:time-value="PT19H37M19S" table:style-name="ce5">
            <text:p>19:37:19</text:p>
          </table:table-cell>
          <table:table-cell office:value-type="time" office:time-value="PT19H37M20S" table:style-name="ce5">
            <text:p>19:37:2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0.12042799999999999" table:formula="of:=[.C135]/1000*[.E135]" table:style-name="ce1">
            <text:p>0,120428</text:p>
          </table:table-cell>
          <table:table-cell table:number-columns-repeated="16378"/>
        </table:table-row>
        <table:table-row table:style-name="ro2">
          <table:table-cell office:value-type="time" office:time-value="PT19H37M20S" table:style-name="ce5">
            <text:p>19:37:20</text:p>
          </table:table-cell>
          <table:table-cell office:value-type="time" office:time-value="PT19H37M21S" table:style-name="ce5">
            <text:p>19:37:2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136]/1000*[.E136]" table:style-name="ce1">
            <text:p>0,09117</text:p>
          </table:table-cell>
          <table:table-cell table:number-columns-repeated="16378"/>
        </table:table-row>
        <table:table-row table:style-name="ro2">
          <table:table-cell office:value-type="time" office:time-value="PT19H37M21S" table:style-name="ce5">
            <text:p>19:37:21</text:p>
          </table:table-cell>
          <table:table-cell office:value-type="time" office:time-value="PT19H37M22S" table:style-name="ce5">
            <text:p>19:37:2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8" table:style-name="ce1">
            <text:p>0,108</text:p>
          </table:table-cell>
          <table:table-cell office:value-type="float" office:value="0.109296" table:formula="of:=[.C137]/1000*[.E137]" table:style-name="ce1">
            <text:p>0,109296</text:p>
          </table:table-cell>
          <table:table-cell table:number-columns-repeated="16378"/>
        </table:table-row>
        <table:table-row table:style-name="ro2">
          <table:table-cell office:value-type="time" office:time-value="PT19H37M22S" table:style-name="ce5">
            <text:p>19:37:22</text:p>
          </table:table-cell>
          <table:table-cell office:value-type="time" office:time-value="PT19H37M23S" table:style-name="ce5">
            <text:p>19:37:2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27" table:style-name="ce1">
            <text:p>0,127</text:p>
          </table:table-cell>
          <table:table-cell office:value-type="float" office:value="0.12865099999999999" table:formula="of:=[.C138]/1000*[.E138]" table:style-name="ce1">
            <text:p>0,128651</text:p>
          </table:table-cell>
          <table:table-cell table:number-columns-repeated="16378"/>
        </table:table-row>
        <table:table-row table:style-name="ro2">
          <table:table-cell office:value-type="time" office:time-value="PT19H37M23S" table:style-name="ce5">
            <text:p>19:37:23</text:p>
          </table:table-cell>
          <table:table-cell office:value-type="time" office:time-value="PT19H37M24S" table:style-name="ce5">
            <text:p>19:37:24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87999999999987E-2" table:formula="of:=[.C139]/1000*[.E139]" table:style-name="ce1">
            <text:p>0,076988</text:p>
          </table:table-cell>
          <table:table-cell table:number-columns-repeated="16378"/>
        </table:table-row>
        <table:table-row table:style-name="ro2">
          <table:table-cell office:value-type="time" office:time-value="PT19H37M24S" table:style-name="ce5">
            <text:p>19:37:24</text:p>
          </table:table-cell>
          <table:table-cell office:value-type="time" office:time-value="PT19H37M25S" table:style-name="ce5">
            <text:p>19:37:2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27" table:style-name="ce1">
            <text:p>0,127</text:p>
          </table:table-cell>
          <table:table-cell office:value-type="float" office:value="0.12865099999999999" table:formula="of:=[.C140]/1000*[.E140]" table:style-name="ce1">
            <text:p>0,128651</text:p>
          </table:table-cell>
          <table:table-cell table:number-columns-repeated="16378"/>
        </table:table-row>
        <table:table-row table:style-name="ro2">
          <table:table-cell office:value-type="time" office:time-value="PT19H37M25S" table:style-name="ce5">
            <text:p>19:37:25</text:p>
          </table:table-cell>
          <table:table-cell office:value-type="time" office:time-value="PT19H37M26S" table:style-name="ce5">
            <text:p>19:37:26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2984000000000002E-2" table:formula="of:=[.C141]/1000*[.E141]" table:style-name="ce1">
            <text:p>0,082984</text:p>
          </table:table-cell>
          <table:table-cell table:number-columns-repeated="16378"/>
        </table:table-row>
        <table:table-row table:style-name="ro2">
          <table:table-cell office:value-type="time" office:time-value="PT19H37M26S" table:style-name="ce5">
            <text:p>19:37:26</text:p>
          </table:table-cell>
          <table:table-cell office:value-type="time" office:time-value="PT19H37M27S" table:style-name="ce5">
            <text:p>19:37:27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142]/1000*[.E142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9H37M27S" table:style-name="ce5">
            <text:p>19:37:27</text:p>
          </table:table-cell>
          <table:table-cell office:value-type="time" office:time-value="PT19H37M28S" table:style-name="ce5">
            <text:p>19:37:28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143]/1000*[.E143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37M28S" table:style-name="ce5">
            <text:p>19:37:28</text:p>
          </table:table-cell>
          <table:table-cell office:value-type="time" office:time-value="PT19H37M29S" table:style-name="ce5">
            <text:p>19:37:29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8.0026999999999987E-2" table:formula="of:=[.C144]/1000*[.E144]" table:style-name="ce1">
            <text:p>0,080027</text:p>
          </table:table-cell>
          <table:table-cell table:number-columns-repeated="16378"/>
        </table:table-row>
        <table:table-row table:style-name="ro2">
          <table:table-cell office:value-type="time" office:time-value="PT19H37M29S" table:style-name="ce5">
            <text:p>19:37:29</text:p>
          </table:table-cell>
          <table:table-cell office:value-type="time" office:time-value="PT19H37M30S" table:style-name="ce5">
            <text:p>19:37:3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0.117508" table:formula="of:=[.C145]/1000*[.E145]" table:style-name="ce1">
            <text:p>0,117508</text:p>
          </table:table-cell>
          <table:table-cell table:number-columns-repeated="16378"/>
        </table:table-row>
        <table:table-row table:style-name="ro2">
          <table:table-cell office:value-type="time" office:time-value="PT19H37M30S" table:style-name="ce5">
            <text:p>19:37:30</text:p>
          </table:table-cell>
          <table:table-cell office:value-type="time" office:time-value="PT19H37M32S" table:style-name="ce5">
            <text:p>19:37:3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146]/1000*[.E146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9H37M32S" table:style-name="ce5">
            <text:p>19:37:32</text:p>
          </table:table-cell>
          <table:table-cell office:value-type="time" office:time-value="PT19H37M33S" table:style-name="ce5">
            <text:p>19:37:3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176E-2" table:formula="of:=[.C147]/1000*[.E147]" table:style-name="ce1">
            <text:p>0,099176</text:p>
          </table:table-cell>
          <table:table-cell table:number-columns-repeated="16378"/>
        </table:table-row>
        <table:table-row table:style-name="ro2">
          <table:table-cell office:value-type="time" office:time-value="PT19H37M33S" table:style-name="ce5">
            <text:p>19:37:33</text:p>
          </table:table-cell>
          <table:table-cell office:value-type="time" office:time-value="PT19H37M34S" table:style-name="ce5">
            <text:p>19:37:3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234999999999987E-2" table:formula="of:=[.C148]/1000*[.E148]" table:style-name="ce1">
            <text:p>0,096235</text:p>
          </table:table-cell>
          <table:table-cell table:number-columns-repeated="16378"/>
        </table:table-row>
        <table:table-row table:style-name="ro2">
          <table:table-cell office:value-type="time" office:time-value="PT19H37M34S" table:style-name="ce5">
            <text:p>19:37:34</text:p>
          </table:table-cell>
          <table:table-cell office:value-type="time" office:time-value="PT19H37M35S" table:style-name="ce5">
            <text:p>19:37:3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260999999999987E-2" table:formula="of:=[.C149]/1000*[.E149]" table:style-name="ce1">
            <text:p>0,098261</text:p>
          </table:table-cell>
          <table:table-cell table:number-columns-repeated="16378"/>
        </table:table-row>
        <table:table-row table:style-name="ro2">
          <table:table-cell office:value-type="time" office:time-value="PT19H37M35S" table:style-name="ce5">
            <text:p>19:37:35</text:p>
          </table:table-cell>
          <table:table-cell office:value-type="time" office:time-value="PT19H37M36S" table:style-name="ce5">
            <text:p>19:37:3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" table:style-name="ce1">
            <text:p>0,1</text:p>
          </table:table-cell>
          <table:table-cell office:value-type="float" office:value="0.1013" table:formula="of:=[.C150]/1000*[.E150]" table:style-name="ce1">
            <text:p>0,1013</text:p>
          </table:table-cell>
          <table:table-cell table:number-columns-repeated="16378"/>
        </table:table-row>
        <table:table-row table:style-name="ro2">
          <table:table-cell office:value-type="time" office:time-value="PT19H37M36S" table:style-name="ce5">
            <text:p>19:37:36</text:p>
          </table:table-cell>
          <table:table-cell office:value-type="time" office:time-value="PT19H37M37S" table:style-name="ce5">
            <text:p>19:37:37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9013999999999987E-2" table:formula="of:=[.C151]/1000*[.E151]" table:style-name="ce1">
            <text:p>0,079014</text:p>
          </table:table-cell>
          <table:table-cell table:number-columns-repeated="16378"/>
        </table:table-row>
        <table:table-row table:style-name="ro2">
          <table:table-cell office:value-type="time" office:time-value="PT19H37M37S" table:style-name="ce5">
            <text:p>19:37:37</text:p>
          </table:table-cell>
          <table:table-cell office:value-type="time" office:time-value="PT19H37M38S" table:style-name="ce5">
            <text:p>19:37:38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14" table:style-name="ce1">
            <text:p>0,114</text:p>
          </table:table-cell>
          <table:table-cell office:value-type="float" office:value="0.115596" table:formula="of:=[.C152]/1000*[.E152]" table:style-name="ce1">
            <text:p>0,115596</text:p>
          </table:table-cell>
          <table:table-cell table:number-columns-repeated="16378"/>
        </table:table-row>
        <table:table-row table:style-name="ro2">
          <table:table-cell office:value-type="time" office:time-value="PT19H37M38S" table:style-name="ce5">
            <text:p>19:37:38</text:p>
          </table:table-cell>
          <table:table-cell office:value-type="time" office:time-value="PT19H37M39S" table:style-name="ce5">
            <text:p>19:37:3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1039999999999987E-2" table:formula="of:=[.C153]/1000*[.E153]" table:style-name="ce1">
            <text:p>0,08104</text:p>
          </table:table-cell>
          <table:table-cell table:number-columns-repeated="16378"/>
        </table:table-row>
        <table:table-row table:style-name="ro2">
          <table:table-cell office:value-type="time" office:time-value="PT19H37M39S" table:style-name="ce5">
            <text:p>19:37:39</text:p>
          </table:table-cell>
          <table:table-cell office:value-type="time" office:time-value="PT19H37M40S" table:style-name="ce5">
            <text:p>19:37:4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188" table:formula="of:=[.C154]/1000*[.E154]" table:style-name="ce1">
            <text:p>0,100188</text:p>
          </table:table-cell>
          <table:table-cell table:number-columns-repeated="16378"/>
        </table:table-row>
        <table:table-row table:style-name="ro2">
          <table:table-cell office:value-type="time" office:time-value="PT19H37M40S" table:style-name="ce5">
            <text:p>19:37:40</text:p>
          </table:table-cell>
          <table:table-cell office:value-type="time" office:time-value="PT19H37M41S" table:style-name="ce5">
            <text:p>19:37:4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155]/1000*[.E155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9H37M41S" table:style-name="ce5">
            <text:p>19:37:41</text:p>
          </table:table-cell>
          <table:table-cell office:value-type="time" office:time-value="PT19H37M42S" table:style-name="ce5">
            <text:p>19:37:4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156999999999987E-2" table:formula="of:=[.C156]/1000*[.E156]" table:style-name="ce1">
            <text:p>0,090157</text:p>
          </table:table-cell>
          <table:table-cell table:number-columns-repeated="16378"/>
        </table:table-row>
        <table:table-row table:style-name="ro2">
          <table:table-cell office:value-type="time" office:time-value="PT19H37M42S" table:style-name="ce5">
            <text:p>19:37:42</text:p>
          </table:table-cell>
          <table:table-cell office:value-type="time" office:time-value="PT19H37M43S" table:style-name="ce5">
            <text:p>19:37:4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116000000000005E-2" table:formula="of:=[.C157]/1000*[.E157]" table:style-name="ce1">
            <text:p>0,094116</text:p>
          </table:table-cell>
          <table:table-cell table:number-columns-repeated="16378"/>
        </table:table-row>
        <table:table-row table:style-name="ro2">
          <table:table-cell office:value-type="time" office:time-value="PT19H37M43S" table:style-name="ce5">
            <text:p>19:37:43</text:p>
          </table:table-cell>
          <table:table-cell office:value-type="time" office:time-value="PT19H37M44S" table:style-name="ce5">
            <text:p>19:37:4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5" table:style-name="ce1">
            <text:p>0,105</text:p>
          </table:table-cell>
          <table:table-cell office:value-type="float" office:value="0.10625999999999999" table:formula="of:=[.C158]/1000*[.E158]" table:style-name="ce1">
            <text:p>0,10626</text:p>
          </table:table-cell>
          <table:table-cell table:number-columns-repeated="16378"/>
        </table:table-row>
        <table:table-row table:style-name="ro2">
          <table:table-cell office:value-type="time" office:time-value="PT19H37M44S" table:style-name="ce5">
            <text:p>19:37:44</text:p>
          </table:table-cell>
          <table:table-cell office:value-type="time" office:time-value="PT19H37M45S" table:style-name="ce5">
            <text:p>19:37:4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11" table:style-name="ce1">
            <text:p>0,111</text:p>
          </table:table-cell>
          <table:table-cell office:value-type="float" office:value="0.11244299999999999" table:formula="of:=[.C159]/1000*[.E159]" table:style-name="ce1">
            <text:p>0,112443</text:p>
          </table:table-cell>
          <table:table-cell table:number-columns-repeated="16378"/>
        </table:table-row>
        <table:table-row table:style-name="ro2">
          <table:table-cell office:value-type="time" office:time-value="PT19H37M45S" table:style-name="ce5">
            <text:p>19:37:45</text:p>
          </table:table-cell>
          <table:table-cell office:value-type="time" office:time-value="PT19H37M46S" table:style-name="ce5">
            <text:p>19:37:4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4079000000000001E-2" table:formula="of:=[.C160]/1000*[.E160]" table:style-name="ce1">
            <text:p>0,084079</text:p>
          </table:table-cell>
          <table:table-cell table:number-columns-repeated="16378"/>
        </table:table-row>
        <table:table-row table:style-name="ro2">
          <table:table-cell office:value-type="time" office:time-value="PT19H37M46S" table:style-name="ce5">
            <text:p>19:37:46</text:p>
          </table:table-cell>
          <table:table-cell office:value-type="time" office:time-value="PT19H37M47S" table:style-name="ce5">
            <text:p>19:37:47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7.9948000000000005E-2" table:formula="of:=[.C161]/1000*[.E161]" table:style-name="ce1">
            <text:p>0,079948</text:p>
          </table:table-cell>
          <table:table-cell table:number-columns-repeated="16378"/>
        </table:table-row>
        <table:table-row table:style-name="ro2">
          <table:table-cell office:value-type="time" office:time-value="PT19H37M47S" table:style-name="ce5">
            <text:p>19:37:47</text:p>
          </table:table-cell>
          <table:table-cell office:value-type="time" office:time-value="PT19H37M48S" table:style-name="ce5">
            <text:p>19:37:4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162]/1000*[.E162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9H37M48S" table:style-name="ce5">
            <text:p>19:37:48</text:p>
          </table:table-cell>
          <table:table-cell office:value-type="time" office:time-value="PT19H37M49S" table:style-name="ce5">
            <text:p>19:37:49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163]/1000*[.E163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9H37M49S" table:style-name="ce5">
            <text:p>19:37:49</text:p>
          </table:table-cell>
          <table:table-cell office:value-type="time" office:time-value="PT19H37M50S" table:style-name="ce5">
            <text:p>19:37:5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164]/1000*[.E164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9H37M50S" table:style-name="ce5">
            <text:p>19:37:50</text:p>
          </table:table-cell>
          <table:table-cell office:value-type="time" office:time-value="PT19H37M51S" table:style-name="ce5">
            <text:p>19:37:51</text:p>
          </table:table-cell>
          <table:table-cell office:value-type="float" office:value="1013" table:style-name="ce1">
            <text:p>1013</text:p>
          </table:table-cell>
          <table:table-cell office:value-type="float" office:value="0.98699999999999999" table:style-name="ce1">
            <text:p>0,98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313" table:formula="of:=[.C165]/1000*[.E165]" table:style-name="ce1">
            <text:p>0,102313</text:p>
          </table:table-cell>
          <table:table-cell table:number-columns-repeated="16378"/>
        </table:table-row>
        <table:table-row table:style-name="ro2">
          <table:table-cell office:value-type="time" office:time-value="PT19H37M51S" table:style-name="ce5">
            <text:p>19:37:51</text:p>
          </table:table-cell>
          <table:table-cell office:value-type="time" office:time-value="PT19H37M52S" table:style-name="ce5">
            <text:p>19:37:5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117999999999987E-2" table:formula="of:=[.C166]/1000*[.E166]" table:style-name="ce1">
            <text:p>0,087118</text:p>
          </table:table-cell>
          <table:table-cell table:number-columns-repeated="16378"/>
        </table:table-row>
        <table:table-row table:style-name="ro2">
          <table:table-cell office:value-type="time" office:time-value="PT19H37M52S" table:style-name="ce5">
            <text:p>19:37:52</text:p>
          </table:table-cell>
          <table:table-cell office:value-type="time" office:time-value="PT19H37M53S" table:style-name="ce5">
            <text:p>19:37:5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0.11941599999999999" table:formula="of:=[.C167]/1000*[.E167]" table:style-name="ce1">
            <text:p>0,119416</text:p>
          </table:table-cell>
          <table:table-cell table:number-columns-repeated="16378"/>
        </table:table-row>
        <table:table-row table:style-name="ro2">
          <table:table-cell office:value-type="time" office:time-value="PT19H37M53S" table:style-name="ce5">
            <text:p>19:37:53</text:p>
          </table:table-cell>
          <table:table-cell office:value-type="time" office:time-value="PT19H37M54S" table:style-name="ce5">
            <text:p>19:37:5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168]/1000*[.E168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9H37M54S" table:style-name="ce5">
            <text:p>19:37:54</text:p>
          </table:table-cell>
          <table:table-cell office:value-type="time" office:time-value="PT19H37M55S" table:style-name="ce5">
            <text:p>19:37:55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11" table:style-name="ce1">
            <text:p>0,111</text:p>
          </table:table-cell>
          <table:table-cell office:value-type="float" office:value="0.11244299999999999" table:formula="of:=[.C169]/1000*[.E169]" table:style-name="ce1">
            <text:p>0,112443</text:p>
          </table:table-cell>
          <table:table-cell table:number-columns-repeated="16378"/>
        </table:table-row>
        <table:table-row table:style-name="ro2">
          <table:table-cell office:value-type="time" office:time-value="PT19H37M55S" table:style-name="ce5">
            <text:p>19:37:55</text:p>
          </table:table-cell>
          <table:table-cell office:value-type="time" office:time-value="PT19H37M56S" table:style-name="ce5">
            <text:p>19:37:56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6500000000000001" table:style-name="ce1">
            <text:p>0,165</text:p>
          </table:table-cell>
          <table:table-cell office:value-type="float" office:value="0.16731000000000001" table:formula="of:=[.C170]/1000*[.E170]" table:style-name="ce1">
            <text:p>0,16731</text:p>
          </table:table-cell>
          <table:table-cell table:number-columns-repeated="16378"/>
        </table:table-row>
        <table:table-row table:style-name="ro2">
          <table:table-cell office:value-type="time" office:time-value="PT19H37M56S" table:style-name="ce5">
            <text:p>19:37:56</text:p>
          </table:table-cell>
          <table:table-cell office:value-type="time" office:time-value="PT19H37M57S" table:style-name="ce5">
            <text:p>19:37:5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171]/1000*[.E171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9H37M57S" table:style-name="ce5">
            <text:p>19:37:57</text:p>
          </table:table-cell>
          <table:table-cell office:value-type="time" office:time-value="PT19H37M58S" table:style-name="ce5">
            <text:p>19:37:5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.10433899999999999" table:formula="of:=[.C172]/1000*[.E172]" table:style-name="ce1">
            <text:p>0,104339</text:p>
          </table:table-cell>
          <table:table-cell table:number-columns-repeated="16378"/>
        </table:table-row>
        <table:table-row table:style-name="ro2">
          <table:table-cell office:value-type="time" office:time-value="PT19H37M58S" table:style-name="ce5">
            <text:p>19:37:58</text:p>
          </table:table-cell>
          <table:table-cell office:value-type="time" office:time-value="PT19H37M59S" table:style-name="ce5">
            <text:p>19:37:59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4079000000000001E-2" table:formula="of:=[.C173]/1000*[.E173]" table:style-name="ce1">
            <text:p>0,084079</text:p>
          </table:table-cell>
          <table:table-cell table:number-columns-repeated="16378"/>
        </table:table-row>
        <table:table-row table:style-name="ro2">
          <table:table-cell office:value-type="time" office:time-value="PT19H37M59S" table:style-name="ce5">
            <text:p>19:37:59</text:p>
          </table:table-cell>
          <table:table-cell office:value-type="time" office:time-value="PT19H38M0S" table:style-name="ce5">
            <text:p>19:38:0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11" table:style-name="ce1">
            <text:p>0,111</text:p>
          </table:table-cell>
          <table:table-cell office:value-type="float" office:value="0.11244299999999999" table:formula="of:=[.C174]/1000*[.E174]" table:style-name="ce1">
            <text:p>0,112443</text:p>
          </table:table-cell>
          <table:table-cell table:number-columns-repeated="16378"/>
        </table:table-row>
        <table:table-row table:style-name="ro2">
          <table:table-cell office:value-type="time" office:time-value="PT19H38M0S" table:style-name="ce5">
            <text:p>19:38:00</text:p>
          </table:table-cell>
          <table:table-cell office:value-type="time" office:time-value="PT19H38M1S" table:style-name="ce5">
            <text:p>19:38:0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140000000000003E-2" table:formula="of:=[.C175]/1000*[.E175]" table:style-name="ce1">
            <text:p>0,09614</text:p>
          </table:table-cell>
          <table:table-cell table:number-columns-repeated="16378"/>
        </table:table-row>
        <table:table-row table:style-name="ro2">
          <table:table-cell office:value-type="time" office:time-value="PT19H38M1S" table:style-name="ce5">
            <text:p>19:38:01</text:p>
          </table:table-cell>
          <table:table-cell office:value-type="time" office:time-value="PT19H38M2S" table:style-name="ce5">
            <text:p>19:38:0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176]/1000*[.E176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9H38M2S" table:style-name="ce5">
            <text:p>19:38:02</text:p>
          </table:table-cell>
          <table:table-cell office:value-type="time" office:time-value="PT19H38M3S" table:style-name="ce5">
            <text:p>19:38:0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177]/1000*[.E177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38M3S" table:style-name="ce5">
            <text:p>19:38:03</text:p>
          </table:table-cell>
          <table:table-cell office:value-type="time" office:time-value="PT19H38M4S" table:style-name="ce5">
            <text:p>19:38:0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178]/1000*[.E178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9H38M4S" table:style-name="ce5">
            <text:p>19:38:04</text:p>
          </table:table-cell>
          <table:table-cell office:value-type="time" office:time-value="PT19H38M5S" table:style-name="ce5">
            <text:p>19:38:0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3" table:style-name="ce1">
            <text:p>0,113</text:p>
          </table:table-cell>
          <table:table-cell office:value-type="float" office:value="0.114356" table:formula="of:=[.C179]/1000*[.E179]" table:style-name="ce1">
            <text:p>0,114356</text:p>
          </table:table-cell>
          <table:table-cell table:number-columns-repeated="16378"/>
        </table:table-row>
        <table:table-row table:style-name="ro2">
          <table:table-cell office:value-type="time" office:time-value="PT19H38M5S" table:style-name="ce5">
            <text:p>19:38:05</text:p>
          </table:table-cell>
          <table:table-cell office:value-type="time" office:time-value="PT19H38M6S" table:style-name="ce5">
            <text:p>19:38:0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180]/1000*[.E180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9H38M6S" table:style-name="ce5">
            <text:p>19:38:06</text:p>
          </table:table-cell>
          <table:table-cell office:value-type="time" office:time-value="PT19H38M7S" table:style-name="ce5">
            <text:p>19:38:07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313" table:formula="of:=[.C181]/1000*[.E181]" table:style-name="ce1">
            <text:p>0,102313</text:p>
          </table:table-cell>
          <table:table-cell table:number-columns-repeated="16378"/>
        </table:table-row>
        <table:table-row table:style-name="ro2">
          <table:table-cell office:value-type="time" office:time-value="PT19H38M7S" table:style-name="ce5">
            <text:p>19:38:07</text:p>
          </table:table-cell>
          <table:table-cell office:value-type="time" office:time-value="PT19H38M8S" table:style-name="ce5">
            <text:p>19:38:08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32599999999999" table:formula="of:=[.C182]/1000*[.E182]" table:style-name="ce1">
            <text:p>0,103326</text:p>
          </table:table-cell>
          <table:table-cell table:number-columns-repeated="16378"/>
        </table:table-row>
        <table:table-row table:style-name="ro2">
          <table:table-cell office:value-type="time" office:time-value="PT19H38M8S" table:style-name="ce5">
            <text:p>19:38:08</text:p>
          </table:table-cell>
          <table:table-cell office:value-type="time" office:time-value="PT19H38M9S" table:style-name="ce5">
            <text:p>19:38:09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183]/1000*[.E183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9H38M9S" table:style-name="ce5">
            <text:p>19:38:09</text:p>
          </table:table-cell>
          <table:table-cell office:value-type="time" office:time-value="PT19H38M10S" table:style-name="ce5">
            <text:p>19:38:1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27" table:style-name="ce1">
            <text:p>0,127</text:p>
          </table:table-cell>
          <table:table-cell office:value-type="float" office:value="0.128524" table:formula="of:=[.C184]/1000*[.E184]" table:style-name="ce1">
            <text:p>0,128524</text:p>
          </table:table-cell>
          <table:table-cell table:number-columns-repeated="16378"/>
        </table:table-row>
        <table:table-row table:style-name="ro2">
          <table:table-cell office:value-type="time" office:time-value="PT19H38M10S" table:style-name="ce5">
            <text:p>19:38:10</text:p>
          </table:table-cell>
          <table:table-cell office:value-type="time" office:time-value="PT19H38M11S" table:style-name="ce5">
            <text:p>19:38:1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185]/1000*[.E185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9H38M11S" table:style-name="ce5">
            <text:p>19:38:11</text:p>
          </table:table-cell>
          <table:table-cell office:value-type="time" office:time-value="PT19H38M12S" table:style-name="ce5">
            <text:p>19:38:1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186]/1000*[.E186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38M12S" table:style-name="ce5">
            <text:p>19:38:12</text:p>
          </table:table-cell>
          <table:table-cell office:value-type="time" office:time-value="PT19H38M13S" table:style-name="ce5">
            <text:p>19:38:1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188" table:formula="of:=[.C187]/1000*[.E187]" table:style-name="ce1">
            <text:p>0,100188</text:p>
          </table:table-cell>
          <table:table-cell table:number-columns-repeated="16378"/>
        </table:table-row>
        <table:table-row table:style-name="ro2">
          <table:table-cell office:value-type="time" office:time-value="PT19H38M13S" table:style-name="ce5">
            <text:p>19:38:13</text:p>
          </table:table-cell>
          <table:table-cell office:value-type="time" office:time-value="PT19H38M14S" table:style-name="ce5">
            <text:p>19:38:1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188]/1000*[.E188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9H38M14S" table:style-name="ce5">
            <text:p>19:38:14</text:p>
          </table:table-cell>
          <table:table-cell office:value-type="time" office:time-value="PT19H38M15S" table:style-name="ce5">
            <text:p>19:38:1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26" table:style-name="ce1">
            <text:p>0,126</text:p>
          </table:table-cell>
          <table:table-cell office:value-type="float" office:value="0.12751200000000001" table:formula="of:=[.C189]/1000*[.E189]" table:style-name="ce1">
            <text:p>0,127512</text:p>
          </table:table-cell>
          <table:table-cell table:number-columns-repeated="16378"/>
        </table:table-row>
        <table:table-row table:style-name="ro2">
          <table:table-cell office:value-type="time" office:time-value="PT19H38M15S" table:style-name="ce5">
            <text:p>19:38:15</text:p>
          </table:table-cell>
          <table:table-cell office:value-type="time" office:time-value="PT19H38M16S" table:style-name="ce5">
            <text:p>19:38:1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190]/1000*[.E190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9H38M16S" table:style-name="ce5">
            <text:p>19:38:16</text:p>
          </table:table-cell>
          <table:table-cell office:value-type="time" office:time-value="PT19H38M17S" table:style-name="ce5">
            <text:p>19:38:17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260999999999987E-2" table:formula="of:=[.C191]/1000*[.E191]" table:style-name="ce1">
            <text:p>0,098261</text:p>
          </table:table-cell>
          <table:table-cell table:number-columns-repeated="16378"/>
        </table:table-row>
        <table:table-row table:style-name="ro2">
          <table:table-cell office:value-type="time" office:time-value="PT19H38M17S" table:style-name="ce5">
            <text:p>19:38:17</text:p>
          </table:table-cell>
          <table:table-cell office:value-type="time" office:time-value="PT19H38M18S" table:style-name="ce5">
            <text:p>19:38:1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260999999999987E-2" table:formula="of:=[.C192]/1000*[.E192]" table:style-name="ce1">
            <text:p>0,098261</text:p>
          </table:table-cell>
          <table:table-cell table:number-columns-repeated="16378"/>
        </table:table-row>
        <table:table-row table:style-name="ro2">
          <table:table-cell office:value-type="time" office:time-value="PT19H38M18S" table:style-name="ce5">
            <text:p>19:38:18</text:p>
          </table:table-cell>
          <table:table-cell office:value-type="time" office:time-value="PT19H38M19S" table:style-name="ce5">
            <text:p>19:38:1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4079000000000001E-2" table:formula="of:=[.C193]/1000*[.E193]" table:style-name="ce1">
            <text:p>0,084079</text:p>
          </table:table-cell>
          <table:table-cell table:number-columns-repeated="16378"/>
        </table:table-row>
        <table:table-row table:style-name="ro2">
          <table:table-cell office:value-type="time" office:time-value="PT19H38M19S" table:style-name="ce5">
            <text:p>19:38:19</text:p>
          </table:table-cell>
          <table:table-cell office:value-type="time" office:time-value="PT19H38M20S" table:style-name="ce5">
            <text:p>19:38:2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15" table:style-name="ce1">
            <text:p>0,115</text:p>
          </table:table-cell>
          <table:table-cell office:value-type="float" office:value="0.11649499999999999" table:formula="of:=[.C194]/1000*[.E194]" table:style-name="ce1">
            <text:p>0,116495</text:p>
          </table:table-cell>
          <table:table-cell table:number-columns-repeated="16378"/>
        </table:table-row>
        <table:table-row table:style-name="ro2">
          <table:table-cell office:value-type="time" office:time-value="PT19H38M20S" table:style-name="ce5">
            <text:p>19:38:20</text:p>
          </table:table-cell>
          <table:table-cell office:value-type="time" office:time-value="PT19H38M21S" table:style-name="ce5">
            <text:p>19:38:21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234999999999987E-2" table:formula="of:=[.C195]/1000*[.E195]" table:style-name="ce1">
            <text:p>0,096235</text:p>
          </table:table-cell>
          <table:table-cell table:number-columns-repeated="16378"/>
        </table:table-row>
        <table:table-row table:style-name="ro2">
          <table:table-cell office:value-type="time" office:time-value="PT19H38M21S" table:style-name="ce5">
            <text:p>19:38:21</text:p>
          </table:table-cell>
          <table:table-cell office:value-type="time" office:time-value="PT19H38M22S" table:style-name="ce5">
            <text:p>19:38:2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4" table:style-name="ce1">
            <text:p>0,104</text:p>
          </table:table-cell>
          <table:table-cell office:value-type="float" office:value="0.10524799999999999" table:formula="of:=[.C196]/1000*[.E196]" table:style-name="ce1">
            <text:p>0,105248</text:p>
          </table:table-cell>
          <table:table-cell table:number-columns-repeated="16378"/>
        </table:table-row>
        <table:table-row table:style-name="ro2">
          <table:table-cell office:value-type="time" office:time-value="PT19H38M22S" table:style-name="ce5">
            <text:p>19:38:22</text:p>
          </table:table-cell>
          <table:table-cell office:value-type="time" office:time-value="PT19H38M23S" table:style-name="ce5">
            <text:p>19:38:2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4" table:style-name="ce1">
            <text:p>0,104</text:p>
          </table:table-cell>
          <table:table-cell office:value-type="float" office:value="0.10524799999999999" table:formula="of:=[.C197]/1000*[.E197]" table:style-name="ce1">
            <text:p>0,105248</text:p>
          </table:table-cell>
          <table:table-cell table:number-columns-repeated="16378"/>
        </table:table-row>
        <table:table-row table:style-name="ro2">
          <table:table-cell office:value-type="time" office:time-value="PT19H38M23S" table:style-name="ce5">
            <text:p>19:38:23</text:p>
          </table:table-cell>
          <table:table-cell office:value-type="time" office:time-value="PT19H38M24S" table:style-name="ce5">
            <text:p>19:38:2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1039999999999987E-2" table:formula="of:=[.C198]/1000*[.E198]" table:style-name="ce1">
            <text:p>0,08104</text:p>
          </table:table-cell>
          <table:table-cell table:number-columns-repeated="16378"/>
        </table:table-row>
        <table:table-row table:style-name="ro2">
          <table:table-cell office:value-type="time" office:time-value="PT19H38M24S" table:style-name="ce5">
            <text:p>19:38:24</text:p>
          </table:table-cell>
          <table:table-cell office:value-type="time" office:time-value="PT19H38M25S" table:style-name="ce5">
            <text:p>19:38:2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1" table:style-name="ce1">
            <text:p>0,111</text:p>
          </table:table-cell>
          <table:table-cell office:value-type="float" office:value="0.11244299999999999" table:formula="of:=[.C199]/1000*[.E199]" table:style-name="ce1">
            <text:p>0,112443</text:p>
          </table:table-cell>
          <table:table-cell table:number-columns-repeated="16378"/>
        </table:table-row>
        <table:table-row table:style-name="ro2">
          <table:table-cell office:value-type="time" office:time-value="PT19H38M25S" table:style-name="ce5">
            <text:p>19:38:25</text:p>
          </table:table-cell>
          <table:table-cell office:value-type="time" office:time-value="PT19H38M26S" table:style-name="ce5">
            <text:p>19:38:2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182999999999987E-2" table:formula="of:=[.C200]/1000*[.E200]" table:style-name="ce1">
            <text:p>0,092183</text:p>
          </table:table-cell>
          <table:table-cell table:number-columns-repeated="16378"/>
        </table:table-row>
        <table:table-row table:style-name="ro2">
          <table:table-cell office:value-type="time" office:time-value="PT19H38M26S" table:style-name="ce5">
            <text:p>19:38:26</text:p>
          </table:table-cell>
          <table:table-cell office:value-type="time" office:time-value="PT19H38M27S" table:style-name="ce5">
            <text:p>19:38:2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92000000000001E-2" table:formula="of:=[.C201]/1000*[.E201]" table:style-name="ce1">
            <text:p>0,085092</text:p>
          </table:table-cell>
          <table:table-cell table:number-columns-repeated="16378"/>
        </table:table-row>
        <table:table-row table:style-name="ro2">
          <table:table-cell office:value-type="time" office:time-value="PT19H38M27S" table:style-name="ce5">
            <text:p>19:38:27</text:p>
          </table:table-cell>
          <table:table-cell office:value-type="time" office:time-value="PT19H38M28S" table:style-name="ce5">
            <text:p>19:38:28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202]/1000*[.E202]" table:style-name="ce1">
            <text:p>0,09117</text:p>
          </table:table-cell>
          <table:table-cell table:number-columns-repeated="16378"/>
        </table:table-row>
        <table:table-row table:style-name="ro2">
          <table:table-cell office:value-type="time" office:time-value="PT19H38M28S" table:style-name="ce5">
            <text:p>19:38:28</text:p>
          </table:table-cell>
          <table:table-cell office:value-type="time" office:time-value="PT19H38M29S" table:style-name="ce5">
            <text:p>19:38:29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203]/1000*[.E203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9H38M29S" table:style-name="ce5">
            <text:p>19:38:29</text:p>
          </table:table-cell>
          <table:table-cell office:value-type="time" office:time-value="PT19H38M31S" table:style-name="ce5">
            <text:p>19:38:3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" table:style-name="ce1">
            <text:p>0,1</text:p>
          </table:table-cell>
          <table:table-cell office:value-type="float" office:value="0.10120000000000001" table:formula="of:=[.C204]/1000*[.E204]" table:style-name="ce1">
            <text:p>0,1012</text:p>
          </table:table-cell>
          <table:table-cell table:number-columns-repeated="16378"/>
        </table:table-row>
        <table:table-row table:style-name="ro2">
          <table:table-cell office:value-type="time" office:time-value="PT19H38M31S" table:style-name="ce5">
            <text:p>19:38:31</text:p>
          </table:table-cell>
          <table:table-cell office:value-type="time" office:time-value="PT19H38M32S" table:style-name="ce5">
            <text:p>19:38:3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067999999999995E-2" table:formula="of:=[.C205]/1000*[.E205]" table:style-name="ce1">
            <text:p>0,090068</text:p>
          </table:table-cell>
          <table:table-cell table:number-columns-repeated="16378"/>
        </table:table-row>
        <table:table-row table:style-name="ro2">
          <table:table-cell office:value-type="time" office:time-value="PT19H38M32S" table:style-name="ce5">
            <text:p>19:38:32</text:p>
          </table:table-cell>
          <table:table-cell office:value-type="time" office:time-value="PT19H38M33S" table:style-name="ce5">
            <text:p>19:38:3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224" table:formula="of:=[.C206]/1000*[.E206]" table:style-name="ce1">
            <text:p>0,103224</text:p>
          </table:table-cell>
          <table:table-cell table:number-columns-repeated="16378"/>
        </table:table-row>
        <table:table-row table:style-name="ro2">
          <table:table-cell office:value-type="time" office:time-value="PT19H38M33S" table:style-name="ce5">
            <text:p>19:38:33</text:p>
          </table:table-cell>
          <table:table-cell office:value-type="time" office:time-value="PT19H38M34S" table:style-name="ce5">
            <text:p>19:38:3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313" table:formula="of:=[.C207]/1000*[.E207]" table:style-name="ce1">
            <text:p>0,102313</text:p>
          </table:table-cell>
          <table:table-cell table:number-columns-repeated="16378"/>
        </table:table-row>
        <table:table-row table:style-name="ro2">
          <table:table-cell office:value-type="time" office:time-value="PT19H38M34S" table:style-name="ce5">
            <text:p>19:38:34</text:p>
          </table:table-cell>
          <table:table-cell office:value-type="time" office:time-value="PT19H38M35S" table:style-name="ce5">
            <text:p>19:38:3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287" table:formula="of:=[.C208]/1000*[.E208]" table:style-name="ce1">
            <text:p>0,100287</text:p>
          </table:table-cell>
          <table:table-cell table:number-columns-repeated="16378"/>
        </table:table-row>
        <table:table-row table:style-name="ro2">
          <table:table-cell office:value-type="time" office:time-value="PT19H38M35S" table:style-name="ce5">
            <text:p>19:38:35</text:p>
          </table:table-cell>
          <table:table-cell office:value-type="time" office:time-value="PT19H38M36S" table:style-name="ce5">
            <text:p>19:38:3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7" table:style-name="ce1">
            <text:p>0,107</text:p>
          </table:table-cell>
          <table:table-cell office:value-type="float" office:value="0.10839099999999999" table:formula="of:=[.C209]/1000*[.E209]" table:style-name="ce1">
            <text:p>0,108391</text:p>
          </table:table-cell>
          <table:table-cell table:number-columns-repeated="16378"/>
        </table:table-row>
        <table:table-row table:style-name="ro2">
          <table:table-cell office:value-type="time" office:time-value="PT19H38M36S" table:style-name="ce5">
            <text:p>19:38:36</text:p>
          </table:table-cell>
          <table:table-cell office:value-type="time" office:time-value="PT19H38M37S" table:style-name="ce5">
            <text:p>19:38:3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210]/1000*[.E210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9H38M37S" table:style-name="ce5">
            <text:p>19:38:37</text:p>
          </table:table-cell>
          <table:table-cell office:value-type="time" office:time-value="PT19H38M38S" table:style-name="ce5">
            <text:p>19:38:3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7.9948000000000005E-2" table:formula="of:=[.C211]/1000*[.E211]" table:style-name="ce1">
            <text:p>0,079948</text:p>
          </table:table-cell>
          <table:table-cell table:number-columns-repeated="16378"/>
        </table:table-row>
        <table:table-row table:style-name="ro2">
          <table:table-cell office:value-type="time" office:time-value="PT19H38M38S" table:style-name="ce5">
            <text:p>19:38:38</text:p>
          </table:table-cell>
          <table:table-cell office:value-type="time" office:time-value="PT19H38M39S" table:style-name="ce5">
            <text:p>19:38:39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212]/1000*[.E212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9H38M39S" table:style-name="ce5">
            <text:p>19:38:39</text:p>
          </table:table-cell>
          <table:table-cell office:value-type="time" office:time-value="PT19H38M40S" table:style-name="ce5">
            <text:p>19:38:4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116000000000005E-2" table:formula="of:=[.C213]/1000*[.E213]" table:style-name="ce1">
            <text:p>0,094116</text:p>
          </table:table-cell>
          <table:table-cell table:number-columns-repeated="16378"/>
        </table:table-row>
        <table:table-row table:style-name="ro2">
          <table:table-cell office:value-type="time" office:time-value="PT19H38M40S" table:style-name="ce5">
            <text:p>19:38:40</text:p>
          </table:table-cell>
          <table:table-cell office:value-type="time" office:time-value="PT19H38M41S" table:style-name="ce5">
            <text:p>19:38:4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2984000000000002E-2" table:formula="of:=[.C214]/1000*[.E214]" table:style-name="ce1">
            <text:p>0,082984</text:p>
          </table:table-cell>
          <table:table-cell table:number-columns-repeated="16378"/>
        </table:table-row>
        <table:table-row table:style-name="ro2">
          <table:table-cell office:value-type="time" office:time-value="PT19H38M41S" table:style-name="ce5">
            <text:p>19:38:41</text:p>
          </table:table-cell>
          <table:table-cell office:value-type="time" office:time-value="PT19H38M42S" table:style-name="ce5">
            <text:p>19:38:4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215]/1000*[.E215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9H38M42S" table:style-name="ce5">
            <text:p>19:38:42</text:p>
          </table:table-cell>
          <table:table-cell office:value-type="time" office:time-value="PT19H38M43S" table:style-name="ce5">
            <text:p>19:38:4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216]/1000*[.E216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9H38M43S" table:style-name="ce5">
            <text:p>19:38:43</text:p>
          </table:table-cell>
          <table:table-cell office:value-type="time" office:time-value="PT19H38M44S" table:style-name="ce5">
            <text:p>19:38:4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217]/1000*[.E217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38M44S" table:style-name="ce5">
            <text:p>19:38:44</text:p>
          </table:table-cell>
          <table:table-cell office:value-type="time" office:time-value="PT19H38M45S" table:style-name="ce5">
            <text:p>19:38:4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1" table:style-name="ce1">
            <text:p>0,111</text:p>
          </table:table-cell>
          <table:table-cell office:value-type="float" office:value="0.112332" table:formula="of:=[.C218]/1000*[.E218]" table:style-name="ce1">
            <text:p>0,112332</text:p>
          </table:table-cell>
          <table:table-cell table:number-columns-repeated="16378"/>
        </table:table-row>
        <table:table-row table:style-name="ro2">
          <table:table-cell office:value-type="time" office:time-value="PT19H38M45S" table:style-name="ce5">
            <text:p>19:38:45</text:p>
          </table:table-cell>
          <table:table-cell office:value-type="time" office:time-value="PT19H38M46S" table:style-name="ce5">
            <text:p>19:38:46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219]/1000*[.E219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9H38M46S" table:style-name="ce5">
            <text:p>19:38:46</text:p>
          </table:table-cell>
          <table:table-cell office:value-type="time" office:time-value="PT19H38M47S" table:style-name="ce5">
            <text:p>19:38:4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8" table:style-name="ce1">
            <text:p>0,108</text:p>
          </table:table-cell>
          <table:table-cell office:value-type="float" office:value="0.10940399999999999" table:formula="of:=[.C220]/1000*[.E220]" table:style-name="ce1">
            <text:p>0,109404</text:p>
          </table:table-cell>
          <table:table-cell table:number-columns-repeated="16378"/>
        </table:table-row>
        <table:table-row table:style-name="ro2">
          <table:table-cell office:value-type="time" office:time-value="PT19H38M47S" table:style-name="ce5">
            <text:p>19:38:47</text:p>
          </table:table-cell>
          <table:table-cell office:value-type="time" office:time-value="PT19H38M48S" table:style-name="ce5">
            <text:p>19:38:48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260999999999987E-2" table:formula="of:=[.C221]/1000*[.E221]" table:style-name="ce1">
            <text:p>0,098261</text:p>
          </table:table-cell>
          <table:table-cell table:number-columns-repeated="16378"/>
        </table:table-row>
        <table:table-row table:style-name="ro2">
          <table:table-cell office:value-type="time" office:time-value="PT19H38M48S" table:style-name="ce5">
            <text:p>19:38:48</text:p>
          </table:table-cell>
          <table:table-cell office:value-type="time" office:time-value="PT19H38M49S" table:style-name="ce5">
            <text:p>19:38:4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2053000000000001E-2" table:formula="of:=[.C222]/1000*[.E222]" table:style-name="ce1">
            <text:p>0,082053</text:p>
          </table:table-cell>
          <table:table-cell table:number-columns-repeated="16378"/>
        </table:table-row>
        <table:table-row table:style-name="ro2">
          <table:table-cell office:value-type="time" office:time-value="PT19H38M49S" table:style-name="ce5">
            <text:p>19:38:49</text:p>
          </table:table-cell>
          <table:table-cell office:value-type="time" office:time-value="PT19H38M50S" table:style-name="ce5">
            <text:p>19:38:5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32599999999999" table:formula="of:=[.C223]/1000*[.E223]" table:style-name="ce1">
            <text:p>0,103326</text:p>
          </table:table-cell>
          <table:table-cell table:number-columns-repeated="16378"/>
        </table:table-row>
        <table:table-row table:style-name="ro2">
          <table:table-cell office:value-type="time" office:time-value="PT19H38M50S" table:style-name="ce5">
            <text:p>19:38:50</text:p>
          </table:table-cell>
          <table:table-cell office:value-type="time" office:time-value="PT19H38M51S" table:style-name="ce5">
            <text:p>19:38:51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4079000000000001E-2" table:formula="of:=[.C224]/1000*[.E224]" table:style-name="ce1">
            <text:p>0,084079</text:p>
          </table:table-cell>
          <table:table-cell table:number-columns-repeated="16378"/>
        </table:table-row>
        <table:table-row table:style-name="ro2">
          <table:table-cell office:value-type="time" office:time-value="PT19H38M51S" table:style-name="ce5">
            <text:p>19:38:51</text:p>
          </table:table-cell>
          <table:table-cell office:value-type="time" office:time-value="PT19H38M52S" table:style-name="ce5">
            <text:p>19:38:5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0.117508" table:formula="of:=[.C225]/1000*[.E225]" table:style-name="ce1">
            <text:p>0,117508</text:p>
          </table:table-cell>
          <table:table-cell table:number-columns-repeated="16378"/>
        </table:table-row>
        <table:table-row table:style-name="ro2">
          <table:table-cell office:value-type="time" office:time-value="PT19H38M52S" table:style-name="ce5">
            <text:p>19:38:52</text:p>
          </table:table-cell>
          <table:table-cell office:value-type="time" office:time-value="PT19H38M53S" table:style-name="ce5">
            <text:p>19:38:53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226]/1000*[.E226]" table:style-name="ce1">
            <text:p>0,09117</text:p>
          </table:table-cell>
          <table:table-cell table:number-columns-repeated="16378"/>
        </table:table-row>
        <table:table-row table:style-name="ro2">
          <table:table-cell office:value-type="time" office:time-value="PT19H38M53S" table:style-name="ce5">
            <text:p>19:38:53</text:p>
          </table:table-cell>
          <table:table-cell office:value-type="time" office:time-value="PT19H38M54S" table:style-name="ce5">
            <text:p>19:38:5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1039999999999987E-2" table:formula="of:=[.C227]/1000*[.E227]" table:style-name="ce1">
            <text:p>0,08104</text:p>
          </table:table-cell>
          <table:table-cell table:number-columns-repeated="16378"/>
        </table:table-row>
        <table:table-row table:style-name="ro2">
          <table:table-cell office:value-type="time" office:time-value="PT19H38M54S" table:style-name="ce5">
            <text:p>19:38:54</text:p>
          </table:table-cell>
          <table:table-cell office:value-type="time" office:time-value="PT19H38M55S" table:style-name="ce5">
            <text:p>19:38:5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4" table:style-name="ce1">
            <text:p>0,104</text:p>
          </table:table-cell>
          <table:table-cell office:value-type="float" office:value="0.10524799999999999" table:formula="of:=[.C228]/1000*[.E228]" table:style-name="ce1">
            <text:p>0,105248</text:p>
          </table:table-cell>
          <table:table-cell table:number-columns-repeated="16378"/>
        </table:table-row>
        <table:table-row table:style-name="ro2">
          <table:table-cell office:value-type="time" office:time-value="PT19H38M55S" table:style-name="ce5">
            <text:p>19:38:55</text:p>
          </table:table-cell>
          <table:table-cell office:value-type="time" office:time-value="PT19H38M56S" table:style-name="ce5">
            <text:p>19:38:5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287" table:formula="of:=[.C229]/1000*[.E229]" table:style-name="ce1">
            <text:p>0,100287</text:p>
          </table:table-cell>
          <table:table-cell table:number-columns-repeated="16378"/>
        </table:table-row>
        <table:table-row table:style-name="ro2">
          <table:table-cell office:value-type="time" office:time-value="PT19H38M56S" table:style-name="ce5">
            <text:p>19:38:56</text:p>
          </table:table-cell>
          <table:table-cell office:value-type="time" office:time-value="PT19H38M57S" table:style-name="ce5">
            <text:p>19:38:57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2053000000000001E-2" table:formula="of:=[.C230]/1000*[.E230]" table:style-name="ce1">
            <text:p>0,082053</text:p>
          </table:table-cell>
          <table:table-cell table:number-columns-repeated="16378"/>
        </table:table-row>
        <table:table-row table:style-name="ro2">
          <table:table-cell office:value-type="time" office:time-value="PT19H38M57S" table:style-name="ce5">
            <text:p>19:38:57</text:p>
          </table:table-cell>
          <table:table-cell office:value-type="time" office:time-value="PT19H38M58S" table:style-name="ce5">
            <text:p>19:38:58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234999999999987E-2" table:formula="of:=[.C231]/1000*[.E231]" table:style-name="ce1">
            <text:p>0,096235</text:p>
          </table:table-cell>
          <table:table-cell table:number-columns-repeated="16378"/>
        </table:table-row>
        <table:table-row table:style-name="ro2">
          <table:table-cell office:value-type="time" office:time-value="PT19H38M58S" table:style-name="ce5">
            <text:p>19:38:58</text:p>
          </table:table-cell>
          <table:table-cell office:value-type="time" office:time-value="PT19H38M59S" table:style-name="ce5">
            <text:p>19:38:59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117999999999987E-2" table:formula="of:=[.C232]/1000*[.E232]" table:style-name="ce1">
            <text:p>0,087118</text:p>
          </table:table-cell>
          <table:table-cell table:number-columns-repeated="16378"/>
        </table:table-row>
        <table:table-row table:style-name="ro2">
          <table:table-cell office:value-type="time" office:time-value="PT19H38M59S" table:style-name="ce5">
            <text:p>19:38:59</text:p>
          </table:table-cell>
          <table:table-cell office:value-type="time" office:time-value="PT19H39M0S" table:style-name="ce5">
            <text:p>19:39:0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26" table:style-name="ce1">
            <text:p>0,126</text:p>
          </table:table-cell>
          <table:table-cell office:value-type="float" office:value="0.127638" table:formula="of:=[.C233]/1000*[.E233]" table:style-name="ce1">
            <text:p>0,127638</text:p>
          </table:table-cell>
          <table:table-cell table:number-columns-repeated="16378"/>
        </table:table-row>
        <table:table-row table:style-name="ro2">
          <table:table-cell office:value-type="time" office:time-value="PT19H39M0S" table:style-name="ce5">
            <text:p>19:39:00</text:p>
          </table:table-cell>
          <table:table-cell office:value-type="time" office:time-value="PT19H39M1S" table:style-name="ce5">
            <text:p>19:39:0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247999999999987E-2" table:formula="of:=[.C234]/1000*[.E234]" table:style-name="ce1">
            <text:p>0,097248</text:p>
          </table:table-cell>
          <table:table-cell table:number-columns-repeated="16378"/>
        </table:table-row>
        <table:table-row table:style-name="ro2">
          <table:table-cell office:value-type="time" office:time-value="PT19H39M1S" table:style-name="ce5">
            <text:p>19:39:01</text:p>
          </table:table-cell>
          <table:table-cell office:value-type="time" office:time-value="PT19H39M2S" table:style-name="ce5">
            <text:p>19:39:0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2053000000000001E-2" table:formula="of:=[.C235]/1000*[.E235]" table:style-name="ce1">
            <text:p>0,082053</text:p>
          </table:table-cell>
          <table:table-cell table:number-columns-repeated="16378"/>
        </table:table-row>
        <table:table-row table:style-name="ro2">
          <table:table-cell office:value-type="time" office:time-value="PT19H39M2S" table:style-name="ce5">
            <text:p>19:39:02</text:p>
          </table:table-cell>
          <table:table-cell office:value-type="time" office:time-value="PT19H39M3S" table:style-name="ce5">
            <text:p>19:39:03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08" table:style-name="ce1">
            <text:p>0,08</text:p>
          </table:table-cell>
          <table:table-cell office:value-type="float" office:value="8.1039999999999987E-2" table:formula="of:=[.C236]/1000*[.E236]" table:style-name="ce1">
            <text:p>0,08104</text:p>
          </table:table-cell>
          <table:table-cell table:number-columns-repeated="16378"/>
        </table:table-row>
        <table:table-row table:style-name="ro2">
          <table:table-cell office:value-type="time" office:time-value="PT19H39M3S" table:style-name="ce5">
            <text:p>19:39:03</text:p>
          </table:table-cell>
          <table:table-cell office:value-type="time" office:time-value="PT19H39M4S" table:style-name="ce5">
            <text:p>19:39:0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2984000000000002E-2" table:formula="of:=[.C237]/1000*[.E237]" table:style-name="ce1">
            <text:p>0,082984</text:p>
          </table:table-cell>
          <table:table-cell table:number-columns-repeated="16378"/>
        </table:table-row>
        <table:table-row table:style-name="ro2">
          <table:table-cell office:value-type="time" office:time-value="PT19H39M4S" table:style-name="ce5">
            <text:p>19:39:04</text:p>
          </table:table-cell>
          <table:table-cell office:value-type="time" office:time-value="PT19H39M5S" table:style-name="ce5">
            <text:p>19:39:0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176E-2" table:formula="of:=[.C238]/1000*[.E238]" table:style-name="ce1">
            <text:p>0,099176</text:p>
          </table:table-cell>
          <table:table-cell table:number-columns-repeated="16378"/>
        </table:table-row>
        <table:table-row table:style-name="ro2">
          <table:table-cell office:value-type="time" office:time-value="PT19H39M5S" table:style-name="ce5">
            <text:p>19:39:05</text:p>
          </table:table-cell>
          <table:table-cell office:value-type="time" office:time-value="PT19H39M6S" table:style-name="ce5">
            <text:p>19:39:0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239]/1000*[.E239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9H39M6S" table:style-name="ce5">
            <text:p>19:39:06</text:p>
          </table:table-cell>
          <table:table-cell office:value-type="time" office:time-value="PT19H39M7S" table:style-name="ce5">
            <text:p>19:39:0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4" table:style-name="ce1">
            <text:p>0,104</text:p>
          </table:table-cell>
          <table:table-cell office:value-type="float" office:value="0.10535199999999999" table:formula="of:=[.C240]/1000*[.E240]" table:style-name="ce1">
            <text:p>0,105352</text:p>
          </table:table-cell>
          <table:table-cell table:number-columns-repeated="16378"/>
        </table:table-row>
        <table:table-row table:style-name="ro2">
          <table:table-cell office:value-type="time" office:time-value="PT19H39M7S" table:style-name="ce5">
            <text:p>19:39:07</text:p>
          </table:table-cell>
          <table:table-cell office:value-type="time" office:time-value="PT19H39M8S" table:style-name="ce5">
            <text:p>19:39:0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" table:style-name="ce1">
            <text:p>0,1</text:p>
          </table:table-cell>
          <table:table-cell office:value-type="float" office:value="0.1013" table:formula="of:=[.C241]/1000*[.E241]" table:style-name="ce1">
            <text:p>0,1013</text:p>
          </table:table-cell>
          <table:table-cell table:number-columns-repeated="16378"/>
        </table:table-row>
        <table:table-row table:style-name="ro2">
          <table:table-cell office:value-type="time" office:time-value="PT19H39M8S" table:style-name="ce5">
            <text:p>19:39:08</text:p>
          </table:table-cell>
          <table:table-cell office:value-type="time" office:time-value="PT19H39M9S" table:style-name="ce5">
            <text:p>19:39:0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130999999999987E-2" table:formula="of:=[.C242]/1000*[.E242]" table:style-name="ce1">
            <text:p>0,088131</text:p>
          </table:table-cell>
          <table:table-cell table:number-columns-repeated="16378"/>
        </table:table-row>
        <table:table-row table:style-name="ro2">
          <table:table-cell office:value-type="time" office:time-value="PT19H39M9S" table:style-name="ce5">
            <text:p>19:39:09</text:p>
          </table:table-cell>
          <table:table-cell office:value-type="time" office:time-value="PT19H39M10S" table:style-name="ce5">
            <text:p>19:39:1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8" table:style-name="ce1">
            <text:p>0,108</text:p>
          </table:table-cell>
          <table:table-cell office:value-type="float" office:value="0.10940399999999999" table:formula="of:=[.C243]/1000*[.E243]" table:style-name="ce1">
            <text:p>0,109404</text:p>
          </table:table-cell>
          <table:table-cell table:number-columns-repeated="16378"/>
        </table:table-row>
        <table:table-row table:style-name="ro2">
          <table:table-cell office:value-type="time" office:time-value="PT19H39M10S" table:style-name="ce5">
            <text:p>19:39:10</text:p>
          </table:table-cell>
          <table:table-cell office:value-type="time" office:time-value="PT19H39M11S" table:style-name="ce5">
            <text:p>19:39:1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208999999999987E-2" table:formula="of:=[.C244]/1000*[.E244]" table:style-name="ce1">
            <text:p>0,094209</text:p>
          </table:table-cell>
          <table:table-cell table:number-columns-repeated="16378"/>
        </table:table-row>
        <table:table-row table:style-name="ro2">
          <table:table-cell office:value-type="time" office:time-value="PT19H39M11S" table:style-name="ce5">
            <text:p>19:39:11</text:p>
          </table:table-cell>
          <table:table-cell office:value-type="time" office:time-value="PT19H39M12S" table:style-name="ce5">
            <text:p>19:39:1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1039999999999987E-2" table:formula="of:=[.C245]/1000*[.E245]" table:style-name="ce1">
            <text:p>0,08104</text:p>
          </table:table-cell>
          <table:table-cell table:number-columns-repeated="16378"/>
        </table:table-row>
        <table:table-row table:style-name="ro2">
          <table:table-cell office:value-type="time" office:time-value="PT19H39M12S" table:style-name="ce5">
            <text:p>19:39:12</text:p>
          </table:table-cell>
          <table:table-cell office:value-type="time" office:time-value="PT19H39M13S" table:style-name="ce5">
            <text:p>19:39:13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4079000000000001E-2" table:formula="of:=[.C246]/1000*[.E246]" table:style-name="ce1">
            <text:p>0,084079</text:p>
          </table:table-cell>
          <table:table-cell table:number-columns-repeated="16378"/>
        </table:table-row>
        <table:table-row table:style-name="ro2">
          <table:table-cell office:value-type="time" office:time-value="PT19H39M13S" table:style-name="ce5">
            <text:p>19:39:13</text:p>
          </table:table-cell>
          <table:table-cell office:value-type="time" office:time-value="PT19H39M14S" table:style-name="ce5">
            <text:p>19:39:1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247]/1000*[.E247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9H39M14S" table:style-name="ce5">
            <text:p>19:39:14</text:p>
          </table:table-cell>
          <table:table-cell office:value-type="time" office:time-value="PT19H39M15S" table:style-name="ce5">
            <text:p>19:39:1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28" table:style-name="ce1">
            <text:p>0,128</text:p>
          </table:table-cell>
          <table:table-cell office:value-type="float" office:value="0.129664" table:formula="of:=[.C248]/1000*[.E248]" table:style-name="ce1">
            <text:p>0,129664</text:p>
          </table:table-cell>
          <table:table-cell table:number-columns-repeated="16378"/>
        </table:table-row>
        <table:table-row table:style-name="ro2">
          <table:table-cell office:value-type="time" office:time-value="PT19H39M15S" table:style-name="ce5">
            <text:p>19:39:15</text:p>
          </table:table-cell>
          <table:table-cell office:value-type="time" office:time-value="PT19H39M16S" table:style-name="ce5">
            <text:p>19:39:16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249]/1000*[.E249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9H39M16S" table:style-name="ce5">
            <text:p>19:39:16</text:p>
          </table:table-cell>
          <table:table-cell office:value-type="time" office:time-value="PT19H39M17S" table:style-name="ce5">
            <text:p>19:39:17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250]/1000*[.E250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9H39M17S" table:style-name="ce5">
            <text:p>19:39:17</text:p>
          </table:table-cell>
          <table:table-cell office:value-type="time" office:time-value="PT19H39M18S" table:style-name="ce5">
            <text:p>19:39:1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164000000000001E-2" table:formula="of:=[.C251]/1000*[.E251]" table:style-name="ce1">
            <text:p>0,098164</text:p>
          </table:table-cell>
          <table:table-cell table:number-columns-repeated="16378"/>
        </table:table-row>
        <table:table-row table:style-name="ro2">
          <table:table-cell office:value-type="time" office:time-value="PT19H39M18S" table:style-name="ce5">
            <text:p>19:39:18</text:p>
          </table:table-cell>
          <table:table-cell office:value-type="time" office:time-value="PT19H39M19S" table:style-name="ce5">
            <text:p>19:39:1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252]/1000*[.E252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9H39M19S" table:style-name="ce5">
            <text:p>19:39:19</text:p>
          </table:table-cell>
          <table:table-cell office:value-type="time" office:time-value="PT19H39M20S" table:style-name="ce5">
            <text:p>19:39:2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4" table:style-name="ce1">
            <text:p>0,114</text:p>
          </table:table-cell>
          <table:table-cell office:value-type="float" office:value="0.11536800000000001" table:formula="of:=[.C253]/1000*[.E253]" table:style-name="ce1">
            <text:p>0,115368</text:p>
          </table:table-cell>
          <table:table-cell table:number-columns-repeated="16378"/>
        </table:table-row>
        <table:table-row table:style-name="ro2">
          <table:table-cell office:value-type="time" office:time-value="PT19H39M20S" table:style-name="ce5">
            <text:p>19:39:20</text:p>
          </table:table-cell>
          <table:table-cell office:value-type="time" office:time-value="PT19H39M21S" table:style-name="ce5">
            <text:p>19:39:2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188" table:formula="of:=[.C254]/1000*[.E254]" table:style-name="ce1">
            <text:p>0,100188</text:p>
          </table:table-cell>
          <table:table-cell table:number-columns-repeated="16378"/>
        </table:table-row>
        <table:table-row table:style-name="ro2">
          <table:table-cell office:value-type="time" office:time-value="PT19H39M21S" table:style-name="ce5">
            <text:p>19:39:21</text:p>
          </table:table-cell>
          <table:table-cell office:value-type="time" office:time-value="PT19H39M22S" table:style-name="ce5">
            <text:p>19:39:2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29" table:style-name="ce1">
            <text:p>0,129</text:p>
          </table:table-cell>
          <table:table-cell office:value-type="float" office:value="0.13067699999999999" table:formula="of:=[.C255]/1000*[.E255]" table:style-name="ce1">
            <text:p>0,130677</text:p>
          </table:table-cell>
          <table:table-cell table:number-columns-repeated="16378"/>
        </table:table-row>
        <table:table-row table:style-name="ro2">
          <table:table-cell office:value-type="time" office:time-value="PT19H39M22S" table:style-name="ce5">
            <text:p>19:39:22</text:p>
          </table:table-cell>
          <table:table-cell office:value-type="time" office:time-value="PT19H39M23S" table:style-name="ce5">
            <text:p>19:39:23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287" table:formula="of:=[.C256]/1000*[.E256]" table:style-name="ce1">
            <text:p>0,100287</text:p>
          </table:table-cell>
          <table:table-cell table:number-columns-repeated="16378"/>
        </table:table-row>
        <table:table-row table:style-name="ro2">
          <table:table-cell office:value-type="time" office:time-value="PT19H39M23S" table:style-name="ce5">
            <text:p>19:39:23</text:p>
          </table:table-cell>
          <table:table-cell office:value-type="time" office:time-value="PT19H39M24S" table:style-name="ce5">
            <text:p>19:39:24</text:p>
          </table:table-cell>
          <table:table-cell office:value-type="float" office:value="1017" table:style-name="ce1">
            <text:p>1017</text:p>
          </table:table-cell>
          <table:table-cell office:value-type="float" office:value="0.246" table:style-name="ce1">
            <text:p>0,246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4411E-2" table:formula="of:=[.C257]/1000*[.E257]" table:style-name="ce1">
            <text:p>0,084411</text:p>
          </table:table-cell>
          <table:table-cell table:number-columns-repeated="16378"/>
        </table:table-row>
        <table:table-row table:style-name="ro2">
          <table:table-cell office:value-type="time" office:time-value="PT19H39M24S" table:style-name="ce5">
            <text:p>19:39:24</text:p>
          </table:table-cell>
          <table:table-cell office:value-type="time" office:time-value="PT19H39M25S" table:style-name="ce5">
            <text:p>19:39:2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247999999999987E-2" table:formula="of:=[.C258]/1000*[.E258]" table:style-name="ce1">
            <text:p>0,097248</text:p>
          </table:table-cell>
          <table:table-cell table:number-columns-repeated="16378"/>
        </table:table-row>
        <table:table-row table:style-name="ro2">
          <table:table-cell office:value-type="time" office:time-value="PT19H39M25S" table:style-name="ce5">
            <text:p>19:39:25</text:p>
          </table:table-cell>
          <table:table-cell office:value-type="time" office:time-value="PT19H39M26S" table:style-name="ce5">
            <text:p>19:39:2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259]/1000*[.E259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9H39M26S" table:style-name="ce5">
            <text:p>19:39:26</text:p>
          </table:table-cell>
          <table:table-cell office:value-type="time" office:time-value="PT19H39M27S" table:style-name="ce5">
            <text:p>19:39:2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260]/1000*[.E260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9H39M27S" table:style-name="ce5">
            <text:p>19:39:27</text:p>
          </table:table-cell>
          <table:table-cell office:value-type="time" office:time-value="PT19H39M28S" table:style-name="ce5">
            <text:p>19:39:2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152000000000002E-2" table:formula="of:=[.C261]/1000*[.E261]" table:style-name="ce1">
            <text:p>0,097152</text:p>
          </table:table-cell>
          <table:table-cell table:number-columns-repeated="16378"/>
        </table:table-row>
        <table:table-row table:style-name="ro2">
          <table:table-cell office:value-type="time" office:time-value="PT19H39M28S" table:style-name="ce5">
            <text:p>19:39:28</text:p>
          </table:table-cell>
          <table:table-cell office:value-type="time" office:time-value="PT19H39M30S" table:style-name="ce5">
            <text:p>19:39:3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262]/1000*[.E262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9H39M30S" table:style-name="ce5">
            <text:p>19:39:30</text:p>
          </table:table-cell>
          <table:table-cell office:value-type="time" office:time-value="PT19H39M31S" table:style-name="ce5">
            <text:p>19:39:3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" table:style-name="ce1">
            <text:p>0,1</text:p>
          </table:table-cell>
          <table:table-cell office:value-type="float" office:value="0.10120000000000001" table:formula="of:=[.C263]/1000*[.E263]" table:style-name="ce1">
            <text:p>0,1012</text:p>
          </table:table-cell>
          <table:table-cell table:number-columns-repeated="16378"/>
        </table:table-row>
        <table:table-row table:style-name="ro2">
          <table:table-cell office:value-type="time" office:time-value="PT19H39M31S" table:style-name="ce5">
            <text:p>19:39:31</text:p>
          </table:table-cell>
          <table:table-cell office:value-type="time" office:time-value="PT19H39M32S" table:style-name="ce5">
            <text:p>19:39:3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264]/1000*[.E264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9H39M32S" table:style-name="ce5">
            <text:p>19:39:32</text:p>
          </table:table-cell>
          <table:table-cell office:value-type="time" office:time-value="PT19H39M33S" table:style-name="ce5">
            <text:p>19:39:3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265]/1000*[.E265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9H39M33S" table:style-name="ce5">
            <text:p>19:39:33</text:p>
          </table:table-cell>
          <table:table-cell office:value-type="time" office:time-value="PT19H39M34S" table:style-name="ce5">
            <text:p>19:39:34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105000000000001E-2" table:formula="of:=[.C266]/1000*[.E266]" table:style-name="ce1">
            <text:p>0,086105</text:p>
          </table:table-cell>
          <table:table-cell table:number-columns-repeated="16378"/>
        </table:table-row>
        <table:table-row table:style-name="ro2">
          <table:table-cell office:value-type="time" office:time-value="PT19H39M34S" table:style-name="ce5">
            <text:p>19:39:34</text:p>
          </table:table-cell>
          <table:table-cell office:value-type="time" office:time-value="PT19H39M35S" table:style-name="ce5">
            <text:p>19:39:3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8" table:style-name="ce1">
            <text:p>0,108</text:p>
          </table:table-cell>
          <table:table-cell office:value-type="float" office:value="0.109296" table:formula="of:=[.C267]/1000*[.E267]" table:style-name="ce1">
            <text:p>0,109296</text:p>
          </table:table-cell>
          <table:table-cell table:number-columns-repeated="16378"/>
        </table:table-row>
        <table:table-row table:style-name="ro2">
          <table:table-cell office:value-type="time" office:time-value="PT19H39M35S" table:style-name="ce5">
            <text:p>19:39:35</text:p>
          </table:table-cell>
          <table:table-cell office:value-type="time" office:time-value="PT19H39M36S" table:style-name="ce5">
            <text:p>19:39:3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6" table:style-name="ce1">
            <text:p>0,106</text:p>
          </table:table-cell>
          <table:table-cell office:value-type="float" office:value="0.10727199999999999" table:formula="of:=[.C268]/1000*[.E268]" table:style-name="ce1">
            <text:p>0,107272</text:p>
          </table:table-cell>
          <table:table-cell table:number-columns-repeated="16378"/>
        </table:table-row>
        <table:table-row table:style-name="ro1">
          <table:table-cell table:number-columns-repeated="2" table:style-name="ce3"/>
          <table:table-cell table:number-columns-repeated="2" table:style-name="ce2"/>
          <table:table-cell office:value-type="string" table:style-name="ce2">
            <text:p>Total energy</text:p>
          </table:table-cell>
          <table:table-cell office:value-type="float" office:value="14.854918999999999" table:formula="of:=SUM([.F116:.F268])" table:style-name="ce2">
            <text:p>14,854919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3">
            <text:p>Experiment 3</text:p>
          </table:table-cell>
          <table:table-cell table:style-name="ce3"/>
          <table:table-cell table:number-columns-repeated="3" table:style-name="ce2"/>
          <table:table-cell table:style-name="ce1"/>
          <table:table-cell table:number-columns-repeated="16378" table:style-name="ce2"/>
        </table:table-row>
        <table:table-row table:style-name="ro2">
          <table:table-cell office:value-type="time" office:time-value="PT19H41M0S" table:style-name="ce5">
            <text:p>19:41:00</text:p>
          </table:table-cell>
          <table:table-cell office:value-type="time" office:time-value="PT19H41M1S" table:style-name="ce5">
            <text:p>19:41:0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3" table:style-name="ce1">
            <text:p>0,13</text:p>
          </table:table-cell>
          <table:table-cell office:value-type="float" office:value="0.13169" table:formula="of:=[.C271]/1000*[.E271]" table:style-name="ce1">
            <text:p>0,13169</text:p>
          </table:table-cell>
          <table:table-cell table:number-columns-repeated="16378"/>
        </table:table-row>
        <table:table-row table:style-name="ro2">
          <table:table-cell office:value-type="time" office:time-value="PT19H41M1S" table:style-name="ce5">
            <text:p>19:41:01</text:p>
          </table:table-cell>
          <table:table-cell office:value-type="time" office:time-value="PT19H41M2S" table:style-name="ce5">
            <text:p>19:41:0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176E-2" table:formula="of:=[.C272]/1000*[.E272]" table:style-name="ce1">
            <text:p>0,099176</text:p>
          </table:table-cell>
          <table:table-cell table:number-columns-repeated="16378"/>
        </table:table-row>
        <table:table-row table:style-name="ro2">
          <table:table-cell office:value-type="time" office:time-value="PT19H41M2S" table:style-name="ce5">
            <text:p>19:41:02</text:p>
          </table:table-cell>
          <table:table-cell office:value-type="time" office:time-value="PT19H41M3S" table:style-name="ce5">
            <text:p>19:41:0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87999999999987E-2" table:formula="of:=[.C273]/1000*[.E273]" table:style-name="ce1">
            <text:p>0,076988</text:p>
          </table:table-cell>
          <table:table-cell table:number-columns-repeated="16378"/>
        </table:table-row>
        <table:table-row table:style-name="ro2">
          <table:table-cell office:value-type="time" office:time-value="PT19H41M3S" table:style-name="ce5">
            <text:p>19:41:03</text:p>
          </table:table-cell>
          <table:table-cell office:value-type="time" office:time-value="PT19H41M4S" table:style-name="ce5">
            <text:p>19:41:0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274]/1000*[.E274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9H41M4S" table:style-name="ce5">
            <text:p>19:41:04</text:p>
          </table:table-cell>
          <table:table-cell office:value-type="time" office:time-value="PT19H41M5S" table:style-name="ce5">
            <text:p>19:41:0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275]/1000*[.E275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9H41M5S" table:style-name="ce5">
            <text:p>19:41:05</text:p>
          </table:table-cell>
          <table:table-cell office:value-type="time" office:time-value="PT19H41M6S" table:style-name="ce5">
            <text:p>19:41:0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224" table:formula="of:=[.C276]/1000*[.E276]" table:style-name="ce1">
            <text:p>0,103224</text:p>
          </table:table-cell>
          <table:table-cell table:number-columns-repeated="16378"/>
        </table:table-row>
        <table:table-row table:style-name="ro2">
          <table:table-cell office:value-type="time" office:time-value="PT19H41M6S" table:style-name="ce5">
            <text:p>19:41:06</text:p>
          </table:table-cell>
          <table:table-cell office:value-type="time" office:time-value="PT19H41M7S" table:style-name="ce5">
            <text:p>19:41:0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4" table:style-name="ce1">
            <text:p>0,104</text:p>
          </table:table-cell>
          <table:table-cell office:value-type="float" office:value="0.10524799999999999" table:formula="of:=[.C277]/1000*[.E277]" table:style-name="ce1">
            <text:p>0,105248</text:p>
          </table:table-cell>
          <table:table-cell table:number-columns-repeated="16378"/>
        </table:table-row>
        <table:table-row table:style-name="ro2">
          <table:table-cell office:value-type="time" office:time-value="PT19H41M7S" table:style-name="ce5">
            <text:p>19:41:07</text:p>
          </table:table-cell>
          <table:table-cell office:value-type="time" office:time-value="PT19H41M8S" table:style-name="ce5">
            <text:p>19:41:08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87999999999987E-2" table:formula="of:=[.C278]/1000*[.E278]" table:style-name="ce1">
            <text:p>0,076988</text:p>
          </table:table-cell>
          <table:table-cell table:number-columns-repeated="16378"/>
        </table:table-row>
        <table:table-row table:style-name="ro2">
          <table:table-cell office:value-type="time" office:time-value="PT19H41M8S" table:style-name="ce5">
            <text:p>19:41:08</text:p>
          </table:table-cell>
          <table:table-cell office:value-type="time" office:time-value="PT19H41M9S" table:style-name="ce5">
            <text:p>19:41:0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279]/1000*[.E279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9H41M9S" table:style-name="ce5">
            <text:p>19:41:09</text:p>
          </table:table-cell>
          <table:table-cell office:value-type="time" office:time-value="PT19H41M10S" table:style-name="ce5">
            <text:p>19:41:1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164000000000001E-2" table:formula="of:=[.C280]/1000*[.E280]" table:style-name="ce1">
            <text:p>0,098164</text:p>
          </table:table-cell>
          <table:table-cell table:number-columns-repeated="16378"/>
        </table:table-row>
        <table:table-row table:style-name="ro2">
          <table:table-cell office:value-type="time" office:time-value="PT19H41M10S" table:style-name="ce5">
            <text:p>19:41:10</text:p>
          </table:table-cell>
          <table:table-cell office:value-type="time" office:time-value="PT19H41M11S" table:style-name="ce5">
            <text:p>19:41:11</text:p>
          </table:table-cell>
          <table:table-cell office:value-type="float" office:value="1014" table:style-name="ce1">
            <text:p>1014</text:p>
          </table:table-cell>
          <table:table-cell office:value-type="float" office:value="0.247" table:style-name="ce1">
            <text:p>0,247</text:p>
          </table:table-cell>
          <table:table-cell office:value-type="float" office:value="0.16700000000000001" table:style-name="ce1">
            <text:p>0,167</text:p>
          </table:table-cell>
          <table:table-cell office:value-type="float" office:value="0.16933800000000002" table:formula="of:=[.C281]/1000*[.E281]" table:style-name="ce1">
            <text:p>0,169338</text:p>
          </table:table-cell>
          <table:table-cell table:number-columns-repeated="16378"/>
        </table:table-row>
        <table:table-row table:style-name="ro2">
          <table:table-cell office:value-type="time" office:time-value="PT19H41M11S" table:style-name="ce5">
            <text:p>19:41:11</text:p>
          </table:table-cell>
          <table:table-cell office:value-type="time" office:time-value="PT19H41M12S" table:style-name="ce5">
            <text:p>19:41:1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282]/1000*[.E282]" table:style-name="ce1">
            <text:p>0,09117</text:p>
          </table:table-cell>
          <table:table-cell table:number-columns-repeated="16378"/>
        </table:table-row>
        <table:table-row table:style-name="ro2">
          <table:table-cell office:value-type="time" office:time-value="PT19H41M12S" table:style-name="ce5">
            <text:p>19:41:12</text:p>
          </table:table-cell>
          <table:table-cell office:value-type="time" office:time-value="PT19H41M13S" table:style-name="ce5">
            <text:p>19:41:1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283]/1000*[.E283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9H41M13S" table:style-name="ce5">
            <text:p>19:41:13</text:p>
          </table:table-cell>
          <table:table-cell office:value-type="time" office:time-value="PT19H41M14S" table:style-name="ce5">
            <text:p>19:41:1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284]/1000*[.E284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9H41M14S" table:style-name="ce5">
            <text:p>19:41:14</text:p>
          </table:table-cell>
          <table:table-cell office:value-type="time" office:time-value="PT19H41M15S" table:style-name="ce5">
            <text:p>19:41:1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28" table:style-name="ce1">
            <text:p>0,128</text:p>
          </table:table-cell>
          <table:table-cell office:value-type="float" office:value="0.12953600000000001" table:formula="of:=[.C285]/1000*[.E285]" table:style-name="ce1">
            <text:p>0,129536</text:p>
          </table:table-cell>
          <table:table-cell table:number-columns-repeated="16378"/>
        </table:table-row>
        <table:table-row table:style-name="ro2">
          <table:table-cell office:value-type="time" office:time-value="PT19H41M15S" table:style-name="ce5">
            <text:p>19:41:15</text:p>
          </table:table-cell>
          <table:table-cell office:value-type="time" office:time-value="PT19H41M16S" table:style-name="ce5">
            <text:p>19:41:1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286]/1000*[.E286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9H41M16S" table:style-name="ce5">
            <text:p>19:41:16</text:p>
          </table:table-cell>
          <table:table-cell office:value-type="time" office:time-value="PT19H41M17S" table:style-name="ce5">
            <text:p>19:41:17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055999999999996E-2" table:formula="of:=[.C287]/1000*[.E287]" table:style-name="ce1">
            <text:p>0,089056</text:p>
          </table:table-cell>
          <table:table-cell table:number-columns-repeated="16378"/>
        </table:table-row>
        <table:table-row table:style-name="ro2">
          <table:table-cell office:value-type="time" office:time-value="PT19H41M17S" table:style-name="ce5">
            <text:p>19:41:17</text:p>
          </table:table-cell>
          <table:table-cell office:value-type="time" office:time-value="PT19H41M18S" table:style-name="ce5">
            <text:p>19:41:18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288]/1000*[.E288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9H41M18S" table:style-name="ce5">
            <text:p>19:41:18</text:p>
          </table:table-cell>
          <table:table-cell office:value-type="time" office:time-value="PT19H41M19S" table:style-name="ce5">
            <text:p>19:41:1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188" table:formula="of:=[.C289]/1000*[.E289]" table:style-name="ce1">
            <text:p>0,100188</text:p>
          </table:table-cell>
          <table:table-cell table:number-columns-repeated="16378"/>
        </table:table-row>
        <table:table-row table:style-name="ro2">
          <table:table-cell office:value-type="time" office:time-value="PT19H41M19S" table:style-name="ce5">
            <text:p>19:41:19</text:p>
          </table:table-cell>
          <table:table-cell office:value-type="time" office:time-value="PT19H41M20S" table:style-name="ce5">
            <text:p>19:41:20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14485899999999996" table:formula="of:=[.C290]/1000*[.E290]" table:style-name="ce1">
            <text:p>0,144859</text:p>
          </table:table-cell>
          <table:table-cell table:number-columns-repeated="16378"/>
        </table:table-row>
        <table:table-row table:style-name="ro2">
          <table:table-cell office:value-type="time" office:time-value="PT19H41M20S" table:style-name="ce5">
            <text:p>19:41:20</text:p>
          </table:table-cell>
          <table:table-cell office:value-type="time" office:time-value="PT19H41M21S" table:style-name="ce5">
            <text:p>19:41:21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7.8E-2" table:style-name="ce1">
            <text:p>0,078</text:p>
          </table:table-cell>
          <table:table-cell office:value-type="float" office:value="7.9013999999999987E-2" table:formula="of:=[.C291]/1000*[.E291]" table:style-name="ce1">
            <text:p>0,079014</text:p>
          </table:table-cell>
          <table:table-cell table:number-columns-repeated="16378"/>
        </table:table-row>
        <table:table-row table:style-name="ro2">
          <table:table-cell office:value-type="time" office:time-value="PT19H41M21S" table:style-name="ce5">
            <text:p>19:41:21</text:p>
          </table:table-cell>
          <table:table-cell office:value-type="time" office:time-value="PT19H41M22S" table:style-name="ce5">
            <text:p>19:41:2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87999999999987E-2" table:formula="of:=[.C292]/1000*[.E292]" table:style-name="ce1">
            <text:p>0,076988</text:p>
          </table:table-cell>
          <table:table-cell table:number-columns-repeated="16378"/>
        </table:table-row>
        <table:table-row table:style-name="ro2">
          <table:table-cell office:value-type="time" office:time-value="PT19H41M22S" table:style-name="ce5">
            <text:p>19:41:22</text:p>
          </table:table-cell>
          <table:table-cell office:value-type="time" office:time-value="PT19H41M23S" table:style-name="ce5">
            <text:p>19:41:2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11999999999994E-2" table:formula="of:=[.C293]/1000*[.E293]" table:style-name="ce1">
            <text:p>0,076912</text:p>
          </table:table-cell>
          <table:table-cell table:number-columns-repeated="16378"/>
        </table:table-row>
        <table:table-row table:style-name="ro2">
          <table:table-cell office:value-type="time" office:time-value="PT19H41M23S" table:style-name="ce5">
            <text:p>19:41:23</text:p>
          </table:table-cell>
          <table:table-cell office:value-type="time" office:time-value="PT19H41M24S" table:style-name="ce5">
            <text:p>19:41:24</text:p>
          </table:table-cell>
          <table:table-cell office:value-type="float" office:value="1011" table:style-name="ce1">
            <text:p>1011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13000000000001E-2" table:formula="of:=[.C294]/1000*[.E294]" table:style-name="ce1">
            <text:p>0,083913</text:p>
          </table:table-cell>
          <table:table-cell table:number-columns-repeated="16378"/>
        </table:table-row>
        <table:table-row table:style-name="ro2">
          <table:table-cell office:value-type="time" office:time-value="PT19H41M24S" table:style-name="ce5">
            <text:p>19:41:24</text:p>
          </table:table-cell>
          <table:table-cell office:value-type="time" office:time-value="PT19H41M25S" table:style-name="ce5">
            <text:p>19:41:2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28" table:style-name="ce1">
            <text:p>0,128</text:p>
          </table:table-cell>
          <table:table-cell office:value-type="float" office:value="0.12953600000000001" table:formula="of:=[.C295]/1000*[.E295]" table:style-name="ce1">
            <text:p>0,129536</text:p>
          </table:table-cell>
          <table:table-cell table:number-columns-repeated="16378"/>
        </table:table-row>
        <table:table-row table:style-name="ro2">
          <table:table-cell office:value-type="time" office:time-value="PT19H41M25S" table:style-name="ce5">
            <text:p>19:41:25</text:p>
          </table:table-cell>
          <table:table-cell office:value-type="time" office:time-value="PT19H41M26S" table:style-name="ce5">
            <text:p>19:41:2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234999999999987E-2" table:formula="of:=[.C296]/1000*[.E296]" table:style-name="ce1">
            <text:p>0,096235</text:p>
          </table:table-cell>
          <table:table-cell table:number-columns-repeated="16378"/>
        </table:table-row>
        <table:table-row table:style-name="ro2">
          <table:table-cell office:value-type="time" office:time-value="PT19H41M26S" table:style-name="ce5">
            <text:p>19:41:26</text:p>
          </table:table-cell>
          <table:table-cell office:value-type="time" office:time-value="PT19H41M27S" table:style-name="ce5">
            <text:p>19:41:27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105000000000001E-2" table:formula="of:=[.C297]/1000*[.E297]" table:style-name="ce1">
            <text:p>0,086105</text:p>
          </table:table-cell>
          <table:table-cell table:number-columns-repeated="16378"/>
        </table:table-row>
        <table:table-row table:style-name="ro2">
          <table:table-cell office:value-type="time" office:time-value="PT19H41M27S" table:style-name="ce5">
            <text:p>19:41:27</text:p>
          </table:table-cell>
          <table:table-cell office:value-type="time" office:time-value="PT19H41M28S" table:style-name="ce5">
            <text:p>19:41:2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" table:style-name="ce1">
            <text:p>0,1</text:p>
          </table:table-cell>
          <table:table-cell office:value-type="float" office:value="0.10120000000000001" table:formula="of:=[.C298]/1000*[.E298]" table:style-name="ce1">
            <text:p>0,1012</text:p>
          </table:table-cell>
          <table:table-cell table:number-columns-repeated="16378"/>
        </table:table-row>
        <table:table-row table:style-name="ro2">
          <table:table-cell office:value-type="time" office:time-value="PT19H41M28S" table:style-name="ce5">
            <text:p>19:41:28</text:p>
          </table:table-cell>
          <table:table-cell office:value-type="time" office:time-value="PT19H41M29S" table:style-name="ce5">
            <text:p>19:41:29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299]/1000*[.E299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9H41M29S" table:style-name="ce5">
            <text:p>19:41:29</text:p>
          </table:table-cell>
          <table:table-cell office:value-type="time" office:time-value="PT19H41M30S" table:style-name="ce5">
            <text:p>19:41:3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7.4961999999999987E-2" table:formula="of:=[.C300]/1000*[.E300]" table:style-name="ce1">
            <text:p>0,074962</text:p>
          </table:table-cell>
          <table:table-cell table:number-columns-repeated="16378"/>
        </table:table-row>
        <table:table-row table:style-name="ro2">
          <table:table-cell office:value-type="time" office:time-value="PT19H41M30S" table:style-name="ce5">
            <text:p>19:41:30</text:p>
          </table:table-cell>
          <table:table-cell office:value-type="time" office:time-value="PT19H41M31S" table:style-name="ce5">
            <text:p>19:41:3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067999999999995E-2" table:formula="of:=[.C301]/1000*[.E301]" table:style-name="ce1">
            <text:p>0,090068</text:p>
          </table:table-cell>
          <table:table-cell table:number-columns-repeated="16378"/>
        </table:table-row>
        <table:table-row table:style-name="ro2">
          <table:table-cell office:value-type="time" office:time-value="PT19H41M31S" table:style-name="ce5">
            <text:p>19:41:31</text:p>
          </table:table-cell>
          <table:table-cell office:value-type="time" office:time-value="PT19H41M33S" table:style-name="ce5">
            <text:p>19:41:3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140000000000003E-2" table:formula="of:=[.C302]/1000*[.E302]" table:style-name="ce1">
            <text:p>0,09614</text:p>
          </table:table-cell>
          <table:table-cell table:number-columns-repeated="16378"/>
        </table:table-row>
        <table:table-row table:style-name="ro2">
          <table:table-cell office:value-type="time" office:time-value="PT19H41M33S" table:style-name="ce5">
            <text:p>19:41:33</text:p>
          </table:table-cell>
          <table:table-cell office:value-type="time" office:time-value="PT19H41M34S" table:style-name="ce5">
            <text:p>19:41:3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87999999999987E-2" table:formula="of:=[.C303]/1000*[.E303]" table:style-name="ce1">
            <text:p>0,076988</text:p>
          </table:table-cell>
          <table:table-cell table:number-columns-repeated="16378"/>
        </table:table-row>
        <table:table-row table:style-name="ro2">
          <table:table-cell office:value-type="time" office:time-value="PT19H41M34S" table:style-name="ce5">
            <text:p>19:41:34</text:p>
          </table:table-cell>
          <table:table-cell office:value-type="time" office:time-value="PT19H41M35S" table:style-name="ce5">
            <text:p>19:41:35</text:p>
          </table:table-cell>
          <table:table-cell office:value-type="float" office:value="1011" table:style-name="ce1">
            <text:p>1011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5934999999999997E-2" table:formula="of:=[.C304]/1000*[.E304]" table:style-name="ce1">
            <text:p>0,085935</text:p>
          </table:table-cell>
          <table:table-cell table:number-columns-repeated="16378"/>
        </table:table-row>
        <table:table-row table:style-name="ro2">
          <table:table-cell office:value-type="time" office:time-value="PT19H41M35S" table:style-name="ce5">
            <text:p>19:41:35</text:p>
          </table:table-cell>
          <table:table-cell office:value-type="time" office:time-value="PT19H41M36S" table:style-name="ce5">
            <text:p>19:41:3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305]/1000*[.E305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9H41M36S" table:style-name="ce5">
            <text:p>19:41:36</text:p>
          </table:table-cell>
          <table:table-cell office:value-type="time" office:time-value="PT19H41M37S" table:style-name="ce5">
            <text:p>19:41:37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87999999999987E-2" table:formula="of:=[.C306]/1000*[.E306]" table:style-name="ce1">
            <text:p>0,076988</text:p>
          </table:table-cell>
          <table:table-cell table:number-columns-repeated="16378"/>
        </table:table-row>
        <table:table-row table:style-name="ro2">
          <table:table-cell office:value-type="time" office:time-value="PT19H41M37S" table:style-name="ce5">
            <text:p>19:41:37</text:p>
          </table:table-cell>
          <table:table-cell office:value-type="time" office:time-value="PT19H41M38S" table:style-name="ce5">
            <text:p>19:41:3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307]/1000*[.E307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9H41M38S" table:style-name="ce5">
            <text:p>19:41:38</text:p>
          </table:table-cell>
          <table:table-cell office:value-type="time" office:time-value="PT19H41M39S" table:style-name="ce5">
            <text:p>19:41:3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52" table:style-name="ce1">
            <text:p>0,152</text:p>
          </table:table-cell>
          <table:table-cell office:value-type="float" office:value="0.15382399999999999" table:formula="of:=[.C308]/1000*[.E308]" table:style-name="ce1">
            <text:p>0,153824</text:p>
          </table:table-cell>
          <table:table-cell table:number-columns-repeated="16378"/>
        </table:table-row>
        <table:table-row table:style-name="ro2">
          <table:table-cell office:value-type="time" office:time-value="PT19H41M39S" table:style-name="ce5">
            <text:p>19:41:39</text:p>
          </table:table-cell>
          <table:table-cell office:value-type="time" office:time-value="PT19H41M40S" table:style-name="ce5">
            <text:p>19:41:40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3500000000000001" table:style-name="ce1">
            <text:p>0,135</text:p>
          </table:table-cell>
          <table:table-cell office:value-type="float" office:value="0.13675499999999999" table:formula="of:=[.C309]/1000*[.E309]" table:style-name="ce1">
            <text:p>0,136755</text:p>
          </table:table-cell>
          <table:table-cell table:number-columns-repeated="16378"/>
        </table:table-row>
        <table:table-row table:style-name="ro2">
          <table:table-cell office:value-type="time" office:time-value="PT19H41M40S" table:style-name="ce5">
            <text:p>19:41:40</text:p>
          </table:table-cell>
          <table:table-cell office:value-type="time" office:time-value="PT19H41M41S" table:style-name="ce5">
            <text:p>19:41:4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8" table:style-name="ce1">
            <text:p>0,108</text:p>
          </table:table-cell>
          <table:table-cell office:value-type="float" office:value="0.109296" table:formula="of:=[.C310]/1000*[.E310]" table:style-name="ce1">
            <text:p>0,109296</text:p>
          </table:table-cell>
          <table:table-cell table:number-columns-repeated="16378"/>
        </table:table-row>
        <table:table-row table:style-name="ro2">
          <table:table-cell office:value-type="time" office:time-value="PT19H41M41S" table:style-name="ce5">
            <text:p>19:41:41</text:p>
          </table:table-cell>
          <table:table-cell office:value-type="time" office:time-value="PT19H41M42S" table:style-name="ce5">
            <text:p>19:41:4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5" table:style-name="ce1">
            <text:p>0,115</text:p>
          </table:table-cell>
          <table:table-cell office:value-type="float" office:value="0.11638000000000001" table:formula="of:=[.C311]/1000*[.E311]" table:style-name="ce1">
            <text:p>0,11638</text:p>
          </table:table-cell>
          <table:table-cell table:number-columns-repeated="16378"/>
        </table:table-row>
        <table:table-row table:style-name="ro2">
          <table:table-cell office:value-type="time" office:time-value="PT19H41M42S" table:style-name="ce5">
            <text:p>19:41:42</text:p>
          </table:table-cell>
          <table:table-cell office:value-type="time" office:time-value="PT19H41M43S" table:style-name="ce5">
            <text:p>19:41:4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312]/1000*[.E312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9H41M43S" table:style-name="ce5">
            <text:p>19:41:43</text:p>
          </table:table-cell>
          <table:table-cell office:value-type="time" office:time-value="PT19H41M44S" table:style-name="ce5">
            <text:p>19:41:4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7.4887999999999996E-2" table:formula="of:=[.C313]/1000*[.E313]" table:style-name="ce1">
            <text:p>0,074888</text:p>
          </table:table-cell>
          <table:table-cell table:number-columns-repeated="16378"/>
        </table:table-row>
        <table:table-row table:style-name="ro2">
          <table:table-cell office:value-type="time" office:time-value="PT19H41M44S" table:style-name="ce5">
            <text:p>19:41:44</text:p>
          </table:table-cell>
          <table:table-cell office:value-type="time" office:time-value="PT19H41M45S" table:style-name="ce5">
            <text:p>19:41:4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314]/1000*[.E314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9H41M45S" table:style-name="ce5">
            <text:p>19:41:45</text:p>
          </table:table-cell>
          <table:table-cell office:value-type="time" office:time-value="PT19H41M46S" table:style-name="ce5">
            <text:p>19:41:4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7.4961999999999987E-2" table:formula="of:=[.C315]/1000*[.E315]" table:style-name="ce1">
            <text:p>0,074962</text:p>
          </table:table-cell>
          <table:table-cell table:number-columns-repeated="16378"/>
        </table:table-row>
        <table:table-row table:style-name="ro2">
          <table:table-cell office:value-type="time" office:time-value="PT19H41M46S" table:style-name="ce5">
            <text:p>19:41:46</text:p>
          </table:table-cell>
          <table:table-cell office:value-type="time" office:time-value="PT19H41M47S" table:style-name="ce5">
            <text:p>19:41:4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316]/1000*[.E316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9H41M47S" table:style-name="ce5">
            <text:p>19:41:47</text:p>
          </table:table-cell>
          <table:table-cell office:value-type="time" office:time-value="PT19H41M48S" table:style-name="ce5">
            <text:p>19:41:4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4" table:style-name="ce1">
            <text:p>0,114</text:p>
          </table:table-cell>
          <table:table-cell office:value-type="float" office:value="0.11536800000000001" table:formula="of:=[.C317]/1000*[.E317]" table:style-name="ce1">
            <text:p>0,115368</text:p>
          </table:table-cell>
          <table:table-cell table:number-columns-repeated="16378"/>
        </table:table-row>
        <table:table-row table:style-name="ro2">
          <table:table-cell office:value-type="time" office:time-value="PT19H41M48S" table:style-name="ce5">
            <text:p>19:41:48</text:p>
          </table:table-cell>
          <table:table-cell office:value-type="time" office:time-value="PT19H41M49S" table:style-name="ce5">
            <text:p>19:41:4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318]/1000*[.E318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9H41M49S" table:style-name="ce5">
            <text:p>19:41:49</text:p>
          </table:table-cell>
          <table:table-cell office:value-type="time" office:time-value="PT19H41M50S" table:style-name="ce5">
            <text:p>19:41:5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319]/1000*[.E319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9H41M50S" table:style-name="ce5">
            <text:p>19:41:50</text:p>
          </table:table-cell>
          <table:table-cell office:value-type="time" office:time-value="PT19H41M51S" table:style-name="ce5">
            <text:p>19:41:5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247999999999987E-2" table:formula="of:=[.C320]/1000*[.E320]" table:style-name="ce1">
            <text:p>0,097248</text:p>
          </table:table-cell>
          <table:table-cell table:number-columns-repeated="16378"/>
        </table:table-row>
        <table:table-row table:style-name="ro2">
          <table:table-cell office:value-type="time" office:time-value="PT19H41M51S" table:style-name="ce5">
            <text:p>19:41:51</text:p>
          </table:table-cell>
          <table:table-cell office:value-type="time" office:time-value="PT19H41M52S" table:style-name="ce5">
            <text:p>19:41:5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21200000000001" table:formula="of:=[.C321]/1000*[.E321]" table:style-name="ce1">
            <text:p>0,102212</text:p>
          </table:table-cell>
          <table:table-cell table:number-columns-repeated="16378"/>
        </table:table-row>
        <table:table-row table:style-name="ro2">
          <table:table-cell office:value-type="time" office:time-value="PT19H41M52S" table:style-name="ce5">
            <text:p>19:41:52</text:p>
          </table:table-cell>
          <table:table-cell office:value-type="time" office:time-value="PT19H41M53S" table:style-name="ce5">
            <text:p>19:41:5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21200000000001" table:formula="of:=[.C322]/1000*[.E322]" table:style-name="ce1">
            <text:p>0,102212</text:p>
          </table:table-cell>
          <table:table-cell table:number-columns-repeated="16378"/>
        </table:table-row>
        <table:table-row table:style-name="ro2">
          <table:table-cell office:value-type="time" office:time-value="PT19H41M53S" table:style-name="ce5">
            <text:p>19:41:53</text:p>
          </table:table-cell>
          <table:table-cell office:value-type="time" office:time-value="PT19H41M54S" table:style-name="ce5">
            <text:p>19:41:5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6" table:style-name="ce1">
            <text:p>0,106</text:p>
          </table:table-cell>
          <table:table-cell office:value-type="float" office:value="0.10727199999999999" table:formula="of:=[.C323]/1000*[.E323]" table:style-name="ce1">
            <text:p>0,107272</text:p>
          </table:table-cell>
          <table:table-cell table:number-columns-repeated="16378"/>
        </table:table-row>
        <table:table-row table:style-name="ro2">
          <table:table-cell office:value-type="time" office:time-value="PT19H41M54S" table:style-name="ce5">
            <text:p>19:41:54</text:p>
          </table:table-cell>
          <table:table-cell office:value-type="time" office:time-value="PT19H41M55S" table:style-name="ce5">
            <text:p>19:41:5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0.11739200000000001" table:formula="of:=[.C324]/1000*[.E324]" table:style-name="ce1">
            <text:p>0,117392</text:p>
          </table:table-cell>
          <table:table-cell table:number-columns-repeated="16378"/>
        </table:table-row>
        <table:table-row table:style-name="ro2">
          <table:table-cell office:value-type="time" office:time-value="PT19H41M55S" table:style-name="ce5">
            <text:p>19:41:55</text:p>
          </table:table-cell>
          <table:table-cell office:value-type="time" office:time-value="PT19H41M56S" table:style-name="ce5">
            <text:p>19:41:5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1999999999999995E-2" table:style-name="ce1">
            <text:p>0,072</text:p>
          </table:table-cell>
          <table:table-cell office:value-type="float" office:value="7.2935999999999987E-2" table:formula="of:=[.C325]/1000*[.E325]" table:style-name="ce1">
            <text:p>0,072936</text:p>
          </table:table-cell>
          <table:table-cell table:number-columns-repeated="16378"/>
        </table:table-row>
        <table:table-row table:style-name="ro2">
          <table:table-cell office:value-type="time" office:time-value="PT19H41M56S" table:style-name="ce5">
            <text:p>19:41:56</text:p>
          </table:table-cell>
          <table:table-cell office:value-type="time" office:time-value="PT19H41M57S" table:style-name="ce5">
            <text:p>19:41:57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326]/1000*[.E326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9H41M57S" table:style-name="ce5">
            <text:p>19:41:57</text:p>
          </table:table-cell>
          <table:table-cell office:value-type="time" office:time-value="PT19H41M58S" table:style-name="ce5">
            <text:p>19:41:5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7.4887999999999996E-2" table:formula="of:=[.C327]/1000*[.E327]" table:style-name="ce1">
            <text:p>0,074888</text:p>
          </table:table-cell>
          <table:table-cell table:number-columns-repeated="16378"/>
        </table:table-row>
        <table:table-row table:style-name="ro2">
          <table:table-cell office:value-type="time" office:time-value="PT19H41M58S" table:style-name="ce5">
            <text:p>19:41:58</text:p>
          </table:table-cell>
          <table:table-cell office:value-type="time" office:time-value="PT19H41M59S" table:style-name="ce5">
            <text:p>19:41:5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328]/1000*[.E328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9H41M59S" table:style-name="ce5">
            <text:p>19:41:59</text:p>
          </table:table-cell>
          <table:table-cell office:value-type="time" office:time-value="PT19H42M0S" table:style-name="ce5">
            <text:p>19:42:0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329]/1000*[.E329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9H42M0S" table:style-name="ce5">
            <text:p>19:42:00</text:p>
          </table:table-cell>
          <table:table-cell office:value-type="time" office:time-value="PT19H42M1S" table:style-name="ce5">
            <text:p>19:42:0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330]/1000*[.E330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9H42M1S" table:style-name="ce5">
            <text:p>19:42:01</text:p>
          </table:table-cell>
          <table:table-cell office:value-type="time" office:time-value="PT19H42M2S" table:style-name="ce5">
            <text:p>19:42:0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2999999999999995E-2" table:style-name="ce1">
            <text:p>0,073</text:p>
          </table:table-cell>
          <table:table-cell office:value-type="float" office:value="7.3875999999999997E-2" table:formula="of:=[.C331]/1000*[.E331]" table:style-name="ce1">
            <text:p>0,073876</text:p>
          </table:table-cell>
          <table:table-cell table:number-columns-repeated="16378"/>
        </table:table-row>
        <table:table-row table:style-name="ro2">
          <table:table-cell office:value-type="time" office:time-value="PT19H42M2S" table:style-name="ce5">
            <text:p>19:42:02</text:p>
          </table:table-cell>
          <table:table-cell office:value-type="time" office:time-value="PT19H42M3S" table:style-name="ce5">
            <text:p>19:42:03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7.9948000000000005E-2" table:formula="of:=[.C332]/1000*[.E332]" table:style-name="ce1">
            <text:p>0,079948</text:p>
          </table:table-cell>
          <table:table-cell table:number-columns-repeated="16378"/>
        </table:table-row>
        <table:table-row table:style-name="ro2">
          <table:table-cell office:value-type="time" office:time-value="PT19H42M3S" table:style-name="ce5">
            <text:p>19:42:03</text:p>
          </table:table-cell>
          <table:table-cell office:value-type="time" office:time-value="PT19H42M4S" table:style-name="ce5">
            <text:p>19:42:0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333]/1000*[.E333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9H42M4S" table:style-name="ce5">
            <text:p>19:42:04</text:p>
          </table:table-cell>
          <table:table-cell office:value-type="time" office:time-value="PT19H42M5S" table:style-name="ce5">
            <text:p>19:42:05</text:p>
          </table:table-cell>
          <table:table-cell office:value-type="float" office:value="1011" table:style-name="ce1">
            <text:p>1011</text:p>
          </table:table-cell>
          <table:table-cell office:value-type="float" office:value="0.247" table:style-name="ce1">
            <text:p>0,247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0.11828699999999999" table:formula="of:=[.C334]/1000*[.E334]" table:style-name="ce1">
            <text:p>0,118287</text:p>
          </table:table-cell>
          <table:table-cell table:number-columns-repeated="16378"/>
        </table:table-row>
        <table:table-row table:style-name="ro2">
          <table:table-cell office:value-type="time" office:time-value="PT19H42M5S" table:style-name="ce5">
            <text:p>19:42:05</text:p>
          </table:table-cell>
          <table:table-cell office:value-type="time" office:time-value="PT19H42M6S" table:style-name="ce5">
            <text:p>19:42:06</text:p>
          </table:table-cell>
          <table:table-cell office:value-type="float" office:value="1011" table:style-name="ce1">
            <text:p>1011</text:p>
          </table:table-cell>
          <table:table-cell office:value-type="float" office:value="0.247" table:style-name="ce1">
            <text:p>0,247</text:p>
          </table:table-cell>
          <table:table-cell office:value-type="float" office:value="0.128" table:style-name="ce1">
            <text:p>0,128</text:p>
          </table:table-cell>
          <table:table-cell office:value-type="float" office:value="0.129408" table:formula="of:=[.C335]/1000*[.E335]" table:style-name="ce1">
            <text:p>0,129408</text:p>
          </table:table-cell>
          <table:table-cell table:number-columns-repeated="16378"/>
        </table:table-row>
        <table:table-row table:style-name="ro2">
          <table:table-cell office:value-type="time" office:time-value="PT19H42M6S" table:style-name="ce5">
            <text:p>19:42:06</text:p>
          </table:table-cell>
          <table:table-cell office:value-type="time" office:time-value="PT19H42M7S" table:style-name="ce5">
            <text:p>19:42:07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.106" table:style-name="ce1">
            <text:p>0,106</text:p>
          </table:table-cell>
          <table:table-cell office:value-type="float" office:value="0.10727199999999999" table:formula="of:=[.C336]/1000*[.E336]" table:style-name="ce1">
            <text:p>0,107272</text:p>
          </table:table-cell>
          <table:table-cell table:number-columns-repeated="16378"/>
        </table:table-row>
        <table:table-row table:style-name="ro2">
          <table:table-cell office:value-type="time" office:time-value="PT19H42M7S" table:style-name="ce5">
            <text:p>19:42:07</text:p>
          </table:table-cell>
          <table:table-cell office:value-type="time" office:time-value="PT19H42M8S" table:style-name="ce5">
            <text:p>19:42:0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0.11739200000000001" table:formula="of:=[.C337]/1000*[.E337]" table:style-name="ce1">
            <text:p>0,117392</text:p>
          </table:table-cell>
          <table:table-cell table:number-columns-repeated="16378"/>
        </table:table-row>
        <table:table-row table:style-name="ro2">
          <table:table-cell office:value-type="time" office:time-value="PT19H42M8S" table:style-name="ce5">
            <text:p>19:42:08</text:p>
          </table:table-cell>
          <table:table-cell office:value-type="time" office:time-value="PT19H42M9S" table:style-name="ce5">
            <text:p>19:42:0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7.4887999999999996E-2" table:formula="of:=[.C338]/1000*[.E338]" table:style-name="ce1">
            <text:p>0,074888</text:p>
          </table:table-cell>
          <table:table-cell table:number-columns-repeated="16378"/>
        </table:table-row>
        <table:table-row table:style-name="ro2">
          <table:table-cell office:value-type="time" office:time-value="PT19H42M9S" table:style-name="ce5">
            <text:p>19:42:09</text:p>
          </table:table-cell>
          <table:table-cell office:value-type="time" office:time-value="PT19H42M10S" table:style-name="ce5">
            <text:p>19:42:1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339]/1000*[.E339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9H42M10S" table:style-name="ce5">
            <text:p>19:42:10</text:p>
          </table:table-cell>
          <table:table-cell office:value-type="time" office:time-value="PT19H42M11S" table:style-name="ce5">
            <text:p>19:42:1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340]/1000*[.E340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9H42M11S" table:style-name="ce5">
            <text:p>19:42:11</text:p>
          </table:table-cell>
          <table:table-cell office:value-type="time" office:time-value="PT19H42M12S" table:style-name="ce5">
            <text:p>19:42:1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341]/1000*[.E341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42M12S" table:style-name="ce5">
            <text:p>19:42:12</text:p>
          </table:table-cell>
          <table:table-cell office:value-type="time" office:time-value="PT19H42M13S" table:style-name="ce5">
            <text:p>19:42:1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156999999999987E-2" table:formula="of:=[.C342]/1000*[.E342]" table:style-name="ce1">
            <text:p>0,090157</text:p>
          </table:table-cell>
          <table:table-cell table:number-columns-repeated="16378"/>
        </table:table-row>
        <table:table-row table:style-name="ro2">
          <table:table-cell office:value-type="time" office:time-value="PT19H42M13S" table:style-name="ce5">
            <text:p>19:42:13</text:p>
          </table:table-cell>
          <table:table-cell office:value-type="time" office:time-value="PT19H42M14S" table:style-name="ce5">
            <text:p>19:42:1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343]/1000*[.E343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9H42M14S" table:style-name="ce5">
            <text:p>19:42:14</text:p>
          </table:table-cell>
          <table:table-cell office:value-type="time" office:time-value="PT19H42M15S" table:style-name="ce5">
            <text:p>19:42:1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21200000000001" table:formula="of:=[.C344]/1000*[.E344]" table:style-name="ce1">
            <text:p>0,102212</text:p>
          </table:table-cell>
          <table:table-cell table:number-columns-repeated="16378"/>
        </table:table-row>
        <table:table-row table:style-name="ro2">
          <table:table-cell office:value-type="time" office:time-value="PT19H42M15S" table:style-name="ce5">
            <text:p>19:42:15</text:p>
          </table:table-cell>
          <table:table-cell office:value-type="time" office:time-value="PT19H42M16S" table:style-name="ce5">
            <text:p>19:42:16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345]/1000*[.E345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9H42M16S" table:style-name="ce5">
            <text:p>19:42:16</text:p>
          </table:table-cell>
          <table:table-cell office:value-type="time" office:time-value="PT19H42M17S" table:style-name="ce5">
            <text:p>19:42:17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067999999999995E-2" table:formula="of:=[.C346]/1000*[.E346]" table:style-name="ce1">
            <text:p>0,090068</text:p>
          </table:table-cell>
          <table:table-cell table:number-columns-repeated="16378"/>
        </table:table-row>
        <table:table-row table:style-name="ro2">
          <table:table-cell office:value-type="time" office:time-value="PT19H42M17S" table:style-name="ce5">
            <text:p>19:42:17</text:p>
          </table:table-cell>
          <table:table-cell office:value-type="time" office:time-value="PT19H42M18S" table:style-name="ce5">
            <text:p>19:42:1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.104236" table:formula="of:=[.C347]/1000*[.E347]" table:style-name="ce1">
            <text:p>0,104236</text:p>
          </table:table-cell>
          <table:table-cell table:number-columns-repeated="16378"/>
        </table:table-row>
        <table:table-row table:style-name="ro2">
          <table:table-cell office:value-type="time" office:time-value="PT19H42M18S" table:style-name="ce5">
            <text:p>19:42:18</text:p>
          </table:table-cell>
          <table:table-cell office:value-type="time" office:time-value="PT19H42M19S" table:style-name="ce5">
            <text:p>19:42:1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5" table:style-name="ce1">
            <text:p>0,105</text:p>
          </table:table-cell>
          <table:table-cell office:value-type="float" office:value="0.10636499999999999" table:formula="of:=[.C348]/1000*[.E348]" table:style-name="ce1">
            <text:p>0,106365</text:p>
          </table:table-cell>
          <table:table-cell table:number-columns-repeated="16378"/>
        </table:table-row>
        <table:table-row table:style-name="ro2">
          <table:table-cell office:value-type="time" office:time-value="PT19H42M19S" table:style-name="ce5">
            <text:p>19:42:19</text:p>
          </table:table-cell>
          <table:table-cell office:value-type="time" office:time-value="PT19H42M20S" table:style-name="ce5">
            <text:p>19:42:2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5" table:style-name="ce1">
            <text:p>0,15</text:p>
          </table:table-cell>
          <table:table-cell office:value-type="float" office:value="0.15179999999999999" table:formula="of:=[.C349]/1000*[.E349]" table:style-name="ce1">
            <text:p>0,1518</text:p>
          </table:table-cell>
          <table:table-cell table:number-columns-repeated="16378"/>
        </table:table-row>
        <table:table-row table:style-name="ro2">
          <table:table-cell office:value-type="time" office:time-value="PT19H42M20S" table:style-name="ce5">
            <text:p>19:42:20</text:p>
          </table:table-cell>
          <table:table-cell office:value-type="time" office:time-value="PT19H42M21S" table:style-name="ce5">
            <text:p>19:42:2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5" table:style-name="ce1">
            <text:p>0,105</text:p>
          </table:table-cell>
          <table:table-cell office:value-type="float" office:value="0.10625999999999999" table:formula="of:=[.C350]/1000*[.E350]" table:style-name="ce1">
            <text:p>0,10626</text:p>
          </table:table-cell>
          <table:table-cell table:number-columns-repeated="16378"/>
        </table:table-row>
        <table:table-row table:style-name="ro2">
          <table:table-cell office:value-type="time" office:time-value="PT19H42M21S" table:style-name="ce5">
            <text:p>19:42:21</text:p>
          </table:table-cell>
          <table:table-cell office:value-type="time" office:time-value="PT19H42M22S" table:style-name="ce5">
            <text:p>19:42:2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11999999999994E-2" table:formula="of:=[.C351]/1000*[.E351]" table:style-name="ce1">
            <text:p>0,076912</text:p>
          </table:table-cell>
          <table:table-cell table:number-columns-repeated="16378"/>
        </table:table-row>
        <table:table-row table:style-name="ro2">
          <table:table-cell office:value-type="time" office:time-value="PT19H42M22S" table:style-name="ce5">
            <text:p>19:42:22</text:p>
          </table:table-cell>
          <table:table-cell office:value-type="time" office:time-value="PT19H42M23S" table:style-name="ce5">
            <text:p>19:42:2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3066000000000001E-2" table:formula="of:=[.C352]/1000*[.E352]" table:style-name="ce1">
            <text:p>0,083066</text:p>
          </table:table-cell>
          <table:table-cell table:number-columns-repeated="16378"/>
        </table:table-row>
        <table:table-row table:style-name="ro2">
          <table:table-cell office:value-type="time" office:time-value="PT19H42M23S" table:style-name="ce5">
            <text:p>19:42:23</text:p>
          </table:table-cell>
          <table:table-cell office:value-type="time" office:time-value="PT19H42M24S" table:style-name="ce5">
            <text:p>19:42:24</text:p>
          </table:table-cell>
          <table:table-cell office:value-type="float" office:value="1015" table:style-name="ce1">
            <text:p>1015</text:p>
          </table:table-cell>
          <table:table-cell office:value-type="float" office:value="0.246" table:style-name="ce1">
            <text:p>0,246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260000000000002E-2" table:formula="of:=[.C353]/1000*[.E353]" table:style-name="ce1">
            <text:p>0,08526</text:p>
          </table:table-cell>
          <table:table-cell table:number-columns-repeated="16378"/>
        </table:table-row>
        <table:table-row table:style-name="ro2">
          <table:table-cell office:value-type="time" office:time-value="PT19H42M24S" table:style-name="ce5">
            <text:p>19:42:24</text:p>
          </table:table-cell>
          <table:table-cell office:value-type="time" office:time-value="PT19H42M25S" table:style-name="ce5">
            <text:p>19:42:2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273999999999987E-2" table:formula="of:=[.C354]/1000*[.E354]" table:style-name="ce1">
            <text:p>0,099274</text:p>
          </table:table-cell>
          <table:table-cell table:number-columns-repeated="16378"/>
        </table:table-row>
        <table:table-row table:style-name="ro2">
          <table:table-cell office:value-type="time" office:time-value="PT19H42M25S" table:style-name="ce5">
            <text:p>19:42:25</text:p>
          </table:table-cell>
          <table:table-cell office:value-type="time" office:time-value="PT19H42M26S" table:style-name="ce5">
            <text:p>19:42:2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355]/1000*[.E355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9H42M26S" table:style-name="ce5">
            <text:p>19:42:26</text:p>
          </table:table-cell>
          <table:table-cell office:value-type="time" office:time-value="PT19H42M27S" table:style-name="ce5">
            <text:p>19:42:2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3" table:style-name="ce1">
            <text:p>0,13</text:p>
          </table:table-cell>
          <table:table-cell office:value-type="float" office:value="0.13156000000000001" table:formula="of:=[.C356]/1000*[.E356]" table:style-name="ce1">
            <text:p>0,13156</text:p>
          </table:table-cell>
          <table:table-cell table:number-columns-repeated="16378"/>
        </table:table-row>
        <table:table-row table:style-name="ro2">
          <table:table-cell office:value-type="time" office:time-value="PT19H42M27S" table:style-name="ce5">
            <text:p>19:42:27</text:p>
          </table:table-cell>
          <table:table-cell office:value-type="time" office:time-value="PT19H42M28S" table:style-name="ce5">
            <text:p>19:42:28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357]/1000*[.E357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9H42M28S" table:style-name="ce5">
            <text:p>19:42:28</text:p>
          </table:table-cell>
          <table:table-cell office:value-type="time" office:time-value="PT19H42M29S" table:style-name="ce5">
            <text:p>19:42:2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8.0026999999999987E-2" table:formula="of:=[.C358]/1000*[.E358]" table:style-name="ce1">
            <text:p>0,080027</text:p>
          </table:table-cell>
          <table:table-cell table:number-columns-repeated="16378"/>
        </table:table-row>
        <table:table-row table:style-name="ro2">
          <table:table-cell office:value-type="time" office:time-value="PT19H42M29S" table:style-name="ce5">
            <text:p>19:42:29</text:p>
          </table:table-cell>
          <table:table-cell office:value-type="time" office:time-value="PT19H42M30S" table:style-name="ce5">
            <text:p>19:42:3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359]/1000*[.E359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9H42M30S" table:style-name="ce5">
            <text:p>19:42:30</text:p>
          </table:table-cell>
          <table:table-cell office:value-type="time" office:time-value="PT19H42M31S" table:style-name="ce5">
            <text:p>19:42:3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21200000000001" table:formula="of:=[.C360]/1000*[.E360]" table:style-name="ce1">
            <text:p>0,102212</text:p>
          </table:table-cell>
          <table:table-cell table:number-columns-repeated="16378"/>
        </table:table-row>
        <table:table-row table:style-name="ro2">
          <table:table-cell office:value-type="time" office:time-value="PT19H42M31S" table:style-name="ce5">
            <text:p>19:42:31</text:p>
          </table:table-cell>
          <table:table-cell office:value-type="time" office:time-value="PT19H42M32S" table:style-name="ce5">
            <text:p>19:42:3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2" table:style-name="ce1">
            <text:p>0,12</text:p>
          </table:table-cell>
          <table:table-cell office:value-type="float" office:value="0.12155999999999999" table:formula="of:=[.C361]/1000*[.E361]" table:style-name="ce1">
            <text:p>0,12156</text:p>
          </table:table-cell>
          <table:table-cell table:number-columns-repeated="16378"/>
        </table:table-row>
        <table:table-row table:style-name="ro2">
          <table:table-cell office:value-type="time" office:time-value="PT19H42M32S" table:style-name="ce5">
            <text:p>19:42:32</text:p>
          </table:table-cell>
          <table:table-cell office:value-type="time" office:time-value="PT19H42M33S" table:style-name="ce5">
            <text:p>19:42:3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7.9948000000000005E-2" table:formula="of:=[.C362]/1000*[.E362]" table:style-name="ce1">
            <text:p>0,079948</text:p>
          </table:table-cell>
          <table:table-cell table:number-columns-repeated="16378"/>
        </table:table-row>
        <table:table-row table:style-name="ro2">
          <table:table-cell office:value-type="time" office:time-value="PT19H42M33S" table:style-name="ce5">
            <text:p>19:42:33</text:p>
          </table:table-cell>
          <table:table-cell office:value-type="time" office:time-value="PT19H42M35S" table:style-name="ce5">
            <text:p>19:42:3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363]/1000*[.E363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9H42M35S" table:style-name="ce5">
            <text:p>19:42:35</text:p>
          </table:table-cell>
          <table:table-cell office:value-type="time" office:time-value="PT19H42M36S" table:style-name="ce5">
            <text:p>19:42:3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364]/1000*[.E364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9H42M36S" table:style-name="ce5">
            <text:p>19:42:36</text:p>
          </table:table-cell>
          <table:table-cell office:value-type="time" office:time-value="PT19H42M37S" table:style-name="ce5">
            <text:p>19:42:3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365]/1000*[.E365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9H42M37S" table:style-name="ce5">
            <text:p>19:42:37</text:p>
          </table:table-cell>
          <table:table-cell office:value-type="time" office:time-value="PT19H42M38S" table:style-name="ce5">
            <text:p>19:42:3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366]/1000*[.E366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9H42M38S" table:style-name="ce5">
            <text:p>19:42:38</text:p>
          </table:table-cell>
          <table:table-cell office:value-type="time" office:time-value="PT19H42M39S" table:style-name="ce5">
            <text:p>19:42:3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367]/1000*[.E367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42M39S" table:style-name="ce5">
            <text:p>19:42:39</text:p>
          </table:table-cell>
          <table:table-cell office:value-type="time" office:time-value="PT19H42M40S" table:style-name="ce5">
            <text:p>19:42:4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9" table:style-name="ce1">
            <text:p>0,109</text:p>
          </table:table-cell>
          <table:table-cell office:value-type="float" office:value="0.110308" table:formula="of:=[.C368]/1000*[.E368]" table:style-name="ce1">
            <text:p>0,110308</text:p>
          </table:table-cell>
          <table:table-cell table:number-columns-repeated="16378"/>
        </table:table-row>
        <table:table-row table:style-name="ro2">
          <table:table-cell office:value-type="time" office:time-value="PT19H42M40S" table:style-name="ce5">
            <text:p>19:42:40</text:p>
          </table:table-cell>
          <table:table-cell office:value-type="time" office:time-value="PT19H42M41S" table:style-name="ce5">
            <text:p>19:42:41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369]/1000*[.E369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9H42M41S" table:style-name="ce5">
            <text:p>19:42:41</text:p>
          </table:table-cell>
          <table:table-cell office:value-type="time" office:time-value="PT19H42M42S" table:style-name="ce5">
            <text:p>19:42:4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370]/1000*[.E370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9H42M42S" table:style-name="ce5">
            <text:p>19:42:42</text:p>
          </table:table-cell>
          <table:table-cell office:value-type="time" office:time-value="PT19H42M43S" table:style-name="ce5">
            <text:p>19:42:43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105000000000001E-2" table:formula="of:=[.C371]/1000*[.E371]" table:style-name="ce1">
            <text:p>0,086105</text:p>
          </table:table-cell>
          <table:table-cell table:number-columns-repeated="16378"/>
        </table:table-row>
        <table:table-row table:style-name="ro2">
          <table:table-cell office:value-type="time" office:time-value="PT19H42M43S" table:style-name="ce5">
            <text:p>19:42:43</text:p>
          </table:table-cell>
          <table:table-cell office:value-type="time" office:time-value="PT19H42M44S" table:style-name="ce5">
            <text:p>19:42:44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372]/1000*[.E372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42M44S" table:style-name="ce5">
            <text:p>19:42:44</text:p>
          </table:table-cell>
          <table:table-cell office:value-type="time" office:time-value="PT19H42M45S" table:style-name="ce5">
            <text:p>19:42:4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23" table:style-name="ce1">
            <text:p>0,123</text:p>
          </table:table-cell>
          <table:table-cell office:value-type="float" office:value="0.124476" table:formula="of:=[.C373]/1000*[.E373]" table:style-name="ce1">
            <text:p>0,124476</text:p>
          </table:table-cell>
          <table:table-cell table:number-columns-repeated="16378"/>
        </table:table-row>
        <table:table-row table:style-name="ro2">
          <table:table-cell office:value-type="time" office:time-value="PT19H42M45S" table:style-name="ce5">
            <text:p>19:42:45</text:p>
          </table:table-cell>
          <table:table-cell office:value-type="time" office:time-value="PT19H42M46S" table:style-name="ce5">
            <text:p>19:42:4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374]/1000*[.E374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9H42M46S" table:style-name="ce5">
            <text:p>19:42:46</text:p>
          </table:table-cell>
          <table:table-cell office:value-type="time" office:time-value="PT19H42M47S" table:style-name="ce5">
            <text:p>19:42:47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7.9948000000000005E-2" table:formula="of:=[.C375]/1000*[.E375]" table:style-name="ce1">
            <text:p>0,079948</text:p>
          </table:table-cell>
          <table:table-cell table:number-columns-repeated="16378"/>
        </table:table-row>
        <table:table-row table:style-name="ro2">
          <table:table-cell office:value-type="time" office:time-value="PT19H42M47S" table:style-name="ce5">
            <text:p>19:42:47</text:p>
          </table:table-cell>
          <table:table-cell office:value-type="time" office:time-value="PT19H42M48S" table:style-name="ce5">
            <text:p>19:42:4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376]/1000*[.E376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9H42M48S" table:style-name="ce5">
            <text:p>19:42:48</text:p>
          </table:table-cell>
          <table:table-cell office:value-type="time" office:time-value="PT19H42M49S" table:style-name="ce5">
            <text:p>19:42:49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377]/1000*[.E377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9H42M49S" table:style-name="ce5">
            <text:p>19:42:49</text:p>
          </table:table-cell>
          <table:table-cell office:value-type="time" office:time-value="PT19H42M50S" table:style-name="ce5">
            <text:p>19:42:5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140000000000003E-2" table:formula="of:=[.C378]/1000*[.E378]" table:style-name="ce1">
            <text:p>0,09614</text:p>
          </table:table-cell>
          <table:table-cell table:number-columns-repeated="16378"/>
        </table:table-row>
        <table:table-row table:style-name="ro2">
          <table:table-cell office:value-type="time" office:time-value="PT19H42M50S" table:style-name="ce5">
            <text:p>19:42:50</text:p>
          </table:table-cell>
          <table:table-cell office:value-type="time" office:time-value="PT19H42M51S" table:style-name="ce5">
            <text:p>19:42:5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379]/1000*[.E379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9H42M51S" table:style-name="ce5">
            <text:p>19:42:51</text:p>
          </table:table-cell>
          <table:table-cell office:value-type="time" office:time-value="PT19H42M52S" table:style-name="ce5">
            <text:p>19:42:5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152000000000002E-2" table:formula="of:=[.C380]/1000*[.E380]" table:style-name="ce1">
            <text:p>0,097152</text:p>
          </table:table-cell>
          <table:table-cell table:number-columns-repeated="16378"/>
        </table:table-row>
        <table:table-row table:style-name="ro2">
          <table:table-cell office:value-type="time" office:time-value="PT19H42M52S" table:style-name="ce5">
            <text:p>19:42:52</text:p>
          </table:table-cell>
          <table:table-cell office:value-type="time" office:time-value="PT19H42M53S" table:style-name="ce5">
            <text:p>19:42:5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188" table:formula="of:=[.C381]/1000*[.E381]" table:style-name="ce1">
            <text:p>0,100188</text:p>
          </table:table-cell>
          <table:table-cell table:number-columns-repeated="16378"/>
        </table:table-row>
        <table:table-row table:style-name="ro2">
          <table:table-cell office:value-type="time" office:time-value="PT19H42M53S" table:style-name="ce5">
            <text:p>19:42:53</text:p>
          </table:table-cell>
          <table:table-cell office:value-type="time" office:time-value="PT19H42M54S" table:style-name="ce5">
            <text:p>19:42:5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382]/1000*[.E382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9H42M54S" table:style-name="ce5">
            <text:p>19:42:54</text:p>
          </table:table-cell>
          <table:table-cell office:value-type="time" office:time-value="PT19H42M55S" table:style-name="ce5">
            <text:p>19:42:5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92000000000001E-2" table:formula="of:=[.C383]/1000*[.E383]" table:style-name="ce1">
            <text:p>0,085092</text:p>
          </table:table-cell>
          <table:table-cell table:number-columns-repeated="16378"/>
        </table:table-row>
        <table:table-row table:style-name="ro2">
          <table:table-cell office:value-type="time" office:time-value="PT19H42M55S" table:style-name="ce5">
            <text:p>19:42:55</text:p>
          </table:table-cell>
          <table:table-cell office:value-type="time" office:time-value="PT19H42M56S" table:style-name="ce5">
            <text:p>19:42:5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3500000000000001" table:style-name="ce1">
            <text:p>0,135</text:p>
          </table:table-cell>
          <table:table-cell office:value-type="float" office:value="0.13662000000000002" table:formula="of:=[.C384]/1000*[.E384]" table:style-name="ce1">
            <text:p>0,13662</text:p>
          </table:table-cell>
          <table:table-cell table:number-columns-repeated="16378"/>
        </table:table-row>
        <table:table-row table:style-name="ro2">
          <table:table-cell office:value-type="time" office:time-value="PT19H42M56S" table:style-name="ce5">
            <text:p>19:42:56</text:p>
          </table:table-cell>
          <table:table-cell office:value-type="time" office:time-value="PT19H42M57S" table:style-name="ce5">
            <text:p>19:42:5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385]/1000*[.E385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9H42M57S" table:style-name="ce5">
            <text:p>19:42:57</text:p>
          </table:table-cell>
          <table:table-cell office:value-type="time" office:time-value="PT19H42M58S" table:style-name="ce5">
            <text:p>19:42:58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6" table:style-name="ce1">
            <text:p>0,106</text:p>
          </table:table-cell>
          <table:table-cell office:value-type="float" office:value="0.10737799999999999" table:formula="of:=[.C386]/1000*[.E386]" table:style-name="ce1">
            <text:p>0,107378</text:p>
          </table:table-cell>
          <table:table-cell table:number-columns-repeated="16378"/>
        </table:table-row>
        <table:table-row table:style-name="ro2">
          <table:table-cell office:value-type="time" office:time-value="PT19H42M58S" table:style-name="ce5">
            <text:p>19:42:58</text:p>
          </table:table-cell>
          <table:table-cell office:value-type="time" office:time-value="PT19H42M59S" table:style-name="ce5">
            <text:p>19:42:5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387]/1000*[.E387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9H42M59S" table:style-name="ce5">
            <text:p>19:42:59</text:p>
          </table:table-cell>
          <table:table-cell office:value-type="time" office:time-value="PT19H43M0S" table:style-name="ce5">
            <text:p>19:43:0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3066000000000001E-2" table:formula="of:=[.C388]/1000*[.E388]" table:style-name="ce1">
            <text:p>0,083066</text:p>
          </table:table-cell>
          <table:table-cell table:number-columns-repeated="16378"/>
        </table:table-row>
        <table:table-row table:style-name="ro2">
          <table:table-cell office:value-type="time" office:time-value="PT19H43M0S" table:style-name="ce5">
            <text:p>19:43:00</text:p>
          </table:table-cell>
          <table:table-cell office:value-type="time" office:time-value="PT19H43M1S" table:style-name="ce5">
            <text:p>19:43:0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389]/1000*[.E389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43M1S" table:style-name="ce5">
            <text:p>19:43:01</text:p>
          </table:table-cell>
          <table:table-cell office:value-type="time" office:time-value="PT19H43M2S" table:style-name="ce5">
            <text:p>19:43:02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390]/1000*[.E390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9H43M2S" table:style-name="ce5">
            <text:p>19:43:02</text:p>
          </table:table-cell>
          <table:table-cell office:value-type="time" office:time-value="PT19H43M3S" table:style-name="ce5">
            <text:p>19:43:0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391]/1000*[.E391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9H43M3S" table:style-name="ce5">
            <text:p>19:43:03</text:p>
          </table:table-cell>
          <table:table-cell office:value-type="time" office:time-value="PT19H43M4S" table:style-name="ce5">
            <text:p>19:43:04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055999999999996E-2" table:formula="of:=[.C392]/1000*[.E392]" table:style-name="ce1">
            <text:p>0,089056</text:p>
          </table:table-cell>
          <table:table-cell table:number-columns-repeated="16378"/>
        </table:table-row>
        <table:table-row table:style-name="ro2">
          <table:table-cell office:value-type="time" office:time-value="PT19H43M4S" table:style-name="ce5">
            <text:p>19:43:04</text:p>
          </table:table-cell>
          <table:table-cell office:value-type="time" office:time-value="PT19H43M5S" table:style-name="ce5">
            <text:p>19:43:0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2" table:style-name="ce1">
            <text:p>0,12</text:p>
          </table:table-cell>
          <table:table-cell office:value-type="float" office:value="0.12143999999999999" table:formula="of:=[.C393]/1000*[.E393]" table:style-name="ce1">
            <text:p>0,12144</text:p>
          </table:table-cell>
          <table:table-cell table:number-columns-repeated="16378"/>
        </table:table-row>
        <table:table-row table:style-name="ro2">
          <table:table-cell office:value-type="time" office:time-value="PT19H43M5S" table:style-name="ce5">
            <text:p>19:43:05</text:p>
          </table:table-cell>
          <table:table-cell office:value-type="time" office:time-value="PT19H43M6S" table:style-name="ce5">
            <text:p>19:43:0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15" table:style-name="ce1">
            <text:p>0,115</text:p>
          </table:table-cell>
          <table:table-cell office:value-type="float" office:value="0.11649499999999999" table:formula="of:=[.C394]/1000*[.E394]" table:style-name="ce1">
            <text:p>0,116495</text:p>
          </table:table-cell>
          <table:table-cell table:number-columns-repeated="16378"/>
        </table:table-row>
        <table:table-row table:style-name="ro2">
          <table:table-cell office:value-type="time" office:time-value="PT19H43M6S" table:style-name="ce5">
            <text:p>19:43:06</text:p>
          </table:table-cell>
          <table:table-cell office:value-type="time" office:time-value="PT19H43M7S" table:style-name="ce5">
            <text:p>19:43:0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1" table:style-name="ce1">
            <text:p>0,111</text:p>
          </table:table-cell>
          <table:table-cell office:value-type="float" office:value="0.112332" table:formula="of:=[.C395]/1000*[.E395]" table:style-name="ce1">
            <text:p>0,112332</text:p>
          </table:table-cell>
          <table:table-cell table:number-columns-repeated="16378"/>
        </table:table-row>
        <table:table-row table:style-name="ro2">
          <table:table-cell office:value-type="time" office:time-value="PT19H43M7S" table:style-name="ce5">
            <text:p>19:43:07</text:p>
          </table:table-cell>
          <table:table-cell office:value-type="time" office:time-value="PT19H43M8S" table:style-name="ce5">
            <text:p>19:43:0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396]/1000*[.E396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9H43M8S" table:style-name="ce5">
            <text:p>19:43:08</text:p>
          </table:table-cell>
          <table:table-cell office:value-type="time" office:time-value="PT19H43M9S" table:style-name="ce5">
            <text:p>19:43:0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397]/1000*[.E397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9H43M9S" table:style-name="ce5">
            <text:p>19:43:09</text:p>
          </table:table-cell>
          <table:table-cell office:value-type="time" office:time-value="PT19H43M10S" table:style-name="ce5">
            <text:p>19:43:1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398]/1000*[.E398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9H43M10S" table:style-name="ce5">
            <text:p>19:43:10</text:p>
          </table:table-cell>
          <table:table-cell office:value-type="time" office:time-value="PT19H43M11S" table:style-name="ce5">
            <text:p>19:43:1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2053000000000001E-2" table:formula="of:=[.C399]/1000*[.E399]" table:style-name="ce1">
            <text:p>0,082053</text:p>
          </table:table-cell>
          <table:table-cell table:number-columns-repeated="16378"/>
        </table:table-row>
        <table:table-row table:style-name="ro2">
          <table:table-cell office:value-type="time" office:time-value="PT19H43M11S" table:style-name="ce5">
            <text:p>19:43:11</text:p>
          </table:table-cell>
          <table:table-cell office:value-type="time" office:time-value="PT19H43M12S" table:style-name="ce5">
            <text:p>19:43:1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400]/1000*[.E400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9H43M12S" table:style-name="ce5">
            <text:p>19:43:12</text:p>
          </table:table-cell>
          <table:table-cell office:value-type="time" office:time-value="PT19H43M13S" table:style-name="ce5">
            <text:p>19:43:1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0.11739200000000001" table:formula="of:=[.C401]/1000*[.E401]" table:style-name="ce1">
            <text:p>0,117392</text:p>
          </table:table-cell>
          <table:table-cell table:number-columns-repeated="16378"/>
        </table:table-row>
        <table:table-row table:style-name="ro2">
          <table:table-cell office:value-type="time" office:time-value="PT19H43M13S" table:style-name="ce5">
            <text:p>19:43:13</text:p>
          </table:table-cell>
          <table:table-cell office:value-type="time" office:time-value="PT19H43M14S" table:style-name="ce5">
            <text:p>19:43:1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402]/1000*[.E402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9H43M14S" table:style-name="ce5">
            <text:p>19:43:14</text:p>
          </table:table-cell>
          <table:table-cell office:value-type="time" office:time-value="PT19H43M15S" table:style-name="ce5">
            <text:p>19:43:1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95999999999987E-2" table:formula="of:=[.C403]/1000*[.E403]" table:style-name="ce1">
            <text:p>0,093196</text:p>
          </table:table-cell>
          <table:table-cell table:number-columns-repeated="16378"/>
        </table:table-row>
        <table:table-row table:style-name="ro2">
          <table:table-cell office:value-type="time" office:time-value="PT19H43M15S" table:style-name="ce5">
            <text:p>19:43:15</text:p>
          </table:table-cell>
          <table:table-cell office:value-type="time" office:time-value="PT19H43M16S" table:style-name="ce5">
            <text:p>19:43:1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404]/1000*[.E404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43M16S" table:style-name="ce5">
            <text:p>19:43:16</text:p>
          </table:table-cell>
          <table:table-cell office:value-type="time" office:time-value="PT19H43M17S" table:style-name="ce5">
            <text:p>19:43:17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152000000000002E-2" table:formula="of:=[.C405]/1000*[.E405]" table:style-name="ce1">
            <text:p>0,097152</text:p>
          </table:table-cell>
          <table:table-cell table:number-columns-repeated="16378"/>
        </table:table-row>
        <table:table-row table:style-name="ro2">
          <table:table-cell office:value-type="time" office:time-value="PT19H43M17S" table:style-name="ce5">
            <text:p>19:43:17</text:p>
          </table:table-cell>
          <table:table-cell office:value-type="time" office:time-value="PT19H43M18S" table:style-name="ce5">
            <text:p>19:43:1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116000000000005E-2" table:formula="of:=[.C406]/1000*[.E406]" table:style-name="ce1">
            <text:p>0,094116</text:p>
          </table:table-cell>
          <table:table-cell table:number-columns-repeated="16378"/>
        </table:table-row>
        <table:table-row table:style-name="ro2">
          <table:table-cell office:value-type="time" office:time-value="PT19H43M18S" table:style-name="ce5">
            <text:p>19:43:18</text:p>
          </table:table-cell>
          <table:table-cell office:value-type="time" office:time-value="PT19H43M19S" table:style-name="ce5">
            <text:p>19:43:19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,1</text:p>
          </table:table-cell>
          <table:table-cell office:value-type="float" office:value="0.10120000000000001" table:formula="of:=[.C407]/1000*[.E407]" table:style-name="ce1">
            <text:p>0,1012</text:p>
          </table:table-cell>
          <table:table-cell table:number-columns-repeated="16378"/>
        </table:table-row>
        <table:table-row table:style-name="ro2">
          <table:table-cell office:value-type="time" office:time-value="PT19H43M19S" table:style-name="ce5">
            <text:p>19:43:19</text:p>
          </table:table-cell>
          <table:table-cell office:value-type="time" office:time-value="PT19H43M20S" table:style-name="ce5">
            <text:p>19:43:2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51" table:style-name="ce1">
            <text:p>0,151</text:p>
          </table:table-cell>
          <table:table-cell office:value-type="float" office:value="0.152812" table:formula="of:=[.C408]/1000*[.E408]" table:style-name="ce1">
            <text:p>0,152812</text:p>
          </table:table-cell>
          <table:table-cell table:number-columns-repeated="16378"/>
        </table:table-row>
        <table:table-row table:style-name="ro2">
          <table:table-cell office:value-type="time" office:time-value="PT19H43M20S" table:style-name="ce5">
            <text:p>19:43:20</text:p>
          </table:table-cell>
          <table:table-cell office:value-type="time" office:time-value="PT19H43M21S" table:style-name="ce5">
            <text:p>19:43:2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409]/1000*[.E409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9H43M21S" table:style-name="ce5">
            <text:p>19:43:21</text:p>
          </table:table-cell>
          <table:table-cell office:value-type="time" office:time-value="PT19H43M22S" table:style-name="ce5">
            <text:p>19:43:2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2053000000000001E-2" table:formula="of:=[.C410]/1000*[.E410]" table:style-name="ce1">
            <text:p>0,082053</text:p>
          </table:table-cell>
          <table:table-cell table:number-columns-repeated="16378"/>
        </table:table-row>
        <table:table-row table:style-name="ro2">
          <table:table-cell office:value-type="time" office:time-value="PT19H43M22S" table:style-name="ce5">
            <text:p>19:43:22</text:p>
          </table:table-cell>
          <table:table-cell office:value-type="time" office:time-value="PT19H43M23S" table:style-name="ce5">
            <text:p>19:43:23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411]/1000*[.E411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9H43M23S" table:style-name="ce5">
            <text:p>19:43:23</text:p>
          </table:table-cell>
          <table:table-cell office:value-type="time" office:time-value="PT19H43M24S" table:style-name="ce5">
            <text:p>19:43:2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412]/1000*[.E412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9H43M24S" table:style-name="ce5">
            <text:p>19:43:24</text:p>
          </table:table-cell>
          <table:table-cell office:value-type="time" office:time-value="PT19H43M25S" table:style-name="ce5">
            <text:p>19:43:2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.104236" table:formula="of:=[.C413]/1000*[.E413]" table:style-name="ce1">
            <text:p>0,104236</text:p>
          </table:table-cell>
          <table:table-cell table:number-columns-repeated="16378"/>
        </table:table-row>
        <table:table-row table:style-name="ro2">
          <table:table-cell office:value-type="time" office:time-value="PT19H43M25S" table:style-name="ce5">
            <text:p>19:43:25</text:p>
          </table:table-cell>
          <table:table-cell office:value-type="time" office:time-value="PT19H43M26S" table:style-name="ce5">
            <text:p>19:43:2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414]/1000*[.E414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43M26S" table:style-name="ce5">
            <text:p>19:43:26</text:p>
          </table:table-cell>
          <table:table-cell office:value-type="time" office:time-value="PT19H43M27S" table:style-name="ce5">
            <text:p>19:43:2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0.12042799999999999" table:formula="of:=[.C415]/1000*[.E415]" table:style-name="ce1">
            <text:p>0,120428</text:p>
          </table:table-cell>
          <table:table-cell table:number-columns-repeated="16378"/>
        </table:table-row>
        <table:table-row table:style-name="ro2">
          <table:table-cell office:value-type="time" office:time-value="PT19H43M27S" table:style-name="ce5">
            <text:p>19:43:27</text:p>
          </table:table-cell>
          <table:table-cell office:value-type="time" office:time-value="PT19H43M28S" table:style-name="ce5">
            <text:p>19:43:28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8.0026999999999987E-2" table:formula="of:=[.C416]/1000*[.E416]" table:style-name="ce1">
            <text:p>0,080027</text:p>
          </table:table-cell>
          <table:table-cell table:number-columns-repeated="16378"/>
        </table:table-row>
        <table:table-row table:style-name="ro2">
          <table:table-cell office:value-type="time" office:time-value="PT19H43M28S" table:style-name="ce5">
            <text:p>19:43:28</text:p>
          </table:table-cell>
          <table:table-cell office:value-type="time" office:time-value="PT19H43M29S" table:style-name="ce5">
            <text:p>19:43:29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417]/1000*[.E417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43M29S" table:style-name="ce5">
            <text:p>19:43:29</text:p>
          </table:table-cell>
          <table:table-cell office:value-type="time" office:time-value="PT19H43M30S" table:style-name="ce5">
            <text:p>19:43:3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0.11739200000000001" table:formula="of:=[.C418]/1000*[.E418]" table:style-name="ce1">
            <text:p>0,117392</text:p>
          </table:table-cell>
          <table:table-cell table:number-columns-repeated="16378"/>
        </table:table-row>
        <table:table-row table:style-name="ro2">
          <table:table-cell office:value-type="time" office:time-value="PT19H43M30S" table:style-name="ce5">
            <text:p>19:43:30</text:p>
          </table:table-cell>
          <table:table-cell office:value-type="time" office:time-value="PT19H43M31S" table:style-name="ce5">
            <text:p>19:43:3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8" table:style-name="ce1">
            <text:p>0,108</text:p>
          </table:table-cell>
          <table:table-cell office:value-type="float" office:value="0.109296" table:formula="of:=[.C419]/1000*[.E419]" table:style-name="ce1">
            <text:p>0,109296</text:p>
          </table:table-cell>
          <table:table-cell table:number-columns-repeated="16378"/>
        </table:table-row>
        <table:table-row table:style-name="ro2">
          <table:table-cell office:value-type="time" office:time-value="PT19H43M31S" table:style-name="ce5">
            <text:p>19:43:31</text:p>
          </table:table-cell>
          <table:table-cell office:value-type="time" office:time-value="PT19H43M32S" table:style-name="ce5">
            <text:p>19:43:3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9" table:style-name="ce1">
            <text:p>0,109</text:p>
          </table:table-cell>
          <table:table-cell office:value-type="float" office:value="0.11041699999999999" table:formula="of:=[.C420]/1000*[.E420]" table:style-name="ce1">
            <text:p>0,110417</text:p>
          </table:table-cell>
          <table:table-cell table:number-columns-repeated="16378"/>
        </table:table-row>
        <table:table-row table:style-name="ro2">
          <table:table-cell office:value-type="time" office:time-value="PT19H43M32S" table:style-name="ce5">
            <text:p>19:43:32</text:p>
          </table:table-cell>
          <table:table-cell office:value-type="time" office:time-value="PT19H43M33S" table:style-name="ce5">
            <text:p>19:43:3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3" table:style-name="ce1">
            <text:p>0,113</text:p>
          </table:table-cell>
          <table:table-cell office:value-type="float" office:value="0.114356" table:formula="of:=[.C421]/1000*[.E421]" table:style-name="ce1">
            <text:p>0,114356</text:p>
          </table:table-cell>
          <table:table-cell table:number-columns-repeated="16378"/>
        </table:table-row>
        <table:table-row table:style-name="ro2">
          <table:table-cell office:value-type="time" office:time-value="PT19H43M33S" table:style-name="ce5">
            <text:p>19:43:33</text:p>
          </table:table-cell>
          <table:table-cell office:value-type="time" office:time-value="PT19H43M34S" table:style-name="ce5">
            <text:p>19:43:3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422]/1000*[.E422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9H43M34S" table:style-name="ce5">
            <text:p>19:43:34</text:p>
          </table:table-cell>
          <table:table-cell office:value-type="time" office:time-value="PT19H43M36S" table:style-name="ce5">
            <text:p>19:43:3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2984000000000002E-2" table:formula="of:=[.C423]/1000*[.E423]" table:style-name="ce1">
            <text:p>0,082984</text:p>
          </table:table-cell>
          <table:table-cell table:number-columns-repeated="16378"/>
        </table:table-row>
        <table:table-row table:style-name="ro2">
          <table:table-cell office:value-type="time" office:time-value="PT19H43M36S" table:style-name="ce5">
            <text:p>19:43:36</text:p>
          </table:table-cell>
          <table:table-cell office:value-type="time" office:time-value="PT19H43M37S" table:style-name="ce5">
            <text:p>19:43:3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424]/1000*[.E424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43M37S" table:style-name="ce5">
            <text:p>19:43:37</text:p>
          </table:table-cell>
          <table:table-cell office:value-type="time" office:time-value="PT19H43M38S" table:style-name="ce5">
            <text:p>19:43:3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425]/1000*[.E425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9H43M38S" table:style-name="ce5">
            <text:p>19:43:38</text:p>
          </table:table-cell>
          <table:table-cell office:value-type="time" office:time-value="PT19H43M39S" table:style-name="ce5">
            <text:p>19:43:3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188" table:formula="of:=[.C426]/1000*[.E426]" table:style-name="ce1">
            <text:p>0,100188</text:p>
          </table:table-cell>
          <table:table-cell table:number-columns-repeated="16378"/>
        </table:table-row>
        <table:table-row table:style-name="ro2">
          <table:table-cell office:value-type="time" office:time-value="PT19H43M39S" table:style-name="ce5">
            <text:p>19:43:39</text:p>
          </table:table-cell>
          <table:table-cell office:value-type="time" office:time-value="PT19H43M40S" table:style-name="ce5">
            <text:p>19:43:4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27" table:style-name="ce1">
            <text:p>0,127</text:p>
          </table:table-cell>
          <table:table-cell office:value-type="float" office:value="0.128524" table:formula="of:=[.C427]/1000*[.E427]" table:style-name="ce1">
            <text:p>0,128524</text:p>
          </table:table-cell>
          <table:table-cell table:number-columns-repeated="16378"/>
        </table:table-row>
        <table:table-row table:style-name="ro2">
          <table:table-cell office:value-type="time" office:time-value="PT19H43M40S" table:style-name="ce5">
            <text:p>19:43:40</text:p>
          </table:table-cell>
          <table:table-cell office:value-type="time" office:time-value="PT19H43M41S" table:style-name="ce5">
            <text:p>19:43:4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0.11941599999999999" table:formula="of:=[.C428]/1000*[.E428]" table:style-name="ce1">
            <text:p>0,119416</text:p>
          </table:table-cell>
          <table:table-cell table:number-columns-repeated="16378"/>
        </table:table-row>
        <table:table-row table:style-name="ro2">
          <table:table-cell office:value-type="time" office:time-value="PT19H43M41S" table:style-name="ce5">
            <text:p>19:43:41</text:p>
          </table:table-cell>
          <table:table-cell office:value-type="time" office:time-value="PT19H43M42S" table:style-name="ce5">
            <text:p>19:43:4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429]/1000*[.E429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9H43M42S" table:style-name="ce5">
            <text:p>19:43:42</text:p>
          </table:table-cell>
          <table:table-cell office:value-type="time" office:time-value="PT19H43M43S" table:style-name="ce5">
            <text:p>19:43:4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2984000000000002E-2" table:formula="of:=[.C430]/1000*[.E430]" table:style-name="ce1">
            <text:p>0,082984</text:p>
          </table:table-cell>
          <table:table-cell table:number-columns-repeated="16378"/>
        </table:table-row>
        <table:table-row table:style-name="ro2">
          <table:table-cell office:value-type="time" office:time-value="PT19H43M43S" table:style-name="ce5">
            <text:p>19:43:43</text:p>
          </table:table-cell>
          <table:table-cell office:value-type="time" office:time-value="PT19H43M44S" table:style-name="ce5">
            <text:p>19:43:44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431]/1000*[.E431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9H43M44S" table:style-name="ce5">
            <text:p>19:43:44</text:p>
          </table:table-cell>
          <table:table-cell office:value-type="time" office:time-value="PT19H43M45S" table:style-name="ce5">
            <text:p>19:43:4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152000000000002E-2" table:formula="of:=[.C432]/1000*[.E432]" table:style-name="ce1">
            <text:p>0,097152</text:p>
          </table:table-cell>
          <table:table-cell table:number-columns-repeated="16378"/>
        </table:table-row>
        <table:table-row table:style-name="ro2">
          <table:table-cell office:value-type="time" office:time-value="PT19H43M45S" table:style-name="ce5">
            <text:p>19:43:45</text:p>
          </table:table-cell>
          <table:table-cell office:value-type="time" office:time-value="PT19H43M46S" table:style-name="ce5">
            <text:p>19:43:46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,265</text:p>
          </table:table-cell>
          <table:table-cell office:value-type="float" office:value="0.26818000000000003" table:formula="of:=[.C433]/1000*[.E433]" table:style-name="ce1">
            <text:p>0,26818</text:p>
          </table:table-cell>
          <table:table-cell table:number-columns-repeated="16378"/>
        </table:table-row>
        <table:table-row table:style-name="ro2">
          <table:table-cell office:value-type="time" office:time-value="PT19H43M46S" table:style-name="ce5">
            <text:p>19:43:46</text:p>
          </table:table-cell>
          <table:table-cell office:value-type="time" office:time-value="PT19H43M47S" table:style-name="ce5">
            <text:p>19:43:4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8" table:style-name="ce1">
            <text:p>0,108</text:p>
          </table:table-cell>
          <table:table-cell office:value-type="float" office:value="0.109296" table:formula="of:=[.C434]/1000*[.E434]" table:style-name="ce1">
            <text:p>0,109296</text:p>
          </table:table-cell>
          <table:table-cell table:number-columns-repeated="16378"/>
        </table:table-row>
        <table:table-row table:style-name="ro2">
          <table:table-cell office:value-type="time" office:time-value="PT19H43M47S" table:style-name="ce5">
            <text:p>19:43:47</text:p>
          </table:table-cell>
          <table:table-cell office:value-type="time" office:time-value="PT19H43M48S" table:style-name="ce5">
            <text:p>19:43:4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5" table:style-name="ce1">
            <text:p>0,105</text:p>
          </table:table-cell>
          <table:table-cell office:value-type="float" office:value="0.10625999999999999" table:formula="of:=[.C435]/1000*[.E435]" table:style-name="ce1">
            <text:p>0,10626</text:p>
          </table:table-cell>
          <table:table-cell table:number-columns-repeated="16378"/>
        </table:table-row>
        <table:table-row table:style-name="ro2">
          <table:table-cell office:value-type="time" office:time-value="PT19H43M48S" table:style-name="ce5">
            <text:p>19:43:48</text:p>
          </table:table-cell>
          <table:table-cell office:value-type="time" office:time-value="PT19H43M49S" table:style-name="ce5">
            <text:p>19:43:49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87999999999987E-2" table:formula="of:=[.C436]/1000*[.E436]" table:style-name="ce1">
            <text:p>0,076988</text:p>
          </table:table-cell>
          <table:table-cell table:number-columns-repeated="16378"/>
        </table:table-row>
        <table:table-row table:style-name="ro2">
          <table:table-cell office:value-type="time" office:time-value="PT19H43M49S" table:style-name="ce5">
            <text:p>19:43:49</text:p>
          </table:table-cell>
          <table:table-cell office:value-type="time" office:time-value="PT19H43M50S" table:style-name="ce5">
            <text:p>19:43:5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437]/1000*[.E437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9H43M50S" table:style-name="ce5">
            <text:p>19:43:50</text:p>
          </table:table-cell>
          <table:table-cell office:value-type="time" office:time-value="PT19H43M51S" table:style-name="ce5">
            <text:p>19:43:5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130999999999987E-2" table:formula="of:=[.C438]/1000*[.E438]" table:style-name="ce1">
            <text:p>0,088131</text:p>
          </table:table-cell>
          <table:table-cell table:number-columns-repeated="16378"/>
        </table:table-row>
        <table:table-row table:style-name="ro2">
          <table:table-cell office:value-type="time" office:time-value="PT19H43M51S" table:style-name="ce5">
            <text:p>19:43:51</text:p>
          </table:table-cell>
          <table:table-cell office:value-type="time" office:time-value="PT19H43M52S" table:style-name="ce5">
            <text:p>19:43:52</text:p>
          </table:table-cell>
          <table:table-cell office:value-type="float" office:value="1011" table:style-name="ce1">
            <text:p>1011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795699999999998E-2" table:formula="of:=[.C439]/1000*[.E439]" table:style-name="ce1">
            <text:p>0,087957</text:p>
          </table:table-cell>
          <table:table-cell table:number-columns-repeated="16378"/>
        </table:table-row>
        <table:table-row table:style-name="ro2">
          <table:table-cell office:value-type="time" office:time-value="PT19H43M52S" table:style-name="ce5">
            <text:p>19:43:52</text:p>
          </table:table-cell>
          <table:table-cell office:value-type="time" office:time-value="PT19H43M53S" table:style-name="ce5">
            <text:p>19:43:5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440]/1000*[.E440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9H43M53S" table:style-name="ce5">
            <text:p>19:43:53</text:p>
          </table:table-cell>
          <table:table-cell office:value-type="time" office:time-value="PT19H43M54S" table:style-name="ce5">
            <text:p>19:43:5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4079000000000001E-2" table:formula="of:=[.C441]/1000*[.E441]" table:style-name="ce1">
            <text:p>0,084079</text:p>
          </table:table-cell>
          <table:table-cell table:number-columns-repeated="16378"/>
        </table:table-row>
        <table:table-row table:style-name="ro2">
          <table:table-cell office:value-type="time" office:time-value="PT19H43M54S" table:style-name="ce5">
            <text:p>19:43:54</text:p>
          </table:table-cell>
          <table:table-cell office:value-type="time" office:time-value="PT19H43M55S" table:style-name="ce5">
            <text:p>19:43:5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442]/1000*[.E442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9H43M55S" table:style-name="ce5">
            <text:p>19:43:55</text:p>
          </table:table-cell>
          <table:table-cell office:value-type="time" office:time-value="PT19H43M56S" table:style-name="ce5">
            <text:p>19:43:5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29" table:style-name="ce1">
            <text:p>0,129</text:p>
          </table:table-cell>
          <table:table-cell office:value-type="float" office:value="0.13067699999999999" table:formula="of:=[.C443]/1000*[.E443]" table:style-name="ce1">
            <text:p>0,130677</text:p>
          </table:table-cell>
          <table:table-cell table:number-columns-repeated="16378"/>
        </table:table-row>
        <table:table-row table:style-name="ro2">
          <table:table-cell office:value-type="time" office:time-value="PT19H43M56S" table:style-name="ce5">
            <text:p>19:43:56</text:p>
          </table:table-cell>
          <table:table-cell office:value-type="time" office:time-value="PT19H43M57S" table:style-name="ce5">
            <text:p>19:43:57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164000000000001E-2" table:formula="of:=[.C444]/1000*[.E444]" table:style-name="ce1">
            <text:p>0,098164</text:p>
          </table:table-cell>
          <table:table-cell table:number-columns-repeated="16378"/>
        </table:table-row>
        <table:table-row table:style-name="ro2">
          <table:table-cell office:value-type="time" office:time-value="PT19H43M57S" table:style-name="ce5">
            <text:p>19:43:57</text:p>
          </table:table-cell>
          <table:table-cell office:value-type="time" office:time-value="PT19H43M58S" table:style-name="ce5">
            <text:p>19:43:58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313" table:formula="of:=[.C445]/1000*[.E445]" table:style-name="ce1">
            <text:p>0,102313</text:p>
          </table:table-cell>
          <table:table-cell table:number-columns-repeated="16378"/>
        </table:table-row>
        <table:table-row table:style-name="ro2">
          <table:table-cell office:value-type="time" office:time-value="PT19H43M58S" table:style-name="ce5">
            <text:p>19:43:58</text:p>
          </table:table-cell>
          <table:table-cell office:value-type="time" office:time-value="PT19H43M59S" table:style-name="ce5">
            <text:p>19:43:5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446]/1000*[.E446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9H43M59S" table:style-name="ce5">
            <text:p>19:43:59</text:p>
          </table:table-cell>
          <table:table-cell office:value-type="time" office:time-value="PT19H44M0S" table:style-name="ce5">
            <text:p>19:44:0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0.12042799999999999" table:formula="of:=[.C447]/1000*[.E447]" table:style-name="ce1">
            <text:p>0,120428</text:p>
          </table:table-cell>
          <table:table-cell table:number-columns-repeated="16378"/>
        </table:table-row>
        <table:table-row table:style-name="ro2">
          <table:table-cell office:value-type="time" office:time-value="PT19H44M0S" table:style-name="ce5">
            <text:p>19:44:00</text:p>
          </table:table-cell>
          <table:table-cell office:value-type="time" office:time-value="PT19H44M1S" table:style-name="ce5">
            <text:p>19:44:0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7.4887999999999996E-2" table:formula="of:=[.C448]/1000*[.E448]" table:style-name="ce1">
            <text:p>0,074888</text:p>
          </table:table-cell>
          <table:table-cell table:number-columns-repeated="16378"/>
        </table:table-row>
        <table:table-row table:style-name="ro2">
          <table:table-cell office:value-type="time" office:time-value="PT19H44M1S" table:style-name="ce5">
            <text:p>19:44:01</text:p>
          </table:table-cell>
          <table:table-cell office:value-type="time" office:time-value="PT19H44M2S" table:style-name="ce5">
            <text:p>19:44:0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449]/1000*[.E449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9H44M2S" table:style-name="ce5">
            <text:p>19:44:02</text:p>
          </table:table-cell>
          <table:table-cell office:value-type="time" office:time-value="PT19H44M3S" table:style-name="ce5">
            <text:p>19:44:0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7.9948000000000005E-2" table:formula="of:=[.C450]/1000*[.E450]" table:style-name="ce1">
            <text:p>0,079948</text:p>
          </table:table-cell>
          <table:table-cell table:number-columns-repeated="16378"/>
        </table:table-row>
        <table:table-row table:style-name="ro2">
          <table:table-cell office:value-type="time" office:time-value="PT19H44M3S" table:style-name="ce5">
            <text:p>19:44:03</text:p>
          </table:table-cell>
          <table:table-cell office:value-type="time" office:time-value="PT19H44M4S" table:style-name="ce5">
            <text:p>19:44:0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451]/1000*[.E451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9H44M4S" table:style-name="ce5">
            <text:p>19:44:04</text:p>
          </table:table-cell>
          <table:table-cell office:value-type="time" office:time-value="PT19H44M5S" table:style-name="ce5">
            <text:p>19:44:05</text:p>
          </table:table-cell>
          <table:table-cell office:value-type="float" office:value="1011" table:style-name="ce1">
            <text:p>1011</text:p>
          </table:table-cell>
          <table:table-cell office:value-type="float" office:value="0.247" table:style-name="ce1">
            <text:p>0,247</text:p>
          </table:table-cell>
          <table:table-cell office:value-type="float" office:value="0.11" table:style-name="ce1">
            <text:p>0,11</text:p>
          </table:table-cell>
          <table:table-cell office:value-type="float" office:value="0.11120999999999999" table:formula="of:=[.C452]/1000*[.E452]" table:style-name="ce1">
            <text:p>0,11121</text:p>
          </table:table-cell>
          <table:table-cell table:number-columns-repeated="16378"/>
        </table:table-row>
        <table:table-row table:style-name="ro2">
          <table:table-cell office:value-type="time" office:time-value="PT19H44M5S" table:style-name="ce5">
            <text:p>19:44:05</text:p>
          </table:table-cell>
          <table:table-cell office:value-type="time" office:time-value="PT19H44M6S" table:style-name="ce5">
            <text:p>19:44:0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116000000000005E-2" table:formula="of:=[.C453]/1000*[.E453]" table:style-name="ce1">
            <text:p>0,094116</text:p>
          </table:table-cell>
          <table:table-cell table:number-columns-repeated="16378"/>
        </table:table-row>
        <table:table-row table:style-name="ro2">
          <table:table-cell office:value-type="time" office:time-value="PT19H44M6S" table:style-name="ce5">
            <text:p>19:44:06</text:p>
          </table:table-cell>
          <table:table-cell office:value-type="time" office:time-value="PT19H44M7S" table:style-name="ce5">
            <text:p>19:44:0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140000000000003E-2" table:formula="of:=[.C454]/1000*[.E454]" table:style-name="ce1">
            <text:p>0,09614</text:p>
          </table:table-cell>
          <table:table-cell table:number-columns-repeated="16378"/>
        </table:table-row>
        <table:table-row table:style-name="ro2">
          <table:table-cell office:value-type="time" office:time-value="PT19H44M7S" table:style-name="ce5">
            <text:p>19:44:07</text:p>
          </table:table-cell>
          <table:table-cell office:value-type="time" office:time-value="PT19H44M8S" table:style-name="ce5">
            <text:p>19:44:08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455]/1000*[.E455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9H44M8S" table:style-name="ce5">
            <text:p>19:44:08</text:p>
          </table:table-cell>
          <table:table-cell office:value-type="time" office:time-value="PT19H44M9S" table:style-name="ce5">
            <text:p>19:44:09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456]/1000*[.E456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9H44M9S" table:style-name="ce5">
            <text:p>19:44:09</text:p>
          </table:table-cell>
          <table:table-cell office:value-type="time" office:time-value="PT19H44M10S" table:style-name="ce5">
            <text:p>19:44:1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176E-2" table:formula="of:=[.C457]/1000*[.E457]" table:style-name="ce1">
            <text:p>0,099176</text:p>
          </table:table-cell>
          <table:table-cell table:number-columns-repeated="16378"/>
        </table:table-row>
        <table:table-row table:style-name="ro2">
          <table:table-cell office:value-type="time" office:time-value="PT19H44M10S" table:style-name="ce5">
            <text:p>19:44:10</text:p>
          </table:table-cell>
          <table:table-cell office:value-type="time" office:time-value="PT19H44M11S" table:style-name="ce5">
            <text:p>19:44:1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247999999999987E-2" table:formula="of:=[.C458]/1000*[.E458]" table:style-name="ce1">
            <text:p>0,097248</text:p>
          </table:table-cell>
          <table:table-cell table:number-columns-repeated="16378"/>
        </table:table-row>
        <table:table-row table:style-name="ro2">
          <table:table-cell office:value-type="time" office:time-value="PT19H44M11S" table:style-name="ce5">
            <text:p>19:44:11</text:p>
          </table:table-cell>
          <table:table-cell office:value-type="time" office:time-value="PT19H44M12S" table:style-name="ce5">
            <text:p>19:44:12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11999999999994E-2" table:formula="of:=[.C459]/1000*[.E459]" table:style-name="ce1">
            <text:p>0,076912</text:p>
          </table:table-cell>
          <table:table-cell table:number-columns-repeated="16378"/>
        </table:table-row>
        <table:table-row table:style-name="ro2">
          <table:table-cell office:value-type="time" office:time-value="PT19H44M12S" table:style-name="ce5">
            <text:p>19:44:12</text:p>
          </table:table-cell>
          <table:table-cell office:value-type="time" office:time-value="PT19H44M13S" table:style-name="ce5">
            <text:p>19:44:13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8000999999999987E-2" table:formula="of:=[.C460]/1000*[.E460]" table:style-name="ce1">
            <text:p>0,078001</text:p>
          </table:table-cell>
          <table:table-cell table:number-columns-repeated="16378"/>
        </table:table-row>
        <table:table-row table:style-name="ro2">
          <table:table-cell office:value-type="time" office:time-value="PT19H44M13S" table:style-name="ce5">
            <text:p>19:44:13</text:p>
          </table:table-cell>
          <table:table-cell office:value-type="time" office:time-value="PT19H44M14S" table:style-name="ce5">
            <text:p>19:44:1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11999999999994E-2" table:formula="of:=[.C461]/1000*[.E461]" table:style-name="ce1">
            <text:p>0,076912</text:p>
          </table:table-cell>
          <table:table-cell table:number-columns-repeated="16378"/>
        </table:table-row>
        <table:table-row table:style-name="ro2">
          <table:table-cell office:value-type="time" office:time-value="PT19H44M14S" table:style-name="ce5">
            <text:p>19:44:14</text:p>
          </table:table-cell>
          <table:table-cell office:value-type="time" office:time-value="PT19H44M15S" table:style-name="ce5">
            <text:p>19:44:1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2984000000000002E-2" table:formula="of:=[.C462]/1000*[.E462]" table:style-name="ce1">
            <text:p>0,082984</text:p>
          </table:table-cell>
          <table:table-cell table:number-columns-repeated="16378"/>
        </table:table-row>
        <table:table-row table:style-name="ro2">
          <table:table-cell office:value-type="time" office:time-value="PT19H44M15S" table:style-name="ce5">
            <text:p>19:44:15</text:p>
          </table:table-cell>
          <table:table-cell office:value-type="time" office:time-value="PT19H44M16S" table:style-name="ce5">
            <text:p>19:44:16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463]/1000*[.E463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9H44M16S" table:style-name="ce5">
            <text:p>19:44:16</text:p>
          </table:table-cell>
          <table:table-cell office:value-type="time" office:time-value="PT19H44M17S" table:style-name="ce5">
            <text:p>19:44:1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464]/1000*[.E464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9H44M17S" table:style-name="ce5">
            <text:p>19:44:17</text:p>
          </table:table-cell>
          <table:table-cell office:value-type="time" office:time-value="PT19H44M18S" table:style-name="ce5">
            <text:p>19:44:1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465]/1000*[.E465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9H44M18S" table:style-name="ce5">
            <text:p>19:44:18</text:p>
          </table:table-cell>
          <table:table-cell office:value-type="time" office:time-value="PT19H44M19S" table:style-name="ce5">
            <text:p>19:44:1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140000000000003E-2" table:formula="of:=[.C466]/1000*[.E466]" table:style-name="ce1">
            <text:p>0,09614</text:p>
          </table:table-cell>
          <table:table-cell table:number-columns-repeated="16378"/>
        </table:table-row>
        <table:table-row table:style-name="ro2">
          <table:table-cell office:value-type="time" office:time-value="PT19H44M19S" table:style-name="ce5">
            <text:p>19:44:19</text:p>
          </table:table-cell>
          <table:table-cell office:value-type="time" office:time-value="PT19H44M20S" table:style-name="ce5">
            <text:p>19:44:2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176E-2" table:formula="of:=[.C467]/1000*[.E467]" table:style-name="ce1">
            <text:p>0,099176</text:p>
          </table:table-cell>
          <table:table-cell table:number-columns-repeated="16378"/>
        </table:table-row>
        <table:table-row table:style-name="ro2">
          <table:table-cell office:value-type="time" office:time-value="PT19H44M20S" table:style-name="ce5">
            <text:p>19:44:20</text:p>
          </table:table-cell>
          <table:table-cell office:value-type="time" office:time-value="PT19H44M21S" table:style-name="ce5">
            <text:p>19:44:2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9013999999999987E-2" table:formula="of:=[.C468]/1000*[.E468]" table:style-name="ce1">
            <text:p>0,079014</text:p>
          </table:table-cell>
          <table:table-cell table:number-columns-repeated="16378"/>
        </table:table-row>
        <table:table-row table:style-name="ro2">
          <table:table-cell office:value-type="time" office:time-value="PT19H44M21S" table:style-name="ce5">
            <text:p>19:44:21</text:p>
          </table:table-cell>
          <table:table-cell office:value-type="time" office:time-value="PT19H44M22S" table:style-name="ce5">
            <text:p>19:44:2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469]/1000*[.E469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9H44M22S" table:style-name="ce5">
            <text:p>19:44:22</text:p>
          </table:table-cell>
          <table:table-cell office:value-type="time" office:time-value="PT19H44M23S" table:style-name="ce5">
            <text:p>19:44:2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470]/1000*[.E470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9H44M23S" table:style-name="ce5">
            <text:p>19:44:23</text:p>
          </table:table-cell>
          <table:table-cell office:value-type="time" office:time-value="PT19H44M24S" table:style-name="ce5">
            <text:p>19:44:2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247999999999987E-2" table:formula="of:=[.C471]/1000*[.E471]" table:style-name="ce1">
            <text:p>0,097248</text:p>
          </table:table-cell>
          <table:table-cell table:number-columns-repeated="16378"/>
        </table:table-row>
        <table:table-row table:style-name="ro2">
          <table:table-cell office:value-type="time" office:time-value="PT19H44M24S" table:style-name="ce5">
            <text:p>19:44:24</text:p>
          </table:table-cell>
          <table:table-cell office:value-type="time" office:time-value="PT19H44M25S" table:style-name="ce5">
            <text:p>19:44:2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0.11840400000000001" table:formula="of:=[.C472]/1000*[.E472]" table:style-name="ce1">
            <text:p>0,118404</text:p>
          </table:table-cell>
          <table:table-cell table:number-columns-repeated="16378"/>
        </table:table-row>
        <table:table-row table:style-name="ro2">
          <table:table-cell office:value-type="time" office:time-value="PT19H44M25S" table:style-name="ce5">
            <text:p>19:44:25</text:p>
          </table:table-cell>
          <table:table-cell office:value-type="time" office:time-value="PT19H44M26S" table:style-name="ce5">
            <text:p>19:44:26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067999999999995E-2" table:formula="of:=[.C473]/1000*[.E473]" table:style-name="ce1">
            <text:p>0,090068</text:p>
          </table:table-cell>
          <table:table-cell table:number-columns-repeated="16378"/>
        </table:table-row>
        <table:table-row table:style-name="ro1">
          <table:table-cell table:number-columns-repeated="4" table:style-name="ce2"/>
          <table:table-cell office:value-type="string" table:style-name="ce2">
            <text:p>Total energy</text:p>
          </table:table-cell>
          <table:table-cell office:value-type="float" office:value="19.340110000000013" table:formula="of:=SUM([.F271:.F473])" table:style-name="ce2">
            <text:p>19,34011</text:p>
          </table:table-cell>
          <table:table-cell table:number-columns-repeated="16378" table:style-name="ce2"/>
        </table:table-row>
        <table:table-row table:number-rows-repeated="104810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ennifer</dc:creator>
    <meta:creation-date>2024-04-24T11:32:22Z</meta:creation-date>
    <dc:date>2024-04-30T14:54:01Z</dc:date>
    <meta:editing-cycles>3</meta:editing-cycles>
    <meta:editing-duration>PT455S</meta:editing-duration>
  </office:meta>
</office:document-meta>
</file>